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4902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6.6472in"/>
    </style:style>
    <style:style style:name="co15" style:family="table-column">
      <style:table-column-properties fo:break-before="auto" style:column-width="6.733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6.7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07"/>
    <style:style style:name="ce5" style:family="table-cell" style:parent-style-name="Default" style:data-style-name="N2"/>
    <style:style style:name="ce6" style:family="table-cell" style:parent-style-name="Default" style:data-style-name="N4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00" style:font-name="JetBrains Mono" fo:font-weight="normal" style:font-name-asian="JetBrains Mono" style:font-weight-asian="normal" style:font-name-complex="JetBrains Mono" style:font-weight-complex="normal"/>
    </style:style>
    <style:style style:name="ce9" style:family="table-cell" style:parent-style-name="Default" style:data-style-name="N121">
      <style:text-properties fo:color="#c9211e"/>
    </style:style>
    <style:style style:name="ce10" style:family="table-cell" style:parent-style-name="Default" style:data-style-name="N4">
      <style:text-properties fo:color="#c9211e"/>
    </style:style>
    <style:style style:name="ce1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114in" svg:height="3.002in" svg:x="5.8339in" svg:y="2.5102in">
            <draw:object draw:notify-on-update-of-ranges="Sheet1.C10:Sheet1.C26 Sheet1.D10:Sheet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772in" svg:height="2.7941in" svg:x="0.5634in" svg:y="144.5559in">
            <draw:object draw:notify-on-update-of-ranges="Sheet1.A797:Sheet1.A797 Sheet1.B797:Sheet1.M7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Speedup Fact" draw:style-name="gr1" draw:text-style-name="P1" svg:width="5.0031in" svg:height="2.8142in" svg:x="5.976in" svg:y="144.5598in">
            <draw:object draw:notify-on-update-of-ranges="Sheet1.B798:Sheet1.K7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2839in" svg:height="2.7402in" svg:x="11.4307in" svg:y="144.5646in">
            <draw:object draw:notify-on-update-of-ranges="Sheet1.B799:Sheet1.K7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0" table:default-cell-style-name="Default"/>
        <table:table-column table:style-name="co17" table:default-cell-style-name="Default"/>
        <table:table-column table:style-name="co16" table:number-columns-repeated="97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Effect of Compression Rate On Processing Speed For 18,216 Files, 7.16GB</text:p>
          </table:table-cell>
          <table:covered-table-cell table:number-columns-repeated="11" table:style-name="ce1"/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Set Name</text:p>
          </table:table-cell>
          <table:table-cell table:style-name="ce1" office:value-type="string" calcext:value-type="string">
            <text:p>File List</text:p>
          </table:table-cell>
          <table:table-cell table:style-name="ce1" office:value-type="string" calcext:value-type="string">
            <text:p>File Count</text:p>
          </table:table-cell>
          <table:table-cell table:style-name="ce1" office:value-type="string" calcext:value-type="string">
            <text:p>Total Chars</text:p>
          </table:table-cell>
          <table:table-cell table:style-name="ce1" office:value-type="string" calcext:value-type="string">
            <text:p>Average File Size</text:p>
          </table:table-cell>
          <table:table-cell table:style-name="ce1" office:value-type="string" calcext:value-type="string">
            <text:p>Min File Size</text:p>
          </table:table-cell>
          <table:table-cell table:style-name="ce1" office:value-type="string" calcext:value-type="string">
            <text:p>Max File Size</text:p>
          </table:table-cell>
          <table:table-cell/>
          <table:table-cell table:style-name="ce1" table:number-columns-repeated="3"/>
          <table:table-cell/>
          <table:table-cell table:style-name="ce1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Gutenberg</text:p>
          </table:table-cell>
          <table:table-cell office:value-type="string" calcext:value-type="string">
            <text:p>data/allfiles.txt</text:p>
          </table:table-cell>
          <table:table-cell office:value-type="float" office:value="18216" calcext:value-type="float">
            <text:p>18216</text:p>
          </table:table-cell>
          <table:table-cell table:style-name="ce8" office:value-type="float" office:value="7166984763" calcext:value-type="float">
            <text:p>7166984763</text:p>
          </table:table-cell>
          <table:table-cell table:formula="of:=[.D7]/[.C7]" office:value-type="float" office:value="393444.486330698" calcext:value-type="float">
            <text:p>393444.486330698</text:p>
          </table:table-cell>
          <table:table-cell office:value-type="float" office:value="274" calcext:value-type="float">
            <text:p>274</text:p>
          </table:table-cell>
          <table:table-cell office:value-type="float" office:value="12261833" calcext:value-type="float">
            <text:p>122618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7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1" table:number-columns-repeated="1017"/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75" calcext:value-type="float">
            <text:p>2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00" calcext:value-type="float">
            <text:p>700</text:p>
          </table:table-cell>
          <table:table-cell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00" calcext:value-type="float">
            <text:p>11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00" calcext:value-type="float">
            <text:p>12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00" calcext:value-type="float">
            <text:p>13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Mean Secs</text:p>
          </table:table-cell>
          <table:table-cell table:formula="of:=AVERAGE([.D11:.D26])" office:value-type="float" office:value="276.375" calcext:value-type="float">
            <text:p>276.3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Min Secs</text:p>
          </table:table-cell>
          <table:table-cell table:formula="of:=MIN([.D11:.D26])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Max Secs</text:p>
          </table:table-cell>
          <table:table-cell table:formula="of:=MAX([.D11:.D26])"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dev Secs</text:p>
          </table:table-cell>
          <table:table-cell table:formula="of:=STDEV([.D11:.D26])" office:value-type="float" office:value="7.99895826550766" calcext:value-type="float">
            <text:p>7.9989582655076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Summary Of Estimation Accuracy For Text Files In Size Range 24,762 to 18,391 Characters Using C=51, N=17</text:p>
          </table:table-cell>
          <table:covered-table-cell table:number-columns-repeated="12" table:style-name="ce1"/>
          <table:table-cell table:style-name="ce1" table:number-columns-repeated="1011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8302" calcext:value-type="float">
            <text:p>8302</text:p>
          </table:table-cell>
          <table:table-cell office:value-type="float" office:value="6386" calcext:value-type="float">
            <text:p>6386</text:p>
          </table:table-cell>
          <table:table-cell office:value-type="float" office:value="-1.067" calcext:value-type="float">
            <text:p>-1.067</text:p>
          </table:table-cell>
          <table:table-cell office:value-type="float" office:value="0.178" calcext:value-type="float">
            <text:p>0.17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5" calcext:value-type="float">
            <text:p>0.335</text:p>
          </table:table-cell>
          <table:table-cell office:value-type="float" office:value="2100.84" calcext:value-type="float">
            <text:p>2100.84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3523" calcext:value-type="float">
            <text:p>3523</text:p>
          </table:table-cell>
          <table:table-cell office:value-type="float" office:value="2710" calcext:value-type="float">
            <text:p>2710</text:p>
          </table:table-cell>
          <table:table-cell office:value-type="float" office:value="-2.081" calcext:value-type="float">
            <text:p>-2.081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657" calcext:value-type="float">
            <text:p>0.657</text:p>
          </table:table-cell>
          <table:table-cell office:value-type="float" office:value="2347.418" calcext:value-type="float">
            <text:p>2347.418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3365" calcext:value-type="float">
            <text:p>3365</text:p>
          </table:table-cell>
          <table:table-cell office:value-type="float" office:value="2588" calcext:value-type="float">
            <text:p>2588</text:p>
          </table:table-cell>
          <table:table-cell office:value-type="float" office:value="-1.321" calcext:value-type="float">
            <text:p>-1.321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1" calcext:value-type="float">
            <text:p>0.11</text:p>
          </table:table-cell>
          <table:table-cell office:value-type="float" office:value="0.649" calcext:value-type="float">
            <text:p>0.649</text:p>
          </table:table-cell>
          <table:table-cell office:value-type="float" office:value="2032.52" calcext:value-type="float">
            <text:p>2032.52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2107" calcext:value-type="float">
            <text:p>2107</text:p>
          </table:table-cell>
          <table:table-cell office:value-type="float" office:value="1620" calcext:value-type="float">
            <text:p>1620</text:p>
          </table:table-cell>
          <table:table-cell office:value-type="float" office:value="-1.482" calcext:value-type="float">
            <text:p>-1.482</text:p>
          </table:table-cell>
          <table:table-cell office:value-type="float" office:value="-0.14" calcext:value-type="float">
            <text:p>-0.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73" calcext:value-type="float">
            <text:p>0.773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2147" calcext:value-type="float">
            <text:p>2147</text:p>
          </table:table-cell>
          <table:table-cell office:value-type="float" office:value="1651" calcext:value-type="float">
            <text:p>1651</text:p>
          </table:table-cell>
          <table:table-cell office:value-type="float" office:value="-1.537" calcext:value-type="float">
            <text:p>-1.537</text:p>
          </table:table-cell>
          <table:table-cell office:value-type="float" office:value="-0.183" calcext:value-type="float">
            <text:p>-0.183</text:p>
          </table:table-cell>
          <table:table-cell office:value-type="float" office:value="0.068" calcext:value-type="float">
            <text:p>0.068</text:p>
          </table:table-cell>
          <table:table-cell office:value-type="float" office:value="0.814" calcext:value-type="float">
            <text:p>0.814</text:p>
          </table:table-cell>
          <table:table-cell office:value-type="float" office:value="2747.253" calcext:value-type="float">
            <text:p>2747.253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2526" calcext:value-type="float">
            <text:p>2526</text:p>
          </table:table-cell>
          <table:table-cell office:value-type="float" office:value="1943" calcext:value-type="float">
            <text:p>1943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82" calcext:value-type="float">
            <text:p>0.082</text:p>
          </table:table-cell>
          <table:table-cell office:value-type="float" office:value="0.838" calcext:value-type="float">
            <text:p>0.838</text:p>
          </table:table-cell>
          <table:table-cell office:value-type="float" office:value="2369.668" calcext:value-type="float">
            <text:p>2369.668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4501" calcext:value-type="float">
            <text:p>4501</text:p>
          </table:table-cell>
          <table:table-cell office:value-type="float" office:value="3462" calcext:value-type="float">
            <text:p>3462</text:p>
          </table:table-cell>
          <table:table-cell office:value-type="float" office:value="-1.396" calcext:value-type="float">
            <text:p>-1.396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92" calcext:value-type="float">
            <text:p>0.892</text:p>
          </table:table-cell>
          <table:table-cell office:value-type="float" office:value="3067.485" calcext:value-type="float">
            <text:p>3067.485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3066" calcext:value-type="float">
            <text:p>3066</text:p>
          </table:table-cell>
          <table:table-cell office:value-type="float" office:value="2358" calcext:value-type="float">
            <text:p>2358</text:p>
          </table:table-cell>
          <table:table-cell office:value-type="float" office:value="-1.873" calcext:value-type="float">
            <text:p>-1.873</text:p>
          </table:table-cell>
          <table:table-cell office:value-type="float" office:value="-0.441" calcext:value-type="float">
            <text:p>-0.4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786" calcext:value-type="float">
            <text:p>0.786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240" calcext:value-type="float">
            <text:p>8240</text:p>
          </table:table-cell>
          <table:table-cell office:value-type="float" office:value="6338" calcext:value-type="float">
            <text:p>6338</text:p>
          </table:table-cell>
          <table:table-cell office:value-type="float" office:value="-1.221" calcext:value-type="float">
            <text:p>-1.221</text:p>
          </table:table-cell>
          <table:table-cell office:value-type="float" office:value="0.06" calcext:value-type="float">
            <text:p>0.06</text:p>
          </table:table-cell>
          <table:table-cell office:value-type="float" office:value="0.295" calcext:value-type="float">
            <text:p>0.295</text:p>
          </table:table-cell>
          <table:table-cell office:value-type="float" office:value="1.082" calcext:value-type="float">
            <text:p>1.082</text:p>
          </table:table-cell>
          <table:table-cell office:value-type="float" office:value="3676.471" calcext:value-type="float">
            <text:p>3676.471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361" calcext:value-type="float">
            <text:p>5361</text:p>
          </table:table-cell>
          <table:table-cell office:value-type="float" office:value="4123" calcext:value-type="float">
            <text:p>4123</text:p>
          </table:table-cell>
          <table:table-cell office:value-type="float" office:value="-1.024" calcext:value-type="float">
            <text:p>-1.024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6" calcext:value-type="float">
            <text:p>0.196</text:p>
          </table:table-cell>
          <table:table-cell office:value-type="float" office:value="1.076" calcext:value-type="float">
            <text:p>1.076</text:p>
          </table:table-cell>
          <table:table-cell office:value-type="float" office:value="3846.154" calcext:value-type="float">
            <text:p>3846.154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464" calcext:value-type="float">
            <text:p>6464</text:p>
          </table:table-cell>
          <table:table-cell office:value-type="float" office:value="4972" calcext:value-type="float">
            <text:p>4972</text:p>
          </table:table-cell>
          <table:table-cell office:value-type="float" office:value="-1.006" calcext:value-type="float">
            <text:p>-1.0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1.05" calcext:value-type="float">
            <text:p>1.05</text:p>
          </table:table-cell>
          <table:table-cell office:value-type="float" office:value="3448.276" calcext:value-type="float">
            <text:p>3448.276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503" calcext:value-type="float">
            <text:p>6503</text:p>
          </table:table-cell>
          <table:table-cell office:value-type="float" office:value="5002" calcext:value-type="float">
            <text:p>5002</text:p>
          </table:table-cell>
          <table:table-cell office:value-type="float" office:value="-1.015" calcext:value-type="float">
            <text:p>-1.0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1.075" calcext:value-type="float">
            <text:p>1.075</text:p>
          </table:table-cell>
          <table:table-cell office:value-type="float" office:value="3623.188" calcext:value-type="float">
            <text:p>3623.188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6574" calcext:value-type="float">
            <text:p>6574</text:p>
          </table:table-cell>
          <table:table-cell office:value-type="float" office:value="5056" calcext:value-type="float">
            <text:p>5056</text:p>
          </table:table-cell>
          <table:table-cell office:value-type="float" office:value="-1.071" calcext:value-type="float">
            <text:p>-1.0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238" calcext:value-type="float">
            <text:p>0.238</text:p>
          </table:table-cell>
          <table:table-cell office:value-type="float" office:value="1.104" calcext:value-type="float">
            <text:p>1.104</text:p>
          </table:table-cell>
          <table:table-cell office:value-type="float" office:value="3676.471" calcext:value-type="float">
            <text:p>3676.471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10241" calcext:value-type="float">
            <text:p>10241</text:p>
          </table:table-cell>
          <table:table-cell office:value-type="float" office:value="7877" calcext:value-type="float">
            <text:p>7877</text:p>
          </table:table-cell>
          <table:table-cell office:value-type="float" office:value="-1.364" calcext:value-type="float">
            <text:p>-1.364</text:p>
          </table:table-cell>
          <table:table-cell office:value-type="float" office:value="-0.05" calcext:value-type="float">
            <text:p>-0.05</text:p>
          </table:table-cell>
          <table:table-cell office:value-type="float" office:value="0.389" calcext:value-type="float">
            <text:p>0.389</text:p>
          </table:table-cell>
          <table:table-cell office:value-type="float" office:value="1.157" calcext:value-type="float">
            <text:p>1.157</text:p>
          </table:table-cell>
          <table:table-cell office:value-type="float" office:value="4000" calcext:value-type="float">
            <text:p>400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7449" calcext:value-type="float">
            <text:p>7449</text:p>
          </table:table-cell>
          <table:table-cell office:value-type="float" office:value="5730" calcext:value-type="float">
            <text:p>5730</text:p>
          </table:table-cell>
          <table:table-cell office:value-type="float" office:value="-1.108" calcext:value-type="float">
            <text:p>-1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1.089" calcext:value-type="float">
            <text:p>1.089</text:p>
          </table:table-cell>
          <table:table-cell office:value-type="float" office:value="3496.503" calcext:value-type="float">
            <text:p>3496.503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2935" calcext:value-type="float">
            <text:p>2935</text:p>
          </table:table-cell>
          <table:table-cell office:value-type="float" office:value="2257" calcext:value-type="float">
            <text:p>2257</text:p>
          </table:table-cell>
          <table:table-cell office:value-type="float" office:value="-1.91" calcext:value-type="float">
            <text:p>-1.91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752" calcext:value-type="float">
            <text:p>0.752</text:p>
          </table:table-cell>
          <table:table-cell office:value-type="float" office:value="2824.859" calcext:value-type="float">
            <text:p>2824.859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2112" calcext:value-type="float">
            <text:p>2112</text:p>
          </table:table-cell>
          <table:table-cell office:value-type="float" office:value="1624" calcext:value-type="float">
            <text:p>1624</text:p>
          </table:table-cell>
          <table:table-cell office:value-type="float" office:value="-5.125" calcext:value-type="float">
            <text:p>-5.125</text:p>
          </table:table-cell>
          <table:table-cell office:value-type="float" office:value="-2.942" calcext:value-type="float">
            <text:p>-2.9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736" calcext:value-type="float">
            <text:p>0.736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153" calcext:value-type="float">
            <text:p>2153</text:p>
          </table:table-cell>
          <table:table-cell office:value-type="float" office:value="1656" calcext:value-type="float">
            <text:p>1656</text:p>
          </table:table-cell>
          <table:table-cell office:value-type="float" office:value="-5.491" calcext:value-type="float">
            <text:p>-5.491</text:p>
          </table:table-cell>
          <table:table-cell office:value-type="float" office:value="-3.224" calcext:value-type="float">
            <text:p>-3.2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08" calcext:value-type="float">
            <text:p>0.708</text:p>
          </table:table-cell>
          <table:table-cell office:value-type="float" office:value="2538.071" calcext:value-type="float">
            <text:p>2538.071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761" calcext:value-type="float">
            <text:p>2761</text:p>
          </table:table-cell>
          <table:table-cell office:value-type="float" office:value="2123" calcext:value-type="float">
            <text:p>2123</text:p>
          </table:table-cell>
          <table:table-cell office:value-type="float" office:value="-2.377" calcext:value-type="float">
            <text:p>-2.377</text:p>
          </table:table-cell>
          <table:table-cell office:value-type="float" office:value="-0.829" calcext:value-type="float">
            <text:p>-0.8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761" calcext:value-type="float">
            <text:p>0.761</text:p>
          </table:table-cell>
          <table:table-cell office:value-type="float" office:value="2747.253" calcext:value-type="float">
            <text:p>2747.253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4839" calcext:value-type="float">
            <text:p>4839</text:p>
          </table:table-cell>
          <table:table-cell office:value-type="float" office:value="3722" calcext:value-type="float">
            <text:p>3722</text:p>
          </table:table-cell>
          <table:table-cell office:value-type="float" office:value="-1.641" calcext:value-type="float">
            <text:p>-1.641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808" calcext:value-type="float">
            <text:p>0.808</text:p>
          </table:table-cell>
          <table:table-cell office:value-type="float" office:value="2941.176" calcext:value-type="float">
            <text:p>2941.176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2803" calcext:value-type="float">
            <text:p>2803</text:p>
          </table:table-cell>
          <table:table-cell office:value-type="float" office:value="2156" calcext:value-type="float">
            <text:p>2156</text:p>
          </table:table-cell>
          <table:table-cell office:value-type="float" office:value="-4.272" calcext:value-type="float">
            <text:p>-4.272</text:p>
          </table:table-cell>
          <table:table-cell office:value-type="float" office:value="-2.287" calcext:value-type="float">
            <text:p>-2.2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779" calcext:value-type="float">
            <text:p>0.779</text:p>
          </table:table-cell>
          <table:table-cell office:value-type="float" office:value="2590.674" calcext:value-type="float">
            <text:p>2590.674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819" calcext:value-type="float">
            <text:p>0.819</text:p>
          </table:table-cell>
          <table:table-cell office:value-type="float" office:value="2793.296" calcext:value-type="float">
            <text:p>2793.296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803" calcext:value-type="float">
            <text:p>0.803</text:p>
          </table:table-cell>
          <table:table-cell office:value-type="float" office:value="2824.859" calcext:value-type="float">
            <text:p>2824.859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1209" calcext:value-type="float">
            <text:p>1209</text:p>
          </table:table-cell>
          <table:table-cell office:value-type="float" office:value="930" calcext:value-type="float">
            <text:p>930</text:p>
          </table:table-cell>
          <table:table-cell office:value-type="float" office:value="-1.335" calcext:value-type="float">
            <text:p>-1.33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21" calcext:value-type="float">
            <text:p>0.821</text:p>
          </table:table-cell>
          <table:table-cell office:value-type="float" office:value="2906.977" calcext:value-type="float">
            <text:p>2906.977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5283" calcext:value-type="float">
            <text:p>5283</text:p>
          </table:table-cell>
          <table:table-cell office:value-type="float" office:value="4063" calcext:value-type="float">
            <text:p>4063</text:p>
          </table:table-cell>
          <table:table-cell office:value-type="float" office:value="-1.52" calcext:value-type="float">
            <text:p>-1.52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7" calcext:value-type="float">
            <text:p>0.177</text:p>
          </table:table-cell>
          <table:table-cell office:value-type="float" office:value="0.867" calcext:value-type="float">
            <text:p>0.867</text:p>
          </table:table-cell>
          <table:table-cell office:value-type="float" office:value="3164.557" calcext:value-type="float">
            <text:p>3164.557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2151" calcext:value-type="float">
            <text:p>2151</text:p>
          </table:table-cell>
          <table:table-cell office:value-type="float" office:value="1654" calcext:value-type="float">
            <text:p>1654</text:p>
          </table:table-cell>
          <table:table-cell office:value-type="float" office:value="-1.447" calcext:value-type="float">
            <text:p>-1.447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68" calcext:value-type="float">
            <text:p>0.068</text:p>
          </table:table-cell>
          <table:table-cell office:value-type="float" office:value="0.789" calcext:value-type="float">
            <text:p>0.789</text:p>
          </table:table-cell>
          <table:table-cell office:value-type="float" office:value="2645.503" calcext:value-type="float">
            <text:p>2645.503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3" calcext:value-type="float">
            <text:p>0.773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26"/>
          <table:table-cell table:style-name="ce11" table:number-columns-repeated="984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945" calcext:value-type="float">
            <text:p>945</text:p>
          </table:table-cell>
          <table:table-cell office:value-type="float" office:value="726" calcext:value-type="float">
            <text:p>726</text:p>
          </table:table-cell>
          <table:table-cell office:value-type="float" office:value="-1.231" calcext:value-type="float">
            <text:p>-1.2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799" calcext:value-type="float">
            <text:p>0.799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3605" calcext:value-type="float">
            <text:p>3605</text:p>
          </table:table-cell>
          <table:table-cell office:value-type="float" office:value="2773" calcext:value-type="float">
            <text:p>2773</text:p>
          </table:table-cell>
          <table:table-cell office:value-type="float" office:value="-1.341" calcext:value-type="float">
            <text:p>-1.341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822" calcext:value-type="float">
            <text:p>0.822</text:p>
          </table:table-cell>
          <table:table-cell office:value-type="float" office:value="2994.012" calcext:value-type="float">
            <text:p>2994.012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553" calcext:value-type="float">
            <text:p>1553</text:p>
          </table:table-cell>
          <table:table-cell office:value-type="float" office:value="1194" calcext:value-type="float">
            <text:p>1194</text:p>
          </table:table-cell>
          <table:table-cell office:value-type="float" office:value="-4.185" calcext:value-type="float">
            <text:p>-4.185</text:p>
          </table:table-cell>
          <table:table-cell office:value-type="float" office:value="-2.218" calcext:value-type="float">
            <text:p>-2.2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6" calcext:value-type="float">
            <text:p>0.766</text:p>
          </table:table-cell>
          <table:table-cell office:value-type="float" office:value="2631.579" calcext:value-type="float">
            <text:p>2631.579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984" calcext:value-type="float">
            <text:p>984</text:p>
          </table:table-cell>
          <table:table-cell office:value-type="float" office:value="756" calcext:value-type="float">
            <text:p>756</text:p>
          </table:table-cell>
          <table:table-cell office:value-type="float" office:value="-1.238" calcext:value-type="float">
            <text:p>-1.2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803" calcext:value-type="float">
            <text:p>0.803</text:p>
          </table:table-cell>
          <table:table-cell office:value-type="float" office:value="2762.431" calcext:value-type="float">
            <text:p>2762.431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3645" calcext:value-type="float">
            <text:p>3645</text:p>
          </table:table-cell>
          <table:table-cell office:value-type="float" office:value="2803" calcext:value-type="float">
            <text:p>2803</text:p>
          </table:table-cell>
          <table:table-cell office:value-type="float" office:value="-1.363" calcext:value-type="float">
            <text:p>-1.36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119" calcext:value-type="float">
            <text:p>0.119</text:p>
          </table:table-cell>
          <table:table-cell office:value-type="float" office:value="0.841" calcext:value-type="float">
            <text:p>0.841</text:p>
          </table:table-cell>
          <table:table-cell office:value-type="float" office:value="2976.19" calcext:value-type="float">
            <text:p>2976.19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594" calcext:value-type="float">
            <text:p>1594</text:p>
          </table:table-cell>
          <table:table-cell office:value-type="float" office:value="1226" calcext:value-type="float">
            <text:p>1226</text:p>
          </table:table-cell>
          <table:table-cell office:value-type="float" office:value="-4.606" calcext:value-type="float">
            <text:p>-4.606</text:p>
          </table:table-cell>
          <table:table-cell office:value-type="float" office:value="-2.543" calcext:value-type="float">
            <text:p>-2.5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772" calcext:value-type="float">
            <text:p>0.772</text:p>
          </table:table-cell>
          <table:table-cell office:value-type="float" office:value="2617.801" calcext:value-type="float">
            <text:p>2617.801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3968" calcext:value-type="float">
            <text:p>3968</text:p>
          </table:table-cell>
          <table:table-cell office:value-type="float" office:value="3052" calcext:value-type="float">
            <text:p>3052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03" calcext:value-type="float">
            <text:p>0.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867" calcext:value-type="float">
            <text:p>0.867</text:p>
          </table:table-cell>
          <table:table-cell office:value-type="float" office:value="3048.78" calcext:value-type="float">
            <text:p>3048.78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1981" calcext:value-type="float">
            <text:p>1981</text:p>
          </table:table-cell>
          <table:table-cell office:value-type="float" office:value="1523" calcext:value-type="float">
            <text:p>1523</text:p>
          </table:table-cell>
          <table:table-cell office:value-type="float" office:value="-1.765" calcext:value-type="float">
            <text:p>-1.765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8" calcext:value-type="float">
            <text:p>0.788</text:p>
          </table:table-cell>
          <table:table-cell office:value-type="float" office:value="2659.574" calcext:value-type="float">
            <text:p>2659.574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4181" calcext:value-type="float">
            <text:p>4181</text:p>
          </table:table-cell>
          <table:table-cell office:value-type="float" office:value="3216" calcext:value-type="float">
            <text:p>3216</text:p>
          </table:table-cell>
          <table:table-cell office:value-type="float" office:value="-1.441" calcext:value-type="float">
            <text:p>-1.441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138" calcext:value-type="float">
            <text:p>0.138</text:p>
          </table:table-cell>
          <table:table-cell office:value-type="float" office:value="0.853" calcext:value-type="float">
            <text:p>0.853</text:p>
          </table:table-cell>
          <table:table-cell office:value-type="float" office:value="2890.173" calcext:value-type="float">
            <text:p>2890.173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formula="of:=AVERAGE([.A38:.A73])" office:value-type="float" office:value="24329.5833333333" calcext:value-type="float">
            <text:p>24329.5833333333</text:p>
          </table:table-cell>
          <table:table-cell table:formula="of:=AVERAGE([.B38:.B73])" office:value-type="float" office:value="22313.0833333333" calcext:value-type="float">
            <text:p>22313.0833333333</text:p>
          </table:table-cell>
          <table:table-cell table:formula="of:=AVERAGE([.C38:.C73])" office:value-type="float" office:value="2016.5" calcext:value-type="float">
            <text:p>2016.5</text:p>
          </table:table-cell>
          <table:table-cell table:number-columns-repeated="6"/>
          <table:table-cell table:formula="of:=AVERAGE([.J38:.J73])" office:value-type="float" office:value="0.124527777777778" calcext:value-type="float">
            <text:p>0.124527777777778</text:p>
          </table:table-cell>
          <table:table-cell table:formula="of:=AVERAGE([.K38:.K73])" office:value-type="float" office:value="0.836222222222223" calcext:value-type="float">
            <text:p>0.836222222222223</text:p>
          </table:table-cell>
          <table:table-cell table:formula="of:=AVERAGE([.L38:.L73])" office:value-type="float" office:value="2898.92508333333" calcext:value-type="float">
            <text:p>2898.92508333333</text:p>
          </table:table-cell>
          <table:table-cell table:formula="of:=AVERAGE([.M38:.M73])" office:value-type="float" office:value="3517.75" calcext:value-type="float">
            <text:p>3517.75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38:.A73])" office:value-type="float" office:value="22107" calcext:value-type="float">
            <text:p>22107</text:p>
          </table:table-cell>
          <table:table-cell table:formula="of:=MIN([.B38:.B73])" office:value-type="float" office:value="18391" calcext:value-type="float">
            <text:p>18391</text:p>
          </table:table-cell>
          <table:table-cell table:formula="of:=MIN([.C38:.C73])" office:value-type="float" office:value="20" calcext:value-type="float">
            <text:p>20</text:p>
          </table:table-cell>
          <table:table-cell table:number-columns-repeated="6"/>
          <table:table-cell table:formula="of:=MIN([.J38:.J73])" office:value-type="float" office:value="0.001" calcext:value-type="float">
            <text:p>0.001</text:p>
          </table:table-cell>
          <table:table-cell table:formula="of:=MIN([.K38:.K73])" office:value-type="float" office:value="0.335" calcext:value-type="float">
            <text:p>0.335</text:p>
          </table:table-cell>
          <table:table-cell table:formula="of:=MIN([.L38:.L73])" office:value-type="float" office:value="2032.52" calcext:value-type="float">
            <text:p>2032.52</text:p>
          </table:table-cell>
          <table:table-cell table:formula="of:=MIN([.M38:.M73])" office:value-type="float" office:value="2827" calcext:value-type="float">
            <text:p>2827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38:.A73])" office:value-type="float" office:value="24762" calcext:value-type="float">
            <text:p>24762</text:p>
          </table:table-cell>
          <table:table-cell table:formula="of:=MAX([.B38:.B73])" office:value-type="float" office:value="24723" calcext:value-type="float">
            <text:p>24723</text:p>
          </table:table-cell>
          <table:table-cell table:formula="of:=MAX([.C38:.C73])" office:value-type="float" office:value="6371" calcext:value-type="float">
            <text:p>6371</text:p>
          </table:table-cell>
          <table:table-cell table:number-columns-repeated="6"/>
          <table:table-cell table:formula="of:=MAX([.J38:.J73])" office:value-type="float" office:value="0.389" calcext:value-type="float">
            <text:p>0.389</text:p>
          </table:table-cell>
          <table:table-cell table:formula="of:=MAX([.K38:.K73])" office:value-type="float" office:value="1.157" calcext:value-type="float">
            <text:p>1.157</text:p>
          </table:table-cell>
          <table:table-cell table:formula="of:=MAX([.L38:.L73])" office:value-type="float" office:value="4000" calcext:value-type="float">
            <text:p>4000</text:p>
          </table:table-cell>
          <table:table-cell table:formula="of:=MAX([.M38:.M73])" office:value-type="float" office:value="6279" calcext:value-type="float">
            <text:p>627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Summary Of Estimation Accuracy For Text Files In Size Range 24,762 to 18,391 Characters Using C101, N=17</text:p>
          </table:table-cell>
          <table:covered-table-cell table:number-columns-repeated="12" table:style-name="ce1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8328" calcext:value-type="float">
            <text:p>8328</text:p>
          </table:table-cell>
          <table:table-cell office:value-type="float" office:value="6406" calcext:value-type="float">
            <text:p>6406</text:p>
          </table:table-cell>
          <table:table-cell office:value-type="float" office:value="-1.07" calcext:value-type="float">
            <text:p>-1.07</text:p>
          </table:table-cell>
          <table:table-cell office:value-type="float" office:value="0.176" calcext:value-type="float">
            <text:p>0.17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1" calcext:value-type="float">
            <text:p>0.341</text:p>
          </table:table-cell>
          <table:table-cell office:value-type="float" office:value="5681.818" calcext:value-type="float">
            <text:p>5681.818</text:p>
          </table:table-cell>
          <table:table-cell office:value-type="float" office:value="16664" calcext:value-type="float">
            <text:p>16664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3677" calcext:value-type="float">
            <text:p>3677</text:p>
          </table:table-cell>
          <table:table-cell office:value-type="float" office:value="2828" calcext:value-type="float">
            <text:p>2828</text:p>
          </table:table-cell>
          <table:table-cell office:value-type="float" office:value="-2.172" calcext:value-type="float">
            <text:p>-2.172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118" calcext:value-type="float">
            <text:p>0.118</text:p>
          </table:table-cell>
          <table:table-cell office:value-type="float" office:value="0.742" calcext:value-type="float">
            <text:p>0.742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4977" calcext:value-type="float">
            <text:p>14977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2440" calcext:value-type="float">
            <text:p>2440</text:p>
          </table:table-cell>
          <table:table-cell office:value-type="float" office:value="1876" calcext:value-type="float">
            <text:p>1876</text:p>
          </table:table-cell>
          <table:table-cell office:value-type="float" office:value="-0.958" calcext:value-type="float">
            <text:p>-0.9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2" calcext:value-type="float">
            <text:p>0.772</text:p>
          </table:table-cell>
          <table:table-cell office:value-type="float" office:value="11627.907" calcext:value-type="float">
            <text:p>11627.907</text:p>
          </table:table-cell>
          <table:table-cell office:value-type="float" office:value="15069" calcext:value-type="float">
            <text:p>15069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1717" calcext:value-type="float">
            <text:p>1717</text:p>
          </table:table-cell>
          <table:table-cell office:value-type="float" office:value="1320" calcext:value-type="float">
            <text:p>1320</text:p>
          </table:table-cell>
          <table:table-cell office:value-type="float" office:value="-1.207" calcext:value-type="float">
            <text:p>-1.2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764" calcext:value-type="float">
            <text:p>0.764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4544" calcext:value-type="float">
            <text:p>14544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1757" calcext:value-type="float">
            <text:p>1757</text:p>
          </table:table-cell>
          <table:table-cell office:value-type="float" office:value="1351" calcext:value-type="float">
            <text:p>1351</text:p>
          </table:table-cell>
          <table:table-cell office:value-type="float" office:value="-1.258" calcext:value-type="float">
            <text:p>-1.25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677" calcext:value-type="float">
            <text:p>0.677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6411" calcext:value-type="float">
            <text:p>16411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1485" calcext:value-type="float">
            <text:p>1485</text:p>
          </table:table-cell>
          <table:table-cell office:value-type="float" office:value="1142" calcext:value-type="float">
            <text:p>1142</text:p>
          </table:table-cell>
          <table:table-cell office:value-type="float" office:value="-0.731" calcext:value-type="float">
            <text:p>-0.731</text:p>
          </table:table-cell>
          <table:table-cell office:value-type="float" office:value="0.437" calcext:value-type="float">
            <text:p>0.4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9" calcext:value-type="float">
            <text:p>0.769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5306" calcext:value-type="float">
            <text:p>5306</text:p>
          </table:table-cell>
          <table:table-cell office:value-type="float" office:value="4081" calcext:value-type="float">
            <text:p>4081</text:p>
          </table:table-cell>
          <table:table-cell office:value-type="float" office:value="-1.646" calcext:value-type="float">
            <text:p>-1.646</text:p>
          </table:table-cell>
          <table:table-cell office:value-type="float" office:value="-0.267" calcext:value-type="float">
            <text:p>-0.2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954" calcext:value-type="float">
            <text:p>0.954</text:p>
          </table:table-cell>
          <table:table-cell office:value-type="float" office:value="9090.909" calcext:value-type="float">
            <text:p>9090.909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3584" calcext:value-type="float">
            <text:p>3584</text:p>
          </table:table-cell>
          <table:table-cell office:value-type="float" office:value="2756" calcext:value-type="float">
            <text:p>2756</text:p>
          </table:table-cell>
          <table:table-cell office:value-type="float" office:value="-2.19" calcext:value-type="float">
            <text:p>-2.19</text:p>
          </table:table-cell>
          <table:table-cell office:value-type="float" office:value="-0.685" calcext:value-type="float">
            <text:p>-0.6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82" calcext:value-type="float">
            <text:p>0.82</text:p>
          </table:table-cell>
          <table:table-cell office:value-type="float" office:value="11363.636" calcext:value-type="float">
            <text:p>11363.636</text:p>
          </table:table-cell>
          <table:table-cell office:value-type="float" office:value="13863" calcext:value-type="float">
            <text:p>13863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456" calcext:value-type="float">
            <text:p>8456</text:p>
          </table:table-cell>
          <table:table-cell office:value-type="float" office:value="6504" calcext:value-type="float">
            <text:p>6504</text:p>
          </table:table-cell>
          <table:table-cell office:value-type="float" office:value="-1.253" calcext:value-type="float">
            <text:p>-1.253</text:p>
          </table:table-cell>
          <table:table-cell office:value-type="float" office:value="0.036" calcext:value-type="float">
            <text:p>0.036</text:p>
          </table:table-cell>
          <table:table-cell office:value-type="float" office:value="0.303" calcext:value-type="float">
            <text:p>0.303</text:p>
          </table:table-cell>
          <table:table-cell office:value-type="float" office:value="1.054" calcext:value-type="float">
            <text:p>1.054</text:p>
          </table:table-cell>
          <table:table-cell office:value-type="float" office:value="15151.515" calcext:value-type="float">
            <text:p>15151.515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492" calcext:value-type="float">
            <text:p>5492</text:p>
          </table:table-cell>
          <table:table-cell office:value-type="float" office:value="4224" calcext:value-type="float">
            <text:p>4224</text:p>
          </table:table-cell>
          <table:table-cell office:value-type="float" office:value="-1.049" calcext:value-type="float">
            <text:p>-1.04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1.082" calcext:value-type="float">
            <text:p>1.082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3588" calcext:value-type="float">
            <text:p>13588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599" calcext:value-type="float">
            <text:p>6599</text:p>
          </table:table-cell>
          <table:table-cell office:value-type="float" office:value="5076" calcext:value-type="float">
            <text:p>5076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5" calcext:value-type="float">
            <text:p>0.235</text:p>
          </table:table-cell>
          <table:table-cell office:value-type="float" office:value="1.064" calcext:value-type="float">
            <text:p>1.064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3823" calcext:value-type="float">
            <text:p>13823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638" calcext:value-type="float">
            <text:p>6638</text:p>
          </table:table-cell>
          <table:table-cell office:value-type="float" office:value="5106" calcext:value-type="float">
            <text:p>5106</text:p>
          </table:table-cell>
          <table:table-cell office:value-type="float" office:value="-1.036" calcext:value-type="float">
            <text:p>-1.03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6" calcext:value-type="float">
            <text:p>0.236</text:p>
          </table:table-cell>
          <table:table-cell office:value-type="float" office:value="1.057" calcext:value-type="float">
            <text:p>1.057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3911" calcext:value-type="float">
            <text:p>13911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846" calcext:value-type="float">
            <text:p>5846</text:p>
          </table:table-cell>
          <table:table-cell office:value-type="float" office:value="4496" calcext:value-type="float">
            <text:p>4496</text:p>
          </table:table-cell>
          <table:table-cell office:value-type="float" office:value="-0.952" calcext:value-type="float">
            <text:p>-0.95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2" calcext:value-type="float">
            <text:p>0.212</text:p>
          </table:table-cell>
          <table:table-cell office:value-type="float" office:value="1.17" calcext:value-type="float">
            <text:p>1.17</text:p>
          </table:table-cell>
          <table:table-cell office:value-type="float" office:value="15151.515" calcext:value-type="float">
            <text:p>15151.515</text:p>
          </table:table-cell>
          <table:table-cell office:value-type="float" office:value="12954" calcext:value-type="float">
            <text:p>12954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11065" calcext:value-type="float">
            <text:p>11065</text:p>
          </table:table-cell>
          <table:table-cell office:value-type="float" office:value="8511" calcext:value-type="float">
            <text:p>8511</text:p>
          </table:table-cell>
          <table:table-cell office:value-type="float" office:value="-1.474" calcext:value-type="float">
            <text:p>-1.474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42" calcext:value-type="float">
            <text:p>0.42</text:p>
          </table:table-cell>
          <table:table-cell office:value-type="float" office:value="1.312" calcext:value-type="float">
            <text:p>1.312</text:p>
          </table:table-cell>
          <table:table-cell office:value-type="float" office:value="16666.667" calcext:value-type="float">
            <text:p>16666.667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8496" calcext:value-type="float">
            <text:p>8496</text:p>
          </table:table-cell>
          <table:table-cell office:value-type="float" office:value="6535" calcext:value-type="float">
            <text:p>6535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027" calcext:value-type="float">
            <text:p>0.027</text:p>
          </table:table-cell>
          <table:table-cell office:value-type="float" office:value="0.304" calcext:value-type="float">
            <text:p>0.304</text:p>
          </table:table-cell>
          <table:table-cell office:value-type="float" office:value="1.238" calcext:value-type="float">
            <text:p>1.238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11882" calcext:value-type="float">
            <text:p>11882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3321" calcext:value-type="float">
            <text:p>3321</text:p>
          </table:table-cell>
          <table:table-cell office:value-type="float" office:value="2554" calcext:value-type="float">
            <text:p>2554</text:p>
          </table:table-cell>
          <table:table-cell office:value-type="float" office:value="-2.161" calcext:value-type="float">
            <text:p>-2.161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106" calcext:value-type="float">
            <text:p>0.106</text:p>
          </table:table-cell>
          <table:table-cell office:value-type="float" office:value="0.984" calcext:value-type="float">
            <text:p>0.984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2257" calcext:value-type="float">
            <text:p>2257</text:p>
          </table:table-cell>
          <table:table-cell office:value-type="float" office:value="1736" calcext:value-type="float">
            <text:p>1736</text:p>
          </table:table-cell>
          <table:table-cell office:value-type="float" office:value="-5.477" calcext:value-type="float">
            <text:p>-5.477</text:p>
          </table:table-cell>
          <table:table-cell office:value-type="float" office:value="-3.214" calcext:value-type="float">
            <text:p>-3.214</text:p>
          </table:table-cell>
          <table:table-cell office:value-type="float" office:value="0.07" calcext:value-type="float">
            <text:p>0.07</text:p>
          </table:table-cell>
          <table:table-cell office:value-type="float" office:value="0.959" calcext:value-type="float">
            <text:p>0.959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1095" calcext:value-type="float">
            <text:p>11095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297" calcext:value-type="float">
            <text:p>2297</text:p>
          </table:table-cell>
          <table:table-cell office:value-type="float" office:value="1766" calcext:value-type="float">
            <text:p>1766</text:p>
          </table:table-cell>
          <table:table-cell office:value-type="float" office:value="-5.859" calcext:value-type="float">
            <text:p>-5.859</text:p>
          </table:table-cell>
          <table:table-cell office:value-type="float" office:value="-3.505" calcext:value-type="float">
            <text:p>-3.505</text:p>
          </table:table-cell>
          <table:table-cell office:value-type="float" office:value="0.071" calcext:value-type="float">
            <text:p>0.071</text:p>
          </table:table-cell>
          <table:table-cell office:value-type="float" office:value="0.943" calcext:value-type="float">
            <text:p>0.943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957" calcext:value-type="float">
            <text:p>2957</text:p>
          </table:table-cell>
          <table:table-cell office:value-type="float" office:value="2274" calcext:value-type="float">
            <text:p>2274</text:p>
          </table:table-cell>
          <table:table-cell office:value-type="float" office:value="-2.546" calcext:value-type="float">
            <text:p>-2.546</text:p>
          </table:table-cell>
          <table:table-cell office:value-type="float" office:value="-0.959" calcext:value-type="float">
            <text:p>-0.959</text:p>
          </table:table-cell>
          <table:table-cell office:value-type="float" office:value="0.093" calcext:value-type="float">
            <text:p>0.093</text:p>
          </table:table-cell>
          <table:table-cell office:value-type="float" office:value="0.936" calcext:value-type="float">
            <text:p>0.936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1608" calcext:value-type="float">
            <text:p>11608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5832" calcext:value-type="float">
            <text:p>5832</text:p>
          </table:table-cell>
          <table:table-cell office:value-type="float" office:value="4486" calcext:value-type="float">
            <text:p>4486</text:p>
          </table:table-cell>
          <table:table-cell office:value-type="float" office:value="-1.978" calcext:value-type="float">
            <text:p>-1.978</text:p>
          </table:table-cell>
          <table:table-cell office:value-type="float" office:value="-0.522" calcext:value-type="float">
            <text:p>-0.5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993" calcext:value-type="float">
            <text:p>0.993</text:p>
          </table:table-cell>
          <table:table-cell office:value-type="float" office:value="12500" calcext:value-type="float">
            <text:p>12500</text:p>
          </table:table-cell>
          <table:table-cell office:value-type="float" office:value="12587" calcext:value-type="float">
            <text:p>12587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3076" calcext:value-type="float">
            <text:p>3076</text:p>
          </table:table-cell>
          <table:table-cell office:value-type="float" office:value="2366" calcext:value-type="float">
            <text:p>2366</text:p>
          </table:table-cell>
          <table:table-cell office:value-type="float" office:value="-4.688" calcext:value-type="float">
            <text:p>-4.688</text:p>
          </table:table-cell>
          <table:table-cell office:value-type="float" office:value="-2.607" calcext:value-type="float">
            <text:p>-2.6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905" calcext:value-type="float">
            <text:p>0.905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1755" calcext:value-type="float">
            <text:p>11755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978" calcext:value-type="float">
            <text:p>0.978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1366" calcext:value-type="float">
            <text:p>11366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978" calcext:value-type="float">
            <text:p>0.978</text:p>
          </table:table-cell>
          <table:table-cell office:value-type="float" office:value="10638.298" calcext:value-type="float">
            <text:p>10638.298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975" calcext:value-type="float">
            <text:p>0.975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5115" calcext:value-type="float">
            <text:p>5115</text:p>
          </table:table-cell>
          <table:table-cell office:value-type="float" office:value="3934" calcext:value-type="float">
            <text:p>3934</text:p>
          </table:table-cell>
          <table:table-cell office:value-type="float" office:value="-1.472" calcext:value-type="float">
            <text:p>-1.472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172" calcext:value-type="float">
            <text:p>0.172</text:p>
          </table:table-cell>
          <table:table-cell office:value-type="float" office:value="1.018" calcext:value-type="float">
            <text:p>1.018</text:p>
          </table:table-cell>
          <table:table-cell office:value-type="float" office:value="12820.513" calcext:value-type="float">
            <text:p>12820.513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2963" calcext:value-type="float">
            <text:p>2963</text:p>
          </table:table-cell>
          <table:table-cell office:value-type="float" office:value="2279" calcext:value-type="float">
            <text:p>2279</text:p>
          </table:table-cell>
          <table:table-cell office:value-type="float" office:value="-1.993" calcext:value-type="float">
            <text:p>-1.993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957" calcext:value-type="float">
            <text:p>0.957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8" calcext:value-type="float">
            <text:p>0.948</text:p>
          </table:table-cell>
          <table:table-cell office:value-type="float" office:value="10204.082" calcext:value-type="float">
            <text:p>10204.082</text:p>
          </table:table-cell>
          <table:table-cell office:value-type="float" office:value="10765" calcext:value-type="float">
            <text:p>10765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991" calcext:value-type="float">
            <text:p>0.991</text:p>
          </table:table-cell>
          <table:table-cell office:value-type="float" office:value="10416.667" calcext:value-type="float">
            <text:p>10416.667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4363" calcext:value-type="float">
            <text:p>4363</text:p>
          </table:table-cell>
          <table:table-cell office:value-type="float" office:value="3356" calcext:value-type="float">
            <text:p>3356</text:p>
          </table:table-cell>
          <table:table-cell office:value-type="float" office:value="-1.623" calcext:value-type="float">
            <text:p>-1.623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143" calcext:value-type="float">
            <text:p>0.143</text:p>
          </table:table-cell>
          <table:table-cell office:value-type="float" office:value="1.015" calcext:value-type="float">
            <text:p>1.015</text:p>
          </table:table-cell>
          <table:table-cell office:value-type="float" office:value="12820.513" calcext:value-type="float">
            <text:p>12820.513</text:p>
          </table:table-cell>
          <table:table-cell office:value-type="float" office:value="12628" calcext:value-type="float">
            <text:p>12628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053" calcext:value-type="float">
            <text:p>1053</text:p>
          </table:table-cell>
          <table:table-cell office:value-type="float" office:value="810" calcext:value-type="float">
            <text:p>810</text:p>
          </table:table-cell>
          <table:table-cell office:value-type="float" office:value="-2.837" calcext:value-type="float">
            <text:p>-2.837</text:p>
          </table:table-cell>
          <table:table-cell office:value-type="float" office:value="-1.183" calcext:value-type="float">
            <text:p>-1.1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928" calcext:value-type="float">
            <text:p>0.928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1717" calcext:value-type="float">
            <text:p>11717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965" calcext:value-type="float">
            <text:p>0.965</text:p>
          </table:table-cell>
          <table:table-cell office:value-type="float" office:value="10416.667" calcext:value-type="float">
            <text:p>10416.667</text:p>
          </table:table-cell>
          <table:table-cell office:value-type="float" office:value="10791" calcext:value-type="float">
            <text:p>10791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4404" calcext:value-type="float">
            <text:p>4404</text:p>
          </table:table-cell>
          <table:table-cell office:value-type="float" office:value="3387" calcext:value-type="float">
            <text:p>3387</text:p>
          </table:table-cell>
          <table:table-cell office:value-type="float" office:value="-1.647" calcext:value-type="float">
            <text:p>-1.647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144" calcext:value-type="float">
            <text:p>0.144</text:p>
          </table:table-cell>
          <table:table-cell office:value-type="float" office:value="1.012" calcext:value-type="float">
            <text:p>1.012</text:p>
          </table:table-cell>
          <table:table-cell office:value-type="float" office:value="11627.907" calcext:value-type="float">
            <text:p>11627.907</text:p>
          </table:table-cell>
          <table:table-cell office:value-type="float" office:value="11488" calcext:value-type="float">
            <text:p>11488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093" calcext:value-type="float">
            <text:p>1093</text:p>
          </table:table-cell>
          <table:table-cell office:value-type="float" office:value="840" calcext:value-type="float">
            <text:p>840</text:p>
          </table:table-cell>
          <table:table-cell office:value-type="float" office:value="-3.158" calcext:value-type="float">
            <text:p>-3.158</text:p>
          </table:table-cell>
          <table:table-cell office:value-type="float" office:value="-1.428" calcext:value-type="float">
            <text:p>-1.4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809" calcext:value-type="float">
            <text:p>0.809</text:p>
          </table:table-cell>
          <table:table-cell office:value-type="float" office:value="10869.565" calcext:value-type="float">
            <text:p>10869.565</text:p>
          </table:table-cell>
          <table:table-cell office:value-type="float" office:value="13434" calcext:value-type="float">
            <text:p>13434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4126" calcext:value-type="float">
            <text:p>4126</text:p>
          </table:table-cell>
          <table:table-cell office:value-type="float" office:value="3173" calcext:value-type="float">
            <text:p>3173</text:p>
          </table:table-cell>
          <table:table-cell office:value-type="float" office:value="-1.311" calcext:value-type="float">
            <text:p>-1.31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911" calcext:value-type="float">
            <text:p>0.911</text:p>
          </table:table-cell>
          <table:table-cell office:value-type="float" office:value="12500" calcext:value-type="float">
            <text:p>12500</text:p>
          </table:table-cell>
          <table:table-cell office:value-type="float" office:value="13725" calcext:value-type="float">
            <text:p>13725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1810" calcext:value-type="float">
            <text:p>1810</text:p>
          </table:table-cell>
          <table:table-cell office:value-type="float" office:value="1392" calcext:value-type="float">
            <text:p>1392</text:p>
          </table:table-cell>
          <table:table-cell office:value-type="float" office:value="-1.612" calcext:value-type="float">
            <text:p>-1.612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836" calcext:value-type="float">
            <text:p>0.836</text:p>
          </table:table-cell>
          <table:table-cell office:value-type="float" office:value="5000" calcext:value-type="float">
            <text:p>5000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6013" calcext:value-type="float">
            <text:p>6013</text:p>
          </table:table-cell>
          <table:table-cell office:value-type="float" office:value="4625" calcext:value-type="float">
            <text:p>4625</text:p>
          </table:table-cell>
          <table:table-cell office:value-type="float" office:value="-2.072" calcext:value-type="float">
            <text:p>-2.072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924" calcext:value-type="float">
            <text:p>0.924</text:p>
          </table:table-cell>
          <table:table-cell office:value-type="float" office:value="12500" calcext:value-type="float">
            <text:p>12500</text:p>
          </table:table-cell>
          <table:table-cell office:value-type="float" office:value="13525" calcext:value-type="float">
            <text:p>13525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formula="of:=AVERAGE([.A85:.A120])" office:value-type="float" office:value="24329.5833333333" calcext:value-type="float">
            <text:p>24329.5833333333</text:p>
          </table:table-cell>
          <table:table-cell table:formula="of:=AVERAGE([.B85:.B120])" office:value-type="float" office:value="22313.0833333333" calcext:value-type="float">
            <text:p>22313.0833333333</text:p>
          </table:table-cell>
          <table:table-cell table:formula="of:=AVERAGE([.C85:.C120])" office:value-type="float" office:value="2016.5" calcext:value-type="float">
            <text:p>2016.5</text:p>
          </table:table-cell>
          <table:table-cell table:number-columns-repeated="6"/>
          <table:table-cell table:formula="of:=AVERAGE([.J85:.J120])" office:value-type="float" office:value="0.12875" calcext:value-type="float">
            <text:p>0.12875</text:p>
          </table:table-cell>
          <table:table-cell table:formula="of:=AVERAGE([.K85:.K120])" office:value-type="float" office:value="0.938361111111111" calcext:value-type="float">
            <text:p>0.938361111111111</text:p>
          </table:table-cell>
          <table:table-cell table:formula="of:=AVERAGE([.L85:.L120])" office:value-type="float" office:value="11615.9186944444" calcext:value-type="float">
            <text:p>11615.9186944444</text:p>
          </table:table-cell>
          <table:table-cell table:formula="of:=AVERAGE([.M85:.M120])" office:value-type="float" office:value="12514.1666666667" calcext:value-type="float">
            <text:p>12514.1666666667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85:.A120])" office:value-type="float" office:value="22107" calcext:value-type="float">
            <text:p>22107</text:p>
          </table:table-cell>
          <table:table-cell table:formula="of:=MIN([.B85:.B120])" office:value-type="float" office:value="18391" calcext:value-type="float">
            <text:p>18391</text:p>
          </table:table-cell>
          <table:table-cell table:formula="of:=MIN([.C85:.C120])" office:value-type="float" office:value="20" calcext:value-type="float">
            <text:p>20</text:p>
          </table:table-cell>
          <table:table-cell table:number-columns-repeated="6"/>
          <table:table-cell table:formula="of:=MIN([.J85:.J120])" office:value-type="float" office:value="0.001" calcext:value-type="float">
            <text:p>0.001</text:p>
          </table:table-cell>
          <table:table-cell table:formula="of:=MIN([.K85:.K120])" office:value-type="float" office:value="0.341" calcext:value-type="float">
            <text:p>0.341</text:p>
          </table:table-cell>
          <table:table-cell table:formula="of:=MIN([.L85:.L120])" office:value-type="float" office:value="5000" calcext:value-type="float">
            <text:p>5000</text:p>
          </table:table-cell>
          <table:table-cell table:formula="of:=MIN([.M85:.M120])" office:value-type="float" office:value="5980" calcext:value-type="float">
            <text:p>5980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85:.A120])" office:value-type="float" office:value="24762" calcext:value-type="float">
            <text:p>24762</text:p>
          </table:table-cell>
          <table:table-cell table:formula="of:=MAX([.B85:.B120])" office:value-type="float" office:value="24723" calcext:value-type="float">
            <text:p>24723</text:p>
          </table:table-cell>
          <table:table-cell table:formula="of:=MAX([.C85:.C120])" office:value-type="float" office:value="6371" calcext:value-type="float">
            <text:p>6371</text:p>
          </table:table-cell>
          <table:table-cell table:number-columns-repeated="6"/>
          <table:table-cell table:formula="of:=MAX([.J85:.J120])" office:value-type="float" office:value="0.42" calcext:value-type="float">
            <text:p>0.42</text:p>
          </table:table-cell>
          <table:table-cell table:formula="of:=MAX([.K85:.K120])" office:value-type="float" office:value="1.312" calcext:value-type="float">
            <text:p>1.312</text:p>
          </table:table-cell>
          <table:table-cell table:formula="of:=MAX([.L85:.L120])" office:value-type="float" office:value="16666.667" calcext:value-type="float">
            <text:p>16666.667</text:p>
          </table:table-cell>
          <table:table-cell table:formula="of:=MAX([.M85:.M120])" office:value-type="float" office:value="16664" calcext:value-type="float">
            <text:p>1666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Summary Of Estimation Accuracy For Text Files In Size Range 24,762 to 18,391 Characters Using C201, N=17</text:p>
          </table:table-cell>
          <table:covered-table-cell table:number-columns-repeated="12" table:style-name="ce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9021" calcext:value-type="float">
            <text:p>9021</text:p>
          </table:table-cell>
          <table:table-cell office:value-type="float" office:value="6939" calcext:value-type="float">
            <text:p>6939</text:p>
          </table:table-cell>
          <table:table-cell office:value-type="float" office:value="-1.16" calcext:value-type="float">
            <text:p>-1.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7" calcext:value-type="float">
            <text:p>0.347</text:p>
          </table:table-cell>
          <table:table-cell office:value-type="float" office:value="7462.687" calcext:value-type="float">
            <text:p>7462.687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5267" calcext:value-type="float">
            <text:p>5267</text:p>
          </table:table-cell>
          <table:table-cell office:value-type="float" office:value="4051" calcext:value-type="float">
            <text:p>4051</text:p>
          </table:table-cell>
          <table:table-cell office:value-type="float" office:value="-3.112" calcext:value-type="float">
            <text:p>-3.112</text:p>
          </table:table-cell>
          <table:table-cell office:value-type="float" office:value="-1.394" calcext:value-type="float">
            <text:p>-1.394</text:p>
          </table:table-cell>
          <table:table-cell office:value-type="float" office:value="0.169" calcext:value-type="float">
            <text:p>0.169</text:p>
          </table:table-cell>
          <table:table-cell office:value-type="float" office:value="0.707" calcext:value-type="float">
            <text:p>0.707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15711" calcext:value-type="float">
            <text:p>15711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4215" calcext:value-type="float">
            <text:p>4215</text:p>
          </table:table-cell>
          <table:table-cell office:value-type="float" office:value="3242" calcext:value-type="float">
            <text:p>3242</text:p>
          </table:table-cell>
          <table:table-cell office:value-type="float" office:value="-1.655" calcext:value-type="float">
            <text:p>-1.655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137" calcext:value-type="float">
            <text:p>0.137</text:p>
          </table:table-cell>
          <table:table-cell office:value-type="float" office:value="0.739" calcext:value-type="float">
            <text:p>0.739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5100" calcext:value-type="float">
            <text:p>45100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2947" calcext:value-type="float">
            <text:p>2947</text:p>
          </table:table-cell>
          <table:table-cell office:value-type="float" office:value="2266" calcext:value-type="float">
            <text:p>2266</text:p>
          </table:table-cell>
          <table:table-cell office:value-type="float" office:value="-2.073" calcext:value-type="float">
            <text:p>-2.073</text:p>
          </table:table-cell>
          <table:table-cell office:value-type="float" office:value="-0.595" calcext:value-type="float">
            <text:p>-0.5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1" calcext:value-type="float">
            <text:p>0.711</text:p>
          </table:table-cell>
          <table:table-cell office:value-type="float" office:value="25000" calcext:value-type="float">
            <text:p>25000</text:p>
          </table:table-cell>
          <table:table-cell office:value-type="float" office:value="35175" calcext:value-type="float">
            <text:p>35175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2981" calcext:value-type="float">
            <text:p>2981</text:p>
          </table:table-cell>
          <table:table-cell office:value-type="float" office:value="2293" calcext:value-type="float">
            <text:p>2293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643" calcext:value-type="float">
            <text:p>-0.6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758" calcext:value-type="float">
            <text:p>0.758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7142" calcext:value-type="float">
            <text:p>47142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3849" calcext:value-type="float">
            <text:p>3849</text:p>
          </table:table-cell>
          <table:table-cell office:value-type="float" office:value="2960" calcext:value-type="float">
            <text:p>2960</text:p>
          </table:table-cell>
          <table:table-cell office:value-type="float" office:value="-1.896" calcext:value-type="float">
            <text:p>-1.896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752" calcext:value-type="float">
            <text:p>0.752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7464" calcext:value-type="float">
            <text:p>47464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5881" calcext:value-type="float">
            <text:p>5881</text:p>
          </table:table-cell>
          <table:table-cell office:value-type="float" office:value="4523" calcext:value-type="float">
            <text:p>4523</text:p>
          </table:table-cell>
          <table:table-cell office:value-type="float" office:value="-1.824" calcext:value-type="float">
            <text:p>-1.824</text:p>
          </table:table-cell>
          <table:table-cell office:value-type="float" office:value="-0.404" calcext:value-type="float">
            <text:p>-0.404</text:p>
          </table:table-cell>
          <table:table-cell office:value-type="float" office:value="0.198" calcext:value-type="float">
            <text:p>0.198</text:p>
          </table:table-cell>
          <table:table-cell office:value-type="float" office:value="0.869" calcext:value-type="float">
            <text:p>0.869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4269" calcext:value-type="float">
            <text:p>44269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3805" calcext:value-type="float">
            <text:p>3805</text:p>
          </table:table-cell>
          <table:table-cell office:value-type="float" office:value="2926" calcext:value-type="float">
            <text:p>2926</text:p>
          </table:table-cell>
          <table:table-cell office:value-type="float" office:value="-2.325" calcext:value-type="float">
            <text:p>-2.325</text:p>
          </table:table-cell>
          <table:table-cell office:value-type="float" office:value="-0.789" calcext:value-type="float">
            <text:p>-0.7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692" calcext:value-type="float">
            <text:p>0.692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8166" calcext:value-type="float">
            <text:p>48166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947" calcext:value-type="float">
            <text:p>8947</text:p>
          </table:table-cell>
          <table:table-cell office:value-type="float" office:value="6882" calcext:value-type="float">
            <text:p>6882</text:p>
          </table:table-cell>
          <table:table-cell office:value-type="float" office:value="-1.326" calcext:value-type="float">
            <text:p>-1.326</text:p>
          </table:table-cell>
          <table:table-cell office:value-type="float" office:value="-0.02" calcext:value-type="float">
            <text:p>-0.02</text:p>
          </table:table-cell>
          <table:table-cell office:value-type="float" office:value="0.321" calcext:value-type="float">
            <text:p>0.321</text:p>
          </table:table-cell>
          <table:table-cell office:value-type="float" office:value="0.989" calcext:value-type="float">
            <text:p>0.989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45954" calcext:value-type="float">
            <text:p>45954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969" calcext:value-type="float">
            <text:p>0.969</text:p>
          </table:table-cell>
          <table:table-cell office:value-type="float" office:value="50000" calcext:value-type="float">
            <text:p>500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0.971" calcext:value-type="float">
            <text:p>0.971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46818" calcext:value-type="float">
            <text:p>46818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" calcext:value-type="float">
            <text:p>1</text:p>
          </table:table-cell>
          <table:table-cell office:value-type="float" office:value="41666.667" calcext:value-type="float">
            <text:p>41666.667</text:p>
          </table:table-cell>
          <table:table-cell office:value-type="float" office:value="41666" calcext:value-type="float">
            <text:p>41666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6544" calcext:value-type="float">
            <text:p>6544</text:p>
          </table:table-cell>
          <table:table-cell office:value-type="float" office:value="5033" calcext:value-type="float">
            <text:p>5033</text:p>
          </table:table-cell>
          <table:table-cell office:value-type="float" office:value="-1.066" calcext:value-type="float">
            <text:p>-1.0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237" calcext:value-type="float">
            <text:p>0.237</text:p>
          </table:table-cell>
          <table:table-cell office:value-type="float" office:value="0.958" calcext:value-type="float">
            <text:p>0.958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47454" calcext:value-type="float">
            <text:p>47454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9597" calcext:value-type="float">
            <text:p>9597</text:p>
          </table:table-cell>
          <table:table-cell office:value-type="float" office:value="7382" calcext:value-type="float">
            <text:p>7382</text:p>
          </table:table-cell>
          <table:table-cell office:value-type="float" office:value="-1.278" calcext:value-type="float">
            <text:p>-1.278</text:p>
          </table:table-cell>
          <table:table-cell office:value-type="float" office:value="0.016" calcext:value-type="float">
            <text:p>0.016</text:p>
          </table:table-cell>
          <table:table-cell office:value-type="float" office:value="0.364" calcext:value-type="float">
            <text:p>0.364</text:p>
          </table:table-cell>
          <table:table-cell office:value-type="float" office:value="1.172" calcext:value-type="float">
            <text:p>1.172</text:p>
          </table:table-cell>
          <table:table-cell office:value-type="float" office:value="50000" calcext:value-type="float">
            <text:p>50000</text:p>
          </table:table-cell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7244" calcext:value-type="float">
            <text:p>7244</text:p>
          </table:table-cell>
          <table:table-cell office:value-type="float" office:value="5572" calcext:value-type="float">
            <text:p>5572</text:p>
          </table:table-cell>
          <table:table-cell office:value-type="float" office:value="-1.078" calcext:value-type="float">
            <text:p>-1.078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1.02" calcext:value-type="float">
            <text:p>1.02</text:p>
          </table:table-cell>
          <table:table-cell office:value-type="float" office:value="41666.667" calcext:value-type="float">
            <text:p>41666.667</text:p>
          </table:table-cell>
          <table:table-cell office:value-type="float" office:value="40833" calcext:value-type="float">
            <text:p>40833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3701" calcext:value-type="float">
            <text:p>3701</text:p>
          </table:table-cell>
          <table:table-cell office:value-type="float" office:value="2846" calcext:value-type="float">
            <text:p>2846</text:p>
          </table:table-cell>
          <table:table-cell office:value-type="float" office:value="-2.409" calcext:value-type="float">
            <text:p>-2.409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118" calcext:value-type="float">
            <text:p>0.118</text:p>
          </table:table-cell>
          <table:table-cell office:value-type="float" office:value="0.829" calcext:value-type="float">
            <text:p>0.829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6423" calcext:value-type="float">
            <text:p>46423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1219" calcext:value-type="float">
            <text:p>1219</text:p>
          </table:table-cell>
          <table:table-cell office:value-type="float" office:value="937" calcext:value-type="float">
            <text:p>937</text:p>
          </table:table-cell>
          <table:table-cell office:value-type="float" office:value="-2.958" calcext:value-type="float">
            <text:p>-2.958</text:p>
          </table:table-cell>
          <table:table-cell office:value-type="float" office:value="-1.274" calcext:value-type="float">
            <text:p>-1.274</text:p>
          </table:table-cell>
          <table:table-cell office:value-type="float" office:value="0.038" calcext:value-type="float">
            <text:p>0.038</text:p>
          </table:table-cell>
          <table:table-cell office:value-type="float" office:value="0.628" calcext:value-type="float">
            <text:p>0.628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6892" calcext:value-type="float">
            <text:p>56892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1255" calcext:value-type="float">
            <text:p>1255</text:p>
          </table:table-cell>
          <table:table-cell office:value-type="float" office:value="965" calcext:value-type="float">
            <text:p>965</text:p>
          </table:table-cell>
          <table:table-cell office:value-type="float" office:value="-3.201" calcext:value-type="float">
            <text:p>-3.201</text:p>
          </table:table-cell>
          <table:table-cell office:value-type="float" office:value="-1.462" calcext:value-type="float">
            <text:p>-1.462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4" calcext:value-type="float">
            <text:p>0.784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5535" calcext:value-type="float">
            <text:p>45535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3332" calcext:value-type="float">
            <text:p>3332</text:p>
          </table:table-cell>
          <table:table-cell office:value-type="float" office:value="2563" calcext:value-type="float">
            <text:p>2563</text:p>
          </table:table-cell>
          <table:table-cell office:value-type="float" office:value="-2.869" calcext:value-type="float">
            <text:p>-2.869</text:p>
          </table:table-cell>
          <table:table-cell office:value-type="float" office:value="-1.208" calcext:value-type="float">
            <text:p>-1.2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709" calcext:value-type="float">
            <text:p>0.70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6314" calcext:value-type="float">
            <text:p>6314</text:p>
          </table:table-cell>
          <table:table-cell office:value-type="float" office:value="4856" calcext:value-type="float">
            <text:p>4856</text:p>
          </table:table-cell>
          <table:table-cell office:value-type="float" office:value="-2.142" calcext:value-type="float">
            <text:p>-2.142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208" calcext:value-type="float">
            <text:p>0.208</text:p>
          </table:table-cell>
          <table:table-cell office:value-type="float" office:value="0.842" calcext:value-type="float">
            <text:p>0.842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5692" calcext:value-type="float">
            <text:p>45692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2109" calcext:value-type="float">
            <text:p>2109</text:p>
          </table:table-cell>
          <table:table-cell office:value-type="float" office:value="1622" calcext:value-type="float">
            <text:p>1622</text:p>
          </table:table-cell>
          <table:table-cell office:value-type="float" office:value="-3.214" calcext:value-type="float">
            <text:p>-3.214</text:p>
          </table:table-cell>
          <table:table-cell office:value-type="float" office:value="-1.473" calcext:value-type="float">
            <text:p>-1.4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698" calcext:value-type="float">
            <text:p>0.698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1142" calcext:value-type="float">
            <text:p>51142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" calcext:value-type="float">
            <text:p>0.7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5214" calcext:value-type="float">
            <text:p>45214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711" calcext:value-type="float">
            <text:p>0.711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0214" calcext:value-type="float">
            <text:p>50214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1310" calcext:value-type="float">
            <text:p>1310</text:p>
          </table:table-cell>
          <table:table-cell office:value-type="float" office:value="1007" calcext:value-type="float">
            <text:p>1007</text:p>
          </table:table-cell>
          <table:table-cell office:value-type="float" office:value="-1.447" calcext:value-type="float">
            <text:p>-1.447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42" calcext:value-type="float">
            <text:p>0.042</text:p>
          </table:table-cell>
          <table:table-cell office:value-type="float" office:value="0.818" calcext:value-type="float">
            <text:p>0.818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7038" calcext:value-type="float">
            <text:p>47038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7137" calcext:value-type="float">
            <text:p>7137</text:p>
          </table:table-cell>
          <table:table-cell office:value-type="float" office:value="5490" calcext:value-type="float">
            <text:p>5490</text:p>
          </table:table-cell>
          <table:table-cell office:value-type="float" office:value="-2.054" calcext:value-type="float">
            <text:p>-2.054</text:p>
          </table:table-cell>
          <table:table-cell office:value-type="float" office:value="-0.581" calcext:value-type="float">
            <text:p>-0.581</text:p>
          </table:table-cell>
          <table:table-cell office:value-type="float" office:value="0.24" calcext:value-type="float">
            <text:p>0.24</text:p>
          </table:table-cell>
          <table:table-cell office:value-type="float" office:value="0.758" calcext:value-type="float">
            <text:p>0.758</text:p>
          </table:table-cell>
          <table:table-cell office:value-type="float" office:value="41666.667" calcext:value-type="float">
            <text:p>41666.667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2013" calcext:value-type="float">
            <text:p>2013</text:p>
          </table:table-cell>
          <table:table-cell office:value-type="float" office:value="1548" calcext:value-type="float">
            <text:p>1548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64" calcext:value-type="float">
            <text:p>0.064</text:p>
          </table:table-cell>
          <table:table-cell office:value-type="float" office:value="0.799" calcext:value-type="float">
            <text:p>0.79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4714" calcext:value-type="float">
            <text:p>44714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5" calcext:value-type="float">
            <text:p>0.705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0678" calcext:value-type="float">
            <text:p>50678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3" calcext:value-type="float">
            <text:p>0.803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4464" calcext:value-type="float">
            <text:p>44464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4697" calcext:value-type="float">
            <text:p>4697</text:p>
          </table:table-cell>
          <table:table-cell office:value-type="float" office:value="3613" calcext:value-type="float">
            <text:p>3613</text:p>
          </table:table-cell>
          <table:table-cell office:value-type="float" office:value="-1.748" calcext:value-type="float">
            <text:p>-1.748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749" calcext:value-type="float">
            <text:p>0.749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51384" calcext:value-type="float">
            <text:p>51384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404" calcext:value-type="float">
            <text:p>1404</text:p>
          </table:table-cell>
          <table:table-cell office:value-type="float" office:value="1080" calcext:value-type="float">
            <text:p>1080</text:p>
          </table:table-cell>
          <table:table-cell office:value-type="float" office:value="-3.783" calcext:value-type="float">
            <text:p>-3.783</text:p>
          </table:table-cell>
          <table:table-cell office:value-type="float" office:value="-1.911" calcext:value-type="float">
            <text:p>-1.9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772" calcext:value-type="float">
            <text:p>0.772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3166" calcext:value-type="float">
            <text:p>43166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695" calcext:value-type="float">
            <text:p>0.695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1357" calcext:value-type="float">
            <text:p>51357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4499" calcext:value-type="float">
            <text:p>4499</text:p>
          </table:table-cell>
          <table:table-cell office:value-type="float" office:value="3460" calcext:value-type="float">
            <text:p>3460</text:p>
          </table:table-cell>
          <table:table-cell office:value-type="float" office:value="-1.683" calcext:value-type="float">
            <text:p>-1.683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47" calcext:value-type="float">
            <text:p>0.147</text:p>
          </table:table-cell>
          <table:table-cell office:value-type="float" office:value="0.804" calcext:value-type="float">
            <text:p>0.804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44428" calcext:value-type="float">
            <text:p>44428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898" calcext:value-type="float">
            <text:p>1898</text:p>
          </table:table-cell>
          <table:table-cell office:value-type="float" office:value="1460" calcext:value-type="float">
            <text:p>1460</text:p>
          </table:table-cell>
          <table:table-cell office:value-type="float" office:value="-5.485" calcext:value-type="float">
            <text:p>-5.485</text:p>
          </table:table-cell>
          <table:table-cell office:value-type="float" office:value="-3.22" calcext:value-type="float">
            <text:p>-3.22</text:p>
          </table:table-cell>
          <table:table-cell office:value-type="float" office:value="0.059" calcext:value-type="float">
            <text:p>0.059</text:p>
          </table:table-cell>
          <table:table-cell office:value-type="float" office:value="0.696" calcext:value-type="float">
            <text:p>0.696</text:p>
          </table:table-cell>
          <table:table-cell office:value-type="float" office:value="33333.333" calcext:value-type="float">
            <text:p>33333.333</text:p>
          </table:table-cell>
          <table:table-cell office:value-type="float" office:value="47866" calcext:value-type="float">
            <text:p>47866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6299" calcext:value-type="float">
            <text:p>6299</text:p>
          </table:table-cell>
          <table:table-cell office:value-type="float" office:value="4845" calcext:value-type="float">
            <text:p>4845</text:p>
          </table:table-cell>
          <table:table-cell office:value-type="float" office:value="-2.002" calcext:value-type="float">
            <text:p>-2.002</text:p>
          </table:table-cell>
          <table:table-cell office:value-type="float" office:value="-0.541" calcext:value-type="float">
            <text:p>-0.541</text:p>
          </table:table-cell>
          <table:table-cell office:value-type="float" office:value="0.21" calcext:value-type="float">
            <text:p>0.21</text:p>
          </table:table-cell>
          <table:table-cell office:value-type="float" office:value="0.831" calcext:value-type="float">
            <text:p>0.831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6269" calcext:value-type="float">
            <text:p>46269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1652" calcext:value-type="float">
            <text:p>1652</text:p>
          </table:table-cell>
          <table:table-cell office:value-type="float" office:value="1270" calcext:value-type="float">
            <text:p>1270</text:p>
          </table:table-cell>
          <table:table-cell office:value-type="float" office:value="-1.471" calcext:value-type="float">
            <text:p>-1.47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699" calcext:value-type="float">
            <text:p>0.699</text:p>
          </table:table-cell>
          <table:table-cell office:value-type="float" office:value="35714.286" calcext:value-type="float">
            <text:p>35714.286</text:p>
          </table:table-cell>
          <table:table-cell office:value-type="float" office:value="51071" calcext:value-type="float">
            <text:p>51071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5315" calcext:value-type="float">
            <text:p>5315</text:p>
          </table:table-cell>
          <table:table-cell office:value-type="float" office:value="4088" calcext:value-type="float">
            <text:p>4088</text:p>
          </table:table-cell>
          <table:table-cell office:value-type="float" office:value="-1.832" calcext:value-type="float">
            <text:p>-1.832</text:p>
          </table:table-cell>
          <table:table-cell office:value-type="float" office:value="-0.41" calcext:value-type="float">
            <text:p>-0.41</text:p>
          </table:table-cell>
          <table:table-cell office:value-type="float" office:value="0.175" calcext:value-type="float">
            <text:p>0.175</text:p>
          </table:table-cell>
          <table:table-cell office:value-type="float" office:value="0.817" calcext:value-type="float">
            <text:p>0.817</text:p>
          </table:table-cell>
          <table:table-cell office:value-type="float" office:value="38461.538" calcext:value-type="float">
            <text:p>38461.538</text:p>
          </table:table-cell>
          <table:table-cell office:value-type="float" office:value="47076" calcext:value-type="float">
            <text:p>47076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formula="of:=AVERAGE([.A133:.A168])" office:value-type="float" office:value="24329.5833333333" calcext:value-type="float">
            <text:p>24329.5833333333</text:p>
          </table:table-cell>
          <table:table-cell table:formula="of:=AVERAGE([.B133:.B168])" office:value-type="float" office:value="22313.0833333333" calcext:value-type="float">
            <text:p>22313.0833333333</text:p>
          </table:table-cell>
          <table:table-cell table:formula="of:=AVERAGE([.C133:.C168])" office:value-type="float" office:value="2016.5" calcext:value-type="float">
            <text:p>2016.5</text:p>
          </table:table-cell>
          <table:table-cell table:number-columns-repeated="6"/>
          <table:table-cell table:formula="of:=AVERAGE([.J133:.J168])" office:value-type="float" office:value="0.138194444444444" calcext:value-type="float">
            <text:p>0.138194444444444</text:p>
          </table:table-cell>
          <table:table-cell table:formula="of:=AVERAGE([.K133:.K168])" office:value-type="float" office:value="0.794194444444444" calcext:value-type="float">
            <text:p>0.794194444444444</text:p>
          </table:table-cell>
          <table:table-cell table:formula="of:=AVERAGE([.L133:.L168])" office:value-type="float" office:value="36319.4871111111" calcext:value-type="float">
            <text:p>36319.4871111111</text:p>
          </table:table-cell>
          <table:table-cell table:formula="of:=AVERAGE([.M133:.M168])" office:value-type="float" office:value="45486.5833333333" calcext:value-type="float">
            <text:p>45486.5833333333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133:.A168])" office:value-type="float" office:value="22107" calcext:value-type="float">
            <text:p>22107</text:p>
          </table:table-cell>
          <table:table-cell table:formula="of:=MIN([.B133:.B168])" office:value-type="float" office:value="18391" calcext:value-type="float">
            <text:p>18391</text:p>
          </table:table-cell>
          <table:table-cell table:formula="of:=MIN([.C133:.C168])" office:value-type="float" office:value="20" calcext:value-type="float">
            <text:p>20</text:p>
          </table:table-cell>
          <table:table-cell table:number-columns-repeated="6"/>
          <table:table-cell table:formula="of:=MIN([.J133:.J168])" office:value-type="float" office:value="0.001" calcext:value-type="float">
            <text:p>0.001</text:p>
          </table:table-cell>
          <table:table-cell table:formula="of:=MIN([.K133:.K168])" office:value-type="float" office:value="0.347" calcext:value-type="float">
            <text:p>0.347</text:p>
          </table:table-cell>
          <table:table-cell table:formula="of:=MIN([.L133:.L168])" office:value-type="float" office:value="7462.687" calcext:value-type="float">
            <text:p>7462.687</text:p>
          </table:table-cell>
          <table:table-cell table:formula="of:=MIN([.M133:.M168])" office:value-type="float" office:value="15711" calcext:value-type="float">
            <text:p>15711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133:.A168])" office:value-type="float" office:value="24762" calcext:value-type="float">
            <text:p>24762</text:p>
          </table:table-cell>
          <table:table-cell table:formula="of:=MAX([.B133:.B168])" office:value-type="float" office:value="24723" calcext:value-type="float">
            <text:p>24723</text:p>
          </table:table-cell>
          <table:table-cell table:formula="of:=MAX([.C133:.C168])" office:value-type="float" office:value="6371" calcext:value-type="float">
            <text:p>6371</text:p>
          </table:table-cell>
          <table:table-cell table:number-columns-repeated="6"/>
          <table:table-cell table:formula="of:=MAX([.J133:.J168])" office:value-type="float" office:value="0.364" calcext:value-type="float">
            <text:p>0.364</text:p>
          </table:table-cell>
          <table:table-cell table:formula="of:=MAX([.K133:.K168])" office:value-type="float" office:value="1.172" calcext:value-type="float">
            <text:p>1.172</text:p>
          </table:table-cell>
          <table:table-cell table:formula="of:=MAX([.L133:.L168])" office:value-type="float" office:value="50000" calcext:value-type="float">
            <text:p>50000</text:p>
          </table:table-cell>
          <table:table-cell table:formula="of:=MAX([.M133:.M168])" office:value-type="float" office:value="56892" calcext:value-type="float">
            <text:p>5689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Summary Of Estimation Accuracy For Text Files In Size Range 24,762 to 18,391 Characters Using C301, N=17</text:p>
          </table:table-cell>
          <table:covered-table-cell table:number-columns-repeated="12" table:style-name="ce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5337" calcext:value-type="float">
            <text:p>5337</text:p>
          </table:table-cell>
          <table:table-cell office:value-type="float" office:value="4105" calcext:value-type="float">
            <text:p>4105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472" calcext:value-type="float">
            <text:p>0.47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46" calcext:value-type="float">
            <text:p>0.346</text:p>
          </table:table-cell>
          <table:table-cell office:value-type="float" office:value="11111.111" calcext:value-type="float">
            <text:p>11111.111</text:p>
          </table:table-cell>
          <table:table-cell office:value-type="float" office:value="32077" calcext:value-type="float">
            <text:p>32077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2706" calcext:value-type="float">
            <text:p>2706</text:p>
          </table:table-cell>
          <table:table-cell office:value-type="float" office:value="2081" calcext:value-type="float">
            <text:p>2081</text:p>
          </table:table-cell>
          <table:table-cell office:value-type="float" office:value="-1.598" calcext:value-type="float">
            <text:p>-1.598</text:p>
          </table:table-cell>
          <table:table-cell office:value-type="float" office:value="-0.23" calcext:value-type="float">
            <text:p>-0.23</text:p>
          </table:table-cell>
          <table:table-cell office:value-type="float" office:value="0.087" calcext:value-type="float">
            <text:p>0.087</text:p>
          </table:table-cell>
          <table:table-cell office:value-type="float" office:value="0.284" calcext:value-type="float">
            <text:p>0.28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251785" calcext:value-type="float">
            <text:p>251785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548" calcext:value-type="float">
            <text:p>548</text:p>
          </table:table-cell>
          <table:table-cell office:value-type="float" office:value="421" calcext:value-type="float">
            <text:p>421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7" calcext:value-type="float">
            <text:p>0.017</text:p>
          </table:table-cell>
          <table:table-cell office:value-type="float" office:value="0.79" calcext:value-type="float">
            <text:p>0.7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5499" calcext:value-type="float">
            <text:p>105499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1654" calcext:value-type="float">
            <text:p>1654</text:p>
          </table:table-cell>
          <table:table-cell office:value-type="float" office:value="1272" calcext:value-type="float">
            <text:p>1272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725" calcext:value-type="float">
            <text:p>0.725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8571" calcext:value-type="float">
            <text:p>98571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1693" calcext:value-type="float">
            <text:p>1693</text:p>
          </table:table-cell>
          <table:table-cell office:value-type="float" office:value="1302" calcext:value-type="float">
            <text:p>1302</text:p>
          </table:table-cell>
          <table:table-cell office:value-type="float" office:value="-1.212" calcext:value-type="float">
            <text:p>-1.2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695" calcext:value-type="float">
            <text:p>0.69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9916" calcext:value-type="float">
            <text:p>119916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904" calcext:value-type="float">
            <text:p>904</text:p>
          </table:table-cell>
          <table:table-cell office:value-type="float" office:value="695" calcext:value-type="float">
            <text:p>695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9" calcext:value-type="float">
            <text:p>0.029</text:p>
          </table:table-cell>
          <table:table-cell office:value-type="float" office:value="0.73" calcext:value-type="float">
            <text:p>0.7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4166" calcext:value-type="float">
            <text:p>114166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3218" calcext:value-type="float">
            <text:p>3218</text:p>
          </table:table-cell>
          <table:table-cell office:value-type="float" office:value="2475" calcext:value-type="float">
            <text:p>2475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8" calcext:value-type="float">
            <text:p>0.85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7166" calcext:value-type="float">
            <text:p>97166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2736" calcext:value-type="float">
            <text:p>2736</text:p>
          </table:table-cell>
          <table:table-cell office:value-type="float" office:value="2104" calcext:value-type="float">
            <text:p>2104</text:p>
          </table:table-cell>
          <table:table-cell office:value-type="float" office:value="-1.671" calcext:value-type="float">
            <text:p>-1.671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78" calcext:value-type="float">
            <text:p>0.77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7166" calcext:value-type="float">
            <text:p>107166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8106" calcext:value-type="float">
            <text:p>8106</text:p>
          </table:table-cell>
          <table:table-cell office:value-type="float" office:value="6235" calcext:value-type="float">
            <text:p>6235</text:p>
          </table:table-cell>
          <table:table-cell office:value-type="float" office:value="-1.201" calcext:value-type="float">
            <text:p>-1.2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91" calcext:value-type="float">
            <text:p>0.291</text:p>
          </table:table-cell>
          <table:table-cell office:value-type="float" office:value="0.89" calcext:value-type="float">
            <text:p>0.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2300" calcext:value-type="float">
            <text:p>112300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989" calcext:value-type="float">
            <text:p>0.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99" calcext:value-type="float">
            <text:p>99899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973" calcext:value-type="float">
            <text:p>0.9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800" calcext:value-type="float">
            <text:p>102800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1.046" calcext:value-type="float">
            <text:p>1.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600" calcext:value-type="float">
            <text:p>9560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7009" calcext:value-type="float">
            <text:p>7009</text:p>
          </table:table-cell>
          <table:table-cell office:value-type="float" office:value="5391" calcext:value-type="float">
            <text:p>5391</text:p>
          </table:table-cell>
          <table:table-cell office:value-type="float" office:value="-0.933" calcext:value-type="float">
            <text:p>-0.9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6" calcext:value-type="float">
            <text:p>0.266</text:p>
          </table:table-cell>
          <table:table-cell office:value-type="float" office:value="1.038" calcext:value-type="float">
            <text:p>1.0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00" calcext:value-type="float">
            <text:p>96300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8828" calcext:value-type="float">
            <text:p>8828</text:p>
          </table:table-cell>
          <table:table-cell office:value-type="float" office:value="6790" calcext:value-type="float">
            <text:p>6790</text:p>
          </table:table-cell>
          <table:table-cell office:value-type="float" office:value="-1.314" calcext:value-type="float">
            <text:p>-1.314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943" calcext:value-type="float">
            <text:p>0.9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100" calcext:value-type="float">
            <text:p>106100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2874" calcext:value-type="float">
            <text:p>2874</text:p>
          </table:table-cell>
          <table:table-cell office:value-type="float" office:value="2210" calcext:value-type="float">
            <text:p>2210</text:p>
          </table:table-cell>
          <table:table-cell office:value-type="float" office:value="-1.87" calcext:value-type="float">
            <text:p>-1.87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091" calcext:value-type="float">
            <text:p>0.091</text:p>
          </table:table-cell>
          <table:table-cell office:value-type="float" office:value="0.822" calcext:value-type="float">
            <text:p>0.822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1333" calcext:value-type="float">
            <text:p>101333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1646" calcext:value-type="float">
            <text:p>1646</text:p>
          </table:table-cell>
          <table:table-cell office:value-type="float" office:value="1266" calcext:value-type="float">
            <text:p>1266</text:p>
          </table:table-cell>
          <table:table-cell office:value-type="float" office:value="-3.994" calcext:value-type="float">
            <text:p>-3.994</text:p>
          </table:table-cell>
          <table:table-cell office:value-type="float" office:value="-2.073" calcext:value-type="float">
            <text:p>-2.073</text:p>
          </table:table-cell>
          <table:table-cell office:value-type="float" office:value="0.051" calcext:value-type="float">
            <text:p>0.051</text:p>
          </table:table-cell>
          <table:table-cell office:value-type="float" office:value="0.705" calcext:value-type="float">
            <text:p>0.70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8166" calcext:value-type="float">
            <text:p>118166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1686" calcext:value-type="float">
            <text:p>1686</text:p>
          </table:table-cell>
          <table:table-cell office:value-type="float" office:value="1296" calcext:value-type="float">
            <text:p>1296</text:p>
          </table:table-cell>
          <table:table-cell office:value-type="float" office:value="-4.3" calcext:value-type="float">
            <text:p>-4.3</text:p>
          </table:table-cell>
          <table:table-cell office:value-type="float" office:value="-2.306" calcext:value-type="float">
            <text:p>-2.3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784" calcext:value-type="float">
            <text:p>0.78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1142" calcext:value-type="float">
            <text:p>91142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522" calcext:value-type="float">
            <text:p>2522</text:p>
          </table:table-cell>
          <table:table-cell office:value-type="float" office:value="1940" calcext:value-type="float">
            <text:p>1940</text:p>
          </table:table-cell>
          <table:table-cell office:value-type="float" office:value="-2.171" calcext:value-type="float">
            <text:p>-2.171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08" calcext:value-type="float">
            <text:p>0.08</text:p>
          </table:table-cell>
          <table:table-cell office:value-type="float" office:value="0.709" calcext:value-type="float">
            <text:p>0.70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499" calcext:value-type="float">
            <text:p>117499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5994" calcext:value-type="float">
            <text:p>5994</text:p>
          </table:table-cell>
          <table:table-cell office:value-type="float" office:value="4610" calcext:value-type="float">
            <text:p>4610</text:p>
          </table:table-cell>
          <table:table-cell office:value-type="float" office:value="-2.033" calcext:value-type="float">
            <text:p>-2.033</text:p>
          </table:table-cell>
          <table:table-cell office:value-type="float" office:value="-0.564" calcext:value-type="float">
            <text:p>-0.564</text:p>
          </table:table-cell>
          <table:table-cell office:value-type="float" office:value="0.198" calcext:value-type="float">
            <text:p>0.198</text:p>
          </table:table-cell>
          <table:table-cell office:value-type="float" office:value="0.834" calcext:value-type="float">
            <text:p>0.834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9916" calcext:value-type="float">
            <text:p>99916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3469" calcext:value-type="float">
            <text:p>3469</text:p>
          </table:table-cell>
          <table:table-cell office:value-type="float" office:value="2668" calcext:value-type="float">
            <text:p>2668</text:p>
          </table:table-cell>
          <table:table-cell office:value-type="float" office:value="-5.287" calcext:value-type="float">
            <text:p>-5.287</text:p>
          </table:table-cell>
          <table:table-cell office:value-type="float" office:value="-3.067" calcext:value-type="float">
            <text:p>-3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697" calcext:value-type="float">
            <text:p>0.697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9583" calcext:value-type="float">
            <text:p>119583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89" calcext:value-type="float">
            <text:p>0.78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0500" calcext:value-type="float">
            <text:p>90500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718" calcext:value-type="float">
            <text:p>0.71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6083" calcext:value-type="float">
            <text:p>116083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805" calcext:value-type="float">
            <text:p>0.805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8785" calcext:value-type="float">
            <text:p>88785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5143" calcext:value-type="float">
            <text:p>5143</text:p>
          </table:table-cell>
          <table:table-cell office:value-type="float" office:value="3956" calcext:value-type="float">
            <text:p>3956</text:p>
          </table:table-cell>
          <table:table-cell office:value-type="float" office:value="-1.48" calcext:value-type="float">
            <text:p>-1.48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173" calcext:value-type="float">
            <text:p>0.173</text:p>
          </table:table-cell>
          <table:table-cell office:value-type="float" office:value="0.764" calcext:value-type="float">
            <text:p>0.76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3500" calcext:value-type="float">
            <text:p>93500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3593" calcext:value-type="float">
            <text:p>3593</text:p>
          </table:table-cell>
          <table:table-cell office:value-type="float" office:value="2763" calcext:value-type="float">
            <text:p>2763</text:p>
          </table:table-cell>
          <table:table-cell office:value-type="float" office:value="-2.417" calcext:value-type="float">
            <text:p>-2.417</text:p>
          </table:table-cell>
          <table:table-cell office:value-type="float" office:value="-0.859" calcext:value-type="float">
            <text:p>-0.859</text:p>
          </table:table-cell>
          <table:table-cell office:value-type="float" office:value="0.114" calcext:value-type="float">
            <text:p>0.114</text:p>
          </table:table-cell>
          <table:table-cell office:value-type="float" office:value="0.799" calcext:value-type="float">
            <text:p>0.79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4333" calcext:value-type="float">
            <text:p>104333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9" calcext:value-type="float">
            <text:p>0.68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3714" calcext:value-type="float">
            <text:p>103714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85" calcext:value-type="float">
            <text:p>0.78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6166" calcext:value-type="float">
            <text:p>106166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4276" calcext:value-type="float">
            <text:p>4276</text:p>
          </table:table-cell>
          <table:table-cell office:value-type="float" office:value="3289" calcext:value-type="float">
            <text:p>3289</text:p>
          </table:table-cell>
          <table:table-cell office:value-type="float" office:value="-1.591" calcext:value-type="float">
            <text:p>-1.591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4" calcext:value-type="float">
            <text:p>0.14</text:p>
          </table:table-cell>
          <table:table-cell office:value-type="float" office:value="0.743" calcext:value-type="float">
            <text:p>0.74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2166" calcext:value-type="float">
            <text:p>112166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634" calcext:value-type="float">
            <text:p>1634</text:p>
          </table:table-cell>
          <table:table-cell office:value-type="float" office:value="1256" calcext:value-type="float">
            <text:p>1256</text:p>
          </table:table-cell>
          <table:table-cell office:value-type="float" office:value="-4.403" calcext:value-type="float">
            <text:p>-4.403</text:p>
          </table:table-cell>
          <table:table-cell office:value-type="float" office:value="-2.385" calcext:value-type="float">
            <text:p>-2.3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8" calcext:value-type="float">
            <text:p>0.76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8500" calcext:value-type="float">
            <text:p>108500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711" calcext:value-type="float">
            <text:p>0.71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166" calcext:value-type="float">
            <text:p>117166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4317" calcext:value-type="float">
            <text:p>4317</text:p>
          </table:table-cell>
          <table:table-cell office:value-type="float" office:value="3320" calcext:value-type="float">
            <text:p>3320</text:p>
          </table:table-cell>
          <table:table-cell office:value-type="float" office:value="-1.615" calcext:value-type="float">
            <text:p>-1.615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826" calcext:value-type="float">
            <text:p>0.826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6500" calcext:value-type="float">
            <text:p>86500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674" calcext:value-type="float">
            <text:p>1674</text:p>
          </table:table-cell>
          <table:table-cell office:value-type="float" office:value="1287" calcext:value-type="float">
            <text:p>1287</text:p>
          </table:table-cell>
          <table:table-cell office:value-type="float" office:value="-4.837" calcext:value-type="float">
            <text:p>-4.837</text:p>
          </table:table-cell>
          <table:table-cell office:value-type="float" office:value="-2.72" calcext:value-type="float">
            <text:p>-2.72</text:p>
          </table:table-cell>
          <table:table-cell office:value-type="float" office:value="0.052" calcext:value-type="float">
            <text:p>0.052</text:p>
          </table:table-cell>
          <table:table-cell office:value-type="float" office:value="0.693" calcext:value-type="float">
            <text:p>0.69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20250" calcext:value-type="float">
            <text:p>120250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4843" calcext:value-type="float">
            <text:p>4843</text:p>
          </table:table-cell>
          <table:table-cell office:value-type="float" office:value="3725" calcext:value-type="float">
            <text:p>3725</text:p>
          </table:table-cell>
          <table:table-cell office:value-type="float" office:value="-1.539" calcext:value-type="float">
            <text:p>-1.539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161" calcext:value-type="float">
            <text:p>0.161</text:p>
          </table:table-cell>
          <table:table-cell office:value-type="float" office:value="0.839" calcext:value-type="float">
            <text:p>0.83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9333" calcext:value-type="float">
            <text:p>99333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3242" calcext:value-type="float">
            <text:p>3242</text:p>
          </table:table-cell>
          <table:table-cell office:value-type="float" office:value="2493" calcext:value-type="float">
            <text:p>2493</text:p>
          </table:table-cell>
          <table:table-cell office:value-type="float" office:value="-2.888" calcext:value-type="float">
            <text:p>-2.888</text:p>
          </table:table-cell>
          <table:table-cell office:value-type="float" office:value="-1.222" calcext:value-type="float">
            <text:p>-1.2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708" calcext:value-type="float">
            <text:p>0.70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666" calcext:value-type="float">
            <text:p>117666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2.196" calcext:value-type="float">
            <text:p>-2.196</text:p>
          </table:table-cell>
          <table:table-cell office:value-type="float" office:value="-0.69" calcext:value-type="float">
            <text:p>-0.69</text:p>
          </table:table-cell>
          <table:table-cell office:value-type="float" office:value="0.21" calcext:value-type="float">
            <text:p>0.21</text:p>
          </table:table-cell>
          <table:table-cell office:value-type="float" office:value="0.831" calcext:value-type="float">
            <text:p>0.83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0249" calcext:value-type="float">
            <text:p>100249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formula="of:=AVERAGE([.A181:.A216])" office:value-type="float" office:value="24329.5833333333" calcext:value-type="float">
            <text:p>24329.5833333333</text:p>
          </table:table-cell>
          <table:table-cell table:formula="of:=AVERAGE([.B181:.B216])" office:value-type="float" office:value="22313.0833333333" calcext:value-type="float">
            <text:p>22313.0833333333</text:p>
          </table:table-cell>
          <table:table-cell table:formula="of:=AVERAGE([.C181:.C216])" office:value-type="float" office:value="2016.5" calcext:value-type="float">
            <text:p>2016.5</text:p>
          </table:table-cell>
          <table:table-cell table:number-columns-repeated="6"/>
          <table:table-cell table:formula="of:=AVERAGE([.J181:.J216])" office:value-type="float" office:value="0.11675" calcext:value-type="float">
            <text:p>0.11675</text:p>
          </table:table-cell>
          <table:table-cell table:formula="of:=AVERAGE([.K181:.K216])" office:value-type="float" office:value="0.780694444444444" calcext:value-type="float">
            <text:p>0.780694444444444</text:p>
          </table:table-cell>
          <table:table-cell table:formula="of:=AVERAGE([.L181:.L216])" office:value-type="float" office:value="81922.3983055556" calcext:value-type="float">
            <text:p>81922.3983055556</text:p>
          </table:table-cell>
          <table:table-cell table:formula="of:=AVERAGE([.M181:.M216])" office:value-type="float" office:value="107027.638888889" calcext:value-type="float">
            <text:p>107027.638888889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181:.A216])" office:value-type="float" office:value="22107" calcext:value-type="float">
            <text:p>22107</text:p>
          </table:table-cell>
          <table:table-cell table:formula="of:=MIN([.B181:.B216])" office:value-type="float" office:value="18391" calcext:value-type="float">
            <text:p>18391</text:p>
          </table:table-cell>
          <table:table-cell table:formula="of:=MIN([.C181:.C216])" office:value-type="float" office:value="20" calcext:value-type="float">
            <text:p>20</text:p>
          </table:table-cell>
          <table:table-cell table:number-columns-repeated="6"/>
          <table:table-cell table:formula="of:=MIN([.J181:.J216])" office:value-type="float" office:value="0.001" calcext:value-type="float">
            <text:p>0.001</text:p>
          </table:table-cell>
          <table:table-cell table:formula="of:=MIN([.K181:.K216])" office:value-type="float" office:value="0.284" calcext:value-type="float">
            <text:p>0.284</text:p>
          </table:table-cell>
          <table:table-cell table:formula="of:=MIN([.L181:.L216])" office:value-type="float" office:value="11111.111" calcext:value-type="float">
            <text:p>11111.111</text:p>
          </table:table-cell>
          <table:table-cell table:formula="of:=MIN([.M181:.M216])" office:value-type="float" office:value="32077" calcext:value-type="float">
            <text:p>32077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Max Length</text:p>
          </table:table-cell>
          <table:table-cell office:value-type="string" calcext:value-type="string">
            <text:p>Max Diff</text:p>
          </table:table-cell>
          <table:table-cell table:number-columns-repeated="6"/>
          <table:table-cell office:value-type="string" calcext:value-type="string">
            <text:p>Max Scaled Error</text:p>
          </table:table-cell>
          <table:table-cell office:value-type="string" calcext:value-type="string">
            <text:p>Max LD/Sec</text:p>
          </table:table-cell>
          <table:table-cell office:value-type="string" calcext:value-type="string">
            <text:p>Max Estimate/Sec</text:p>
          </table:table-cell>
          <table:table-cell office:value-type="string" calcext:value-type="string">
            <text:p>Max Speedup</text:p>
          </table:table-cell>
          <table:table-cell table:number-columns-repeated="1011"/>
        </table:table-row>
        <table:table-row table:style-name="ro1">
          <table:table-cell table:style-name="ce1" table:formula="of:=MAX([.A181:.A216])" office:value-type="float" office:value="24762" calcext:value-type="float">
            <text:p>24762</text:p>
          </table:table-cell>
          <table:table-cell table:style-name="ce1" table:formula="of:=MAX([.B181:.B216])" office:value-type="float" office:value="24723" calcext:value-type="float">
            <text:p>24723</text:p>
          </table:table-cell>
          <table:table-cell table:style-name="ce1" table:formula="of:=MAX([.C181:.C216])" office:value-type="float" office:value="6371" calcext:value-type="float">
            <text:p>6371</text:p>
          </table:table-cell>
          <table:table-cell table:style-name="ce1" table:number-columns-repeated="6"/>
          <table:table-cell table:style-name="ce1" table:formula="of:=MAX([.J181:.J216])" office:value-type="float" office:value="0.316" calcext:value-type="float">
            <text:p>0.316</text:p>
          </table:table-cell>
          <table:table-cell table:style-name="ce1" table:formula="of:=MAX([.K181:.K216])" office:value-type="float" office:value="1.046" calcext:value-type="float">
            <text:p>1.046</text:p>
          </table:table-cell>
          <table:table-cell table:style-name="ce1" table:formula="of:=MAX([.L181:.L216])" office:value-type="float" office:value="100000" calcext:value-type="float">
            <text:p>100000</text:p>
          </table:table-cell>
          <table:table-cell table:style-name="ce1" table:formula="of:=MAX([.M181:.M216])" office:value-type="float" office:value="251785" calcext:value-type="float">
            <text:p>251785</text:p>
          </table:table-cell>
          <table:table-cell table:style-name="ce1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Summary Of Estimation Accuracy For Text Files In Size Range 24,762 to 18,391 Characters Using C401, N=17</text:p>
          </table:table-cell>
          <table:covered-table-cell table:number-columns-repeated="12" table:style-name="ce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7692" calcext:value-type="float">
            <text:p>7692</text:p>
          </table:table-cell>
          <table:table-cell office:value-type="float" office:value="5916" calcext:value-type="float">
            <text:p>5916</text:p>
          </table:table-cell>
          <table:table-cell office:value-type="float" office:value="-0.989" calcext:value-type="float">
            <text:p>-0.9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3" calcext:value-type="float">
            <text:p>0.283</text:p>
          </table:table-cell>
          <table:table-cell office:value-type="float" office:value="0.33" calcext:value-type="float">
            <text:p>0.33</text:p>
          </table:table-cell>
          <table:table-cell office:value-type="float" office:value="19230.769" calcext:value-type="float">
            <text:p>19230.769</text:p>
          </table:table-cell>
          <table:table-cell office:value-type="float" office:value="58230" calcext:value-type="float">
            <text:p>58230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2570" calcext:value-type="float">
            <text:p>2570</text:p>
          </table:table-cell>
          <table:table-cell office:value-type="float" office:value="1976" calcext:value-type="float">
            <text:p>1976</text:p>
          </table:table-cell>
          <table:table-cell office:value-type="float" office:value="-1.518" calcext:value-type="float">
            <text:p>-1.5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1" calcext:value-type="float">
            <text:p>0.281</text:p>
          </table:table-cell>
          <table:table-cell office:value-type="float" office:value="11627.907" calcext:value-type="float">
            <text:p>11627.907</text:p>
          </table:table-cell>
          <table:table-cell office:value-type="float" office:value="41441" calcext:value-type="float">
            <text:p>41441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2779" calcext:value-type="float">
            <text:p>2779</text:p>
          </table:table-cell>
          <table:table-cell office:value-type="float" office:value="2137" calcext:value-type="float">
            <text:p>2137</text:p>
          </table:table-cell>
          <table:table-cell office:value-type="float" office:value="-1.091" calcext:value-type="float">
            <text:p>-1.09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868" calcext:value-type="float">
            <text:p>0.86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92000" calcext:value-type="float">
            <text:p>192000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2881" calcext:value-type="float">
            <text:p>2881</text:p>
          </table:table-cell>
          <table:table-cell office:value-type="float" office:value="2216" calcext:value-type="float">
            <text:p>2216</text:p>
          </table:table-cell>
          <table:table-cell office:value-type="float" office:value="-2.026" calcext:value-type="float">
            <text:p>-2.026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092" calcext:value-type="float">
            <text:p>0.092</text:p>
          </table:table-cell>
          <table:table-cell office:value-type="float" office:value="0.818" calcext:value-type="float">
            <text:p>0.81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03666" calcext:value-type="float">
            <text:p>203666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2908" calcext:value-type="float">
            <text:p>2908</text:p>
          </table:table-cell>
          <table:table-cell office:value-type="float" office:value="2236" calcext:value-type="float">
            <text:p>2236</text:p>
          </table:table-cell>
          <table:table-cell office:value-type="float" office:value="-2.082" calcext:value-type="float">
            <text:p>-2.082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772" calcext:value-type="float">
            <text:p>0.7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9500" calcext:value-type="float">
            <text:p>129500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3154" calcext:value-type="float">
            <text:p>3154</text:p>
          </table:table-cell>
          <table:table-cell office:value-type="float" office:value="2426" calcext:value-type="float">
            <text:p>2426</text:p>
          </table:table-cell>
          <table:table-cell office:value-type="float" office:value="-1.553" calcext:value-type="float">
            <text:p>-1.553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787" calcext:value-type="float">
            <text:p>0.78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58875" calcext:value-type="float">
            <text:p>158875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4125" calcext:value-type="float">
            <text:p>4125</text:p>
          </table:table-cell>
          <table:table-cell office:value-type="float" office:value="3173" calcext:value-type="float">
            <text:p>3173</text:p>
          </table:table-cell>
          <table:table-cell office:value-type="float" office:value="-1.279" calcext:value-type="float">
            <text:p>-1.2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9" calcext:value-type="float">
            <text:p>0.139</text:p>
          </table:table-cell>
          <table:table-cell office:value-type="float" office:value="0.841" calcext:value-type="float">
            <text:p>0.84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97250" calcext:value-type="float">
            <text:p>297250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4224" calcext:value-type="float">
            <text:p>4224</text:p>
          </table:table-cell>
          <table:table-cell office:value-type="float" office:value="3249" calcext:value-type="float">
            <text:p>3249</text:p>
          </table:table-cell>
          <table:table-cell office:value-type="float" office:value="-2.581" calcext:value-type="float">
            <text:p>-2.581</text:p>
          </table:table-cell>
          <table:table-cell office:value-type="float" office:value="-0.986" calcext:value-type="float">
            <text:p>-0.986</text:p>
          </table:table-cell>
          <table:table-cell office:value-type="float" office:value="0.135" calcext:value-type="float">
            <text:p>0.135</text:p>
          </table:table-cell>
          <table:table-cell office:value-type="float" office:value="0.897" calcext:value-type="float">
            <text:p>0.897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5833" calcext:value-type="float">
            <text:p>185833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7123" calcext:value-type="float">
            <text:p>7123</text:p>
          </table:table-cell>
          <table:table-cell office:value-type="float" office:value="5479" calcext:value-type="float">
            <text:p>5479</text:p>
          </table:table-cell>
          <table:table-cell office:value-type="float" office:value="-1.055" calcext:value-type="float">
            <text:p>-1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5" calcext:value-type="float">
            <text:p>0.255</text:p>
          </table:table-cell>
          <table:table-cell office:value-type="float" office:value="1.151" calcext:value-type="float">
            <text:p>1.1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7250" calcext:value-type="float">
            <text:p>217250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.136" calcext:value-type="float">
            <text:p>1.13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.167" calcext:value-type="float">
            <text:p>1.167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4250" calcext:value-type="float">
            <text:p>214250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.096" calcext:value-type="float">
            <text:p>1.09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1.115" calcext:value-type="float">
            <text:p>1.1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4250" calcext:value-type="float">
            <text:p>22425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18965" calcext:value-type="float">
            <text:p>18965</text:p>
          </table:table-cell>
          <table:table-cell office:value-type="float" office:value="14588" calcext:value-type="float">
            <text:p>14588</text:p>
          </table:table-cell>
          <table:table-cell office:value-type="float" office:value="-2.526" calcext:value-type="float">
            <text:p>-2.526</text:p>
          </table:table-cell>
          <table:table-cell office:value-type="float" office:value="-0.944" calcext:value-type="float">
            <text:p>-0.944</text:p>
          </table:table-cell>
          <table:table-cell office:value-type="float" office:value="0.72" calcext:value-type="float">
            <text:p>0.72</text:p>
          </table:table-cell>
          <table:table-cell office:value-type="float" office:value="1.143" calcext:value-type="float">
            <text:p>1.143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8749" calcext:value-type="float">
            <text:p>218749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9970" calcext:value-type="float">
            <text:p>9970</text:p>
          </table:table-cell>
          <table:table-cell office:value-type="float" office:value="7669" calcext:value-type="float">
            <text:p>7669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357" calcext:value-type="float">
            <text:p>0.357</text:p>
          </table:table-cell>
          <table:table-cell office:value-type="float" office:value="1.2" calcext:value-type="float">
            <text:p>1.2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8250" calcext:value-type="float">
            <text:p>208250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1848" calcext:value-type="float">
            <text:p>1848</text:p>
          </table:table-cell>
          <table:table-cell office:value-type="float" office:value="1421" calcext:value-type="float">
            <text:p>1421</text:p>
          </table:table-cell>
          <table:table-cell office:value-type="float" office:value="-1.202" calcext:value-type="float">
            <text:p>-1.2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952" calcext:value-type="float">
            <text:p>0.952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1309" calcext:value-type="float">
            <text:p>1309</text:p>
          </table:table-cell>
          <table:table-cell office:value-type="float" office:value="1006" calcext:value-type="float">
            <text:p>1006</text:p>
          </table:table-cell>
          <table:table-cell office:value-type="float" office:value="-3.176" calcext:value-type="float">
            <text:p>-3.176</text:p>
          </table:table-cell>
          <table:table-cell office:value-type="float" office:value="-1.442" calcext:value-type="float">
            <text:p>-1.442</text:p>
          </table:table-cell>
          <table:table-cell office:value-type="float" office:value="0.04" calcext:value-type="float">
            <text:p>0.04</text:p>
          </table:table-cell>
          <table:table-cell office:value-type="float" office:value="0.909" calcext:value-type="float">
            <text:p>0.909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3333" calcext:value-type="float">
            <text:p>183333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366" calcext:value-type="float">
            <text:p>2366</text:p>
          </table:table-cell>
          <table:table-cell office:value-type="float" office:value="1820" calcext:value-type="float">
            <text:p>1820</text:p>
          </table:table-cell>
          <table:table-cell office:value-type="float" office:value="-6.035" calcext:value-type="float">
            <text:p>-6.035</text:p>
          </table:table-cell>
          <table:table-cell office:value-type="float" office:value="-3.643" calcext:value-type="float">
            <text:p>-3.643</text:p>
          </table:table-cell>
          <table:table-cell office:value-type="float" office:value="0.073" calcext:value-type="float">
            <text:p>0.073</text:p>
          </table:table-cell>
          <table:table-cell office:value-type="float" office:value="0.976" calcext:value-type="float">
            <text:p>0.976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70833" calcext:value-type="float">
            <text:p>170833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1501" calcext:value-type="float">
            <text:p>1501</text:p>
          </table:table-cell>
          <table:table-cell office:value-type="float" office:value="1154" calcext:value-type="float">
            <text:p>1154</text:p>
          </table:table-cell>
          <table:table-cell office:value-type="float" office:value="-1.292" calcext:value-type="float">
            <text:p>-1.2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7" calcext:value-type="float">
            <text:p>0.047</text:p>
          </table:table-cell>
          <table:table-cell office:value-type="float" office:value="1.035" calcext:value-type="float">
            <text:p>1.035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1000" calcext:value-type="float">
            <text:p>161000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4028" calcext:value-type="float">
            <text:p>4028</text:p>
          </table:table-cell>
          <table:table-cell office:value-type="float" office:value="3098" calcext:value-type="float">
            <text:p>3098</text:p>
          </table:table-cell>
          <table:table-cell office:value-type="float" office:value="-1.366" calcext:value-type="float">
            <text:p>-1.3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33" calcext:value-type="float">
            <text:p>0.133</text:p>
          </table:table-cell>
          <table:table-cell office:value-type="float" office:value="1.048" calcext:value-type="float">
            <text:p>1.04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58999" calcext:value-type="float">
            <text:p>158999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543" calcext:value-type="float">
            <text:p>543</text:p>
          </table:table-cell>
          <table:table-cell office:value-type="float" office:value="417" calcext:value-type="float">
            <text:p>417</text:p>
          </table:table-cell>
          <table:table-cell office:value-type="float" office:value="-0.827" calcext:value-type="float">
            <text:p>-0.82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17" calcext:value-type="float">
            <text:p>0.017</text:p>
          </table:table-cell>
          <table:table-cell office:value-type="float" office:value="0.938" calcext:value-type="float">
            <text:p>0.938</text:p>
          </table:table-cell>
          <table:table-cell office:value-type="float" office:value="125000" calcext:value-type="float">
            <text:p>125000</text:p>
          </table:table-cell>
          <table:table-cell office:value-type="float" office:value="133250" calcext:value-type="float">
            <text:p>133250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988" calcext:value-type="float">
            <text:p>0.98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8666" calcext:value-type="float">
            <text:p>168666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1.007" calcext:value-type="float">
            <text:p>1.007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5500" calcext:value-type="float">
            <text:p>165500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1.048" calcext:value-type="float">
            <text:p>1.04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58999" calcext:value-type="float">
            <text:p>158999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3788" calcext:value-type="float">
            <text:p>3788</text:p>
          </table:table-cell>
          <table:table-cell office:value-type="float" office:value="2913" calcext:value-type="float">
            <text:p>2913</text:p>
          </table:table-cell>
          <table:table-cell office:value-type="float" office:value="-1.09" calcext:value-type="float">
            <text:p>-1.0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27" calcext:value-type="float">
            <text:p>0.127</text:p>
          </table:table-cell>
          <table:table-cell office:value-type="float" office:value="1.071" calcext:value-type="float">
            <text:p>1.071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55666" calcext:value-type="float">
            <text:p>155666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3491" calcext:value-type="float">
            <text:p>3491</text:p>
          </table:table-cell>
          <table:table-cell office:value-type="float" office:value="2685" calcext:value-type="float">
            <text:p>2685</text:p>
          </table:table-cell>
          <table:table-cell office:value-type="float" office:value="-2.348" calcext:value-type="float">
            <text:p>-2.348</text:p>
          </table:table-cell>
          <table:table-cell office:value-type="float" office:value="-0.807" calcext:value-type="float">
            <text:p>-0.8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989" calcext:value-type="float">
            <text:p>0.989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68500" calcext:value-type="float">
            <text:p>168500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3" calcext:value-type="float">
            <text:p>0.833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00166" calcext:value-type="float">
            <text:p>200166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896" calcext:value-type="float">
            <text:p>0.896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5999" calcext:value-type="float">
            <text:p>185999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3770" calcext:value-type="float">
            <text:p>3770</text:p>
          </table:table-cell>
          <table:table-cell office:value-type="float" office:value="2900" calcext:value-type="float">
            <text:p>2900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898" calcext:value-type="float">
            <text:p>0.898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85500" calcext:value-type="float">
            <text:p>185500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1862" calcext:value-type="float">
            <text:p>1862</text:p>
          </table:table-cell>
          <table:table-cell office:value-type="float" office:value="1432" calcext:value-type="float">
            <text:p>1432</text:p>
          </table:table-cell>
          <table:table-cell office:value-type="float" office:value="-5.018" calcext:value-type="float">
            <text:p>-5.018</text:p>
          </table:table-cell>
          <table:table-cell office:value-type="float" office:value="-2.86" calcext:value-type="float">
            <text:p>-2.86</text:p>
          </table:table-cell>
          <table:table-cell office:value-type="float" office:value="0.058" calcext:value-type="float">
            <text:p>0.058</text:p>
          </table:table-cell>
          <table:table-cell office:value-type="float" office:value="0.816" calcext:value-type="float">
            <text:p>0.816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04333" calcext:value-type="float">
            <text:p>204333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857" calcext:value-type="float">
            <text:p>0.85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45875" calcext:value-type="float">
            <text:p>145875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3798" calcext:value-type="float">
            <text:p>3798</text:p>
          </table:table-cell>
          <table:table-cell office:value-type="float" office:value="2921" calcext:value-type="float">
            <text:p>2921</text:p>
          </table:table-cell>
          <table:table-cell office:value-type="float" office:value="-1.42" calcext:value-type="float">
            <text:p>-1.42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124" calcext:value-type="float">
            <text:p>0.124</text:p>
          </table:table-cell>
          <table:table-cell office:value-type="float" office:value="0.94" calcext:value-type="float">
            <text:p>0.94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177333" calcext:value-type="float">
            <text:p>177333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1888" calcext:value-type="float">
            <text:p>1888</text:p>
          </table:table-cell>
          <table:table-cell office:value-type="float" office:value="1452" calcext:value-type="float">
            <text:p>1452</text:p>
          </table:table-cell>
          <table:table-cell office:value-type="float" office:value="-5.456" calcext:value-type="float">
            <text:p>-5.456</text:p>
          </table:table-cell>
          <table:table-cell office:value-type="float" office:value="-3.197" calcext:value-type="float">
            <text:p>-3.197</text:p>
          </table:table-cell>
          <table:table-cell office:value-type="float" office:value="0.059" calcext:value-type="float">
            <text:p>0.059</text:p>
          </table:table-cell>
          <table:table-cell office:value-type="float" office:value="0.765" calcext:value-type="float">
            <text:p>0.765</text:p>
          </table:table-cell>
          <table:table-cell office:value-type="float" office:value="166666.667" calcext:value-type="float">
            <text:p>166666.667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4161" calcext:value-type="float">
            <text:p>4161</text:p>
          </table:table-cell>
          <table:table-cell office:value-type="float" office:value="3200" calcext:value-type="float">
            <text:p>3200</text:p>
          </table:table-cell>
          <table:table-cell office:value-type="float" office:value="-1.322" calcext:value-type="float">
            <text:p>-1.32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947" calcext:value-type="float">
            <text:p>0.947</text:p>
          </table:table-cell>
          <table:table-cell office:value-type="float" office:value="250000" calcext:value-type="float">
            <text:p>250000</text:p>
          </table:table-cell>
          <table:table-cell office:value-type="float" office:value="264000" calcext:value-type="float">
            <text:p>264000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3156" calcext:value-type="float">
            <text:p>3156</text:p>
          </table:table-cell>
          <table:table-cell office:value-type="float" office:value="2427" calcext:value-type="float">
            <text:p>2427</text:p>
          </table:table-cell>
          <table:table-cell office:value-type="float" office:value="-2.812" calcext:value-type="float">
            <text:p>-2.812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1" calcext:value-type="float">
            <text:p>0.1</text:p>
          </table:table-cell>
          <table:table-cell office:value-type="float" office:value="0.786" calcext:value-type="float">
            <text:p>0.78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5289" calcext:value-type="float">
            <text:p>5289</text:p>
          </table:table-cell>
          <table:table-cell office:value-type="float" office:value="4068" calcext:value-type="float">
            <text:p>4068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403" calcext:value-type="float">
            <text:p>-0.4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924" calcext:value-type="float">
            <text:p>0.92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0500" calcext:value-type="float">
            <text:p>270500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x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formula="of:=AVERAGE([.A229:.A264])" office:value-type="float" office:value="24329.5833333333" calcext:value-type="float">
            <text:p>24329.5833333333</text:p>
          </table:table-cell>
          <table:table-cell table:formula="of:=AVERAGE([.B229:.B264])" office:value-type="float" office:value="22313.0833333333" calcext:value-type="float">
            <text:p>22313.0833333333</text:p>
          </table:table-cell>
          <table:table-cell table:formula="of:=AVERAGE([.C229:.C264])" office:value-type="float" office:value="2016.5" calcext:value-type="float">
            <text:p>2016.5</text:p>
          </table:table-cell>
          <table:table-cell table:number-columns-repeated="6"/>
          <table:table-cell table:formula="of:=AVERAGE([.J229:.J264])" office:value-type="float" office:value="0.130694444444444" calcext:value-type="float">
            <text:p>0.130694444444444</text:p>
          </table:table-cell>
          <table:table-cell table:formula="of:=AVERAGE([.K229:.K264])" office:value-type="float" office:value="0.922916666666667" calcext:value-type="float">
            <text:p>0.922916666666667</text:p>
          </table:table-cell>
          <table:table-cell table:formula="of:=AVERAGE([.L229:.L264])" office:value-type="float" office:value="174931.259694445" calcext:value-type="float">
            <text:p>174931.259694445</text:p>
          </table:table-cell>
          <table:table-cell table:formula="of:=AVERAGE([.M229:.M264])" office:value-type="float" office:value="183555.444444444" calcext:value-type="float">
            <text:p>183555.444444444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229:.A264])" office:value-type="float" office:value="22107" calcext:value-type="float">
            <text:p>22107</text:p>
          </table:table-cell>
          <table:table-cell table:formula="of:=MIN([.B229:.B264])" office:value-type="float" office:value="18391" calcext:value-type="float">
            <text:p>18391</text:p>
          </table:table-cell>
          <table:table-cell table:formula="of:=MIN([.C229:.C264])" office:value-type="float" office:value="20" calcext:value-type="float">
            <text:p>20</text:p>
          </table:table-cell>
          <table:table-cell table:number-columns-repeated="6"/>
          <table:table-cell table:formula="of:=MIN([.J229:.J264])" office:value-type="float" office:value="0.001" calcext:value-type="float">
            <text:p>0.001</text:p>
          </table:table-cell>
          <table:table-cell table:formula="of:=MIN([.K229:.K264])" office:value-type="float" office:value="0.281" calcext:value-type="float">
            <text:p>0.281</text:p>
          </table:table-cell>
          <table:table-cell table:formula="of:=MIN([.L229:.L264])" office:value-type="float" office:value="11627.907" calcext:value-type="float">
            <text:p>11627.907</text:p>
          </table:table-cell>
          <table:table-cell table:formula="of:=MIN([.M229:.M264])" office:value-type="float" office:value="41441" calcext:value-type="float">
            <text:p>41441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229:.A264])" office:value-type="float" office:value="24762" calcext:value-type="float">
            <text:p>24762</text:p>
          </table:table-cell>
          <table:table-cell table:formula="of:=MAX([.B229:.B264])" office:value-type="float" office:value="24723" calcext:value-type="float">
            <text:p>24723</text:p>
          </table:table-cell>
          <table:table-cell table:formula="of:=MAX([.C229:.C264])" office:value-type="float" office:value="6371" calcext:value-type="float">
            <text:p>6371</text:p>
          </table:table-cell>
          <table:table-cell table:number-columns-repeated="6"/>
          <table:table-cell table:formula="of:=MAX([.J229:.J264])" office:value-type="float" office:value="0.72" calcext:value-type="float">
            <text:p>0.72</text:p>
          </table:table-cell>
          <table:table-cell table:formula="of:=MAX([.K229:.K264])" office:value-type="float" office:value="1.2" calcext:value-type="float">
            <text:p>1.2</text:p>
          </table:table-cell>
          <table:table-cell table:formula="of:=MAX([.L229:.L264])" office:value-type="float" office:value="250000" calcext:value-type="float">
            <text:p>250000</text:p>
          </table:table-cell>
          <table:table-cell table:formula="of:=MAX([.M229:.M264])" office:value-type="float" office:value="297250" calcext:value-type="float">
            <text:p>29725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Summary Of Estimation Accuracy For Text Files In Size Range 24,762 to 18,391 Characters Using C501, N=17</text:p>
          </table:table-cell>
          <table:covered-table-cell table:number-columns-repeated="12" table:style-name="ce1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File One Length</text:p>
          </table:table-cell>
          <table:table-cell table:style-name="ce2" office:value-type="string" calcext:value-type="string">
            <text:p>File Two Length</text:p>
          </table:table-cell>
          <table:table-cell table:style-name="ce2" office:value-type="string" calcext:value-type="string">
            <text:p>File Length Difference</text:p>
          </table:table-cell>
          <table:table-cell table:style-name="ce2" office:value-type="string" calcext:value-type="string">
            <text:p>Expected LD For Random Texts</text:p>
          </table:table-cell>
          <table:table-cell table:style-name="ce2" office:value-type="string" calcext:value-type="string">
            <text:p>Actual LD</text:p>
          </table:table-cell>
          <table:table-cell table:style-name="ce2" office:value-type="string" calcext:value-type="string">
            <text:p>Raw Estimated LD</text:p>
          </table:table-cell>
          <table:table-cell table:style-name="ce2" office:value-type="string" calcext:value-type="string">
            <text:p>Corrected Estimated LD</text:p>
          </table:table-cell>
          <table:table-cell table:style-name="ce2" office:value-type="string" calcext:value-type="string">
            <text:p>Raw Absolute <text:s/>Estimate Error: Actual/Estimate</text:p>
          </table:table-cell>
          <table:table-cell table:style-name="ce2" office:value-type="string" calcext:value-type="string">
            <text:p>Corrected Absolute Estimate Error</text:p>
          </table:table-cell>
          <table:table-cell table:style-name="ce2" office:value-type="string" calcext:value-type="string">
            <text:p>Corrected Absolute Estimate Error Scaled To File Sizes</text:p>
          </table:table-cell>
          <table:table-cell table:style-name="ce2" office:value-type="string" calcext:value-type="string">
            <text:p>LD/Sec for Original Files</text:p>
          </table:table-cell>
          <table:table-cell table:style-name="ce2" office:value-type="string" calcext:value-type="string">
            <text:p>LD Estimates/Sec</text:p>
          </table:table-cell>
          <table:table-cell table:style-name="ce2" office:value-type="string" calcext:value-type="string">
            <text:p>Estimate Speedup over Actual LD</text:p>
          </table:table-cell>
          <table:table-cell table:style-name="ce2" office:value-type="string" calcext:value-type="string">
            <text:p>Summary of File Differences For Pair. Change to files divided by vertical pipe. See also actual LD for the file pair.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391" calcext:value-type="float">
            <text:p>18391</text:p>
          </table:table-cell>
          <table:table-cell office:value-type="float" office:value="5009" calcext:value-type="float">
            <text:p>5009</text:p>
          </table:table-cell>
          <table:table-cell office:value-type="float" office:value="17882" calcext:value-type="float">
            <text:p>17882</text:p>
          </table:table-cell>
          <table:table-cell office:value-type="float" office:value="7773" calcext:value-type="float">
            <text:p>7773</text:p>
          </table:table-cell>
          <table:table-cell office:value-type="float" office:value="6863" calcext:value-type="float">
            <text:p>6863</text:p>
          </table:table-cell>
          <table:table-cell office:value-type="float" office:value="5279" calcext:value-type="float">
            <text:p>5279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321" calcext:value-type="float">
            <text:p>0.321</text:p>
          </table:table-cell>
          <table:table-cell office:value-type="float" office:value="0.252" calcext:value-type="float">
            <text:p>0.252</text:p>
          </table:table-cell>
          <table:table-cell office:value-type="float" office:value="0.343" calcext:value-type="float">
            <text:p>0.343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132045" calcext:value-type="float">
            <text:p>132045</text:p>
          </table:table-cell>
          <table:table-cell office:value-type="string" calcext:value-type="string">
            <text:p><text:s/>Deleted 20 lines from the first half. | <text:s/>Deleted last 100 non-blank lines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400" calcext:value-type="float">
            <text:p>23400</text:p>
          </table:table-cell>
          <table:table-cell office:value-type="float" office:value="1048" calcext:value-type="float">
            <text:p>1048</text:p>
          </table:table-cell>
          <table:table-cell office:value-type="float" office:value="17428" calcext:value-type="float">
            <text:p>17428</text:p>
          </table:table-cell>
          <table:table-cell office:value-type="float" office:value="1692" calcext:value-type="float">
            <text:p>1692</text:p>
          </table:table-cell>
          <table:table-cell office:value-type="float" office:value="2764" calcext:value-type="float">
            <text:p>2764</text:p>
          </table:table-cell>
          <table:table-cell office:value-type="float" office:value="2126" calcext:value-type="float">
            <text:p>2126</text:p>
          </table:table-cell>
          <table:table-cell office:value-type="float" office:value="-1.633" calcext:value-type="float">
            <text:p>-1.633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088" calcext:value-type="float">
            <text:p>0.088</text:p>
          </table:table-cell>
          <table:table-cell office:value-type="float" office:value="0.733" calcext:value-type="float">
            <text:p>0.733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200914" calcext:value-type="float">
            <text:p>200914</text:p>
          </table:table-cell>
          <table:table-cell office:value-type="string" calcext:value-type="string">
            <text:p><text:s/>Deleted 20 lines from the first half.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3400" calcext:value-type="float">
            <text:p>23400</text:p>
          </table:table-cell>
          <table:table-cell office:value-type="float" office:value="219" calcext:value-type="float">
            <text:p>219</text:p>
          </table:table-cell>
          <table:table-cell office:value-type="float" office:value="16599" calcext:value-type="float">
            <text:p>16599</text:p>
          </table:table-cell>
          <table:table-cell office:value-type="float" office:value="2545" calcext:value-type="float">
            <text:p>2545</text:p>
          </table:table-cell>
          <table:table-cell office:value-type="float" office:value="219" calcext:value-type="float">
            <text:p>219</text:p>
          </table:table-cell>
          <table:table-cell office:value-type="float" office:value="168" calcext:value-type="float">
            <text:p>168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93" calcext:value-type="float">
            <text:p>0.293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6800" calcext:value-type="float">
            <text:p>446800</text:p>
          </table:table-cell>
          <table:table-cell office:value-type="string" calcext:value-type="string">
            <text:p><text:s/>Deleted 20 lines from the first half.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400" calcext:value-type="float">
            <text:p>23400</text:p>
          </table:table-cell>
          <table:table-cell office:value-type="float" office:value="1323" calcext:value-type="float">
            <text:p>1323</text:p>
          </table:table-cell>
          <table:table-cell office:value-type="float" office:value="17703" calcext:value-type="float">
            <text:p>17703</text:p>
          </table:table-cell>
          <table:table-cell office:value-type="float" office:value="1421" calcext:value-type="float">
            <text:p>1421</text:p>
          </table:table-cell>
          <table:table-cell office:value-type="float" office:value="1323" calcext:value-type="float">
            <text:p>1323</text:p>
          </table:table-cell>
          <table:table-cell office:value-type="float" office:value="1017" calcext:value-type="float">
            <text:p>1017</text:p>
          </table:table-cell>
          <table:table-cell office:value-type="float" office:value="-0.93" calcext:value-type="float">
            <text:p>-0.9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2" calcext:value-type="float">
            <text:p>0.042</text:p>
          </table:table-cell>
          <table:table-cell office:value-type="float" office:value="0.709" calcext:value-type="float">
            <text:p>0.7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486400" calcext:value-type="float">
            <text:p>486400</text:p>
          </table:table-cell>
          <table:table-cell office:value-type="string" calcext:value-type="string">
            <text:p><text:s/>Deleted 20 lines from the first half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400" calcext:value-type="float">
            <text:p>23400</text:p>
          </table:table-cell>
          <table:table-cell office:value-type="float" office:value="1362" calcext:value-type="float">
            <text:p>1362</text:p>
          </table:table-cell>
          <table:table-cell office:value-type="float" office:value="17742" calcext:value-type="float">
            <text:p>17742</text:p>
          </table:table-cell>
          <table:table-cell office:value-type="float" office:value="1396" calcext:value-type="float">
            <text:p>1396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0.728" calcext:value-type="float">
            <text:p>0.728</text:p>
          </table:table-cell>
          <table:table-cell office:value-type="float" office:value="500000" calcext:value-type="float">
            <text:p>500000</text:p>
          </table:table-cell>
          <table:table-cell office:value-type="float" office:value="660000" calcext:value-type="float">
            <text:p>660000</text:p>
          </table:table-cell>
          <table:table-cell office:value-type="string" calcext:value-type="string">
            <text:p><text:s/>Deleted 20 lines from the first half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400" calcext:value-type="float">
            <text:p>23400</text:p>
          </table:table-cell>
          <table:table-cell office:value-type="float" office:value="574" calcext:value-type="float">
            <text:p>574</text:p>
          </table:table-cell>
          <table:table-cell office:value-type="float" office:value="16954" calcext:value-type="float">
            <text:p>16954</text:p>
          </table:table-cell>
          <table:table-cell office:value-type="float" office:value="2029" calcext:value-type="float">
            <text:p>2029</text:p>
          </table:table-cell>
          <table:table-cell office:value-type="float" office:value="574" calcext:value-type="float">
            <text:p>574</text:p>
          </table:table-cell>
          <table:table-cell office:value-type="float" office:value="441" calcext:value-type="float">
            <text:p>441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8" calcext:value-type="float">
            <text:p>0.018</text:p>
          </table:table-cell>
          <table:table-cell office:value-type="float" office:value="0.817" calcext:value-type="float">
            <text:p>0.817</text:p>
          </table:table-cell>
          <table:table-cell office:value-type="float" office:value="285714.286" calcext:value-type="float">
            <text:p>285714.286</text:p>
          </table:table-cell>
          <table:table-cell office:value-type="float" office:value="354857" calcext:value-type="float">
            <text:p>354857</text:p>
          </table:table-cell>
          <table:table-cell office:value-type="string" calcext:value-type="string">
            <text:p><text:s/>Deleted 20 lines from the first half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2107" calcext:value-type="float">
            <text:p>22107</text:p>
          </table:table-cell>
          <table:table-cell office:value-type="float" office:value="1293" calcext:value-type="float">
            <text:p>1293</text:p>
          </table:table-cell>
          <table:table-cell office:value-type="float" office:value="16767" calcext:value-type="float">
            <text:p>16767</text:p>
          </table:table-cell>
          <table:table-cell office:value-type="float" office:value="3222" calcext:value-type="float">
            <text:p>3222</text:p>
          </table:table-cell>
          <table:table-cell office:value-type="float" office:value="3895" calcext:value-type="float">
            <text:p>3895</text:p>
          </table:table-cell>
          <table:table-cell office:value-type="float" office:value="2996" calcext:value-type="float">
            <text:p>2996</text:p>
          </table:table-cell>
          <table:table-cell office:value-type="float" office:value="-1.208" calcext:value-type="float">
            <text:p>-1.208</text:p>
          </table:table-cell>
          <table:table-cell office:value-type="float" office:value="0.07" calcext:value-type="float">
            <text:p>0.07</text:p>
          </table:table-cell>
          <table:table-cell office:value-type="float" office:value="0.131" calcext:value-type="float">
            <text:p>0.131</text:p>
          </table:table-cell>
          <table:table-cell office:value-type="float" office:value="0.883" calcext:value-type="float">
            <text:p>0.88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8000" calcext:value-type="float">
            <text:p>538000</text:p>
          </table:table-cell>
          <table:table-cell office:value-type="string" calcext:value-type="string">
            <text:p><text:s/>Deleted 20 lines from the first half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400" calcext:value-type="float">
            <text:p>23400</text:p>
          </table:table-cell>
          <table:table-cell office:value-type="float" office:value="1068" calcext:value-type="float">
            <text:p>1068</text:p>
          </table:table-cell>
          <table:table-cell office:value-type="float" office:value="17448" calcext:value-type="float">
            <text:p>17448</text:p>
          </table:table-cell>
          <table:table-cell office:value-type="float" office:value="1636" calcext:value-type="float">
            <text:p>1636</text:p>
          </table:table-cell>
          <table:table-cell office:value-type="float" office:value="1068" calcext:value-type="float">
            <text:p>1068</text:p>
          </table:table-cell>
          <table:table-cell office:value-type="float" office:value="821" calcext:value-type="float">
            <text:p>821</text:p>
          </table:table-cell>
          <table:table-cell office:value-type="float" office:value="-0.652" calcext:value-type="float">
            <text:p>-0.652</text:p>
          </table:table-cell>
          <table:table-cell office:value-type="float" office:value="0.498" calcext:value-type="float">
            <text:p>0.498</text:p>
          </table:table-cell>
          <table:table-cell office:value-type="float" office:value="0.034" calcext:value-type="float">
            <text:p>0.034</text:p>
          </table:table-cell>
          <table:table-cell office:value-type="float" office:value="0.815" calcext:value-type="float">
            <text:p>0.815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9600" calcext:value-type="float">
            <text:p>459600</text:p>
          </table:table-cell>
          <table:table-cell office:value-type="string" calcext:value-type="string">
            <text:p><text:s/>Deleted 20 lines from the first half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18391" calcext:value-type="float">
            <text:p>18391</text:p>
          </table:table-cell>
          <table:table-cell office:value-type="float" office:value="6057" calcext:value-type="float">
            <text:p>6057</text:p>
          </table:table-cell>
          <table:table-cell office:value-type="float" office:value="18930" calcext:value-type="float">
            <text:p>18930</text:p>
          </table:table-cell>
          <table:table-cell office:value-type="float" office:value="6744" calcext:value-type="float">
            <text:p>6744</text:p>
          </table:table-cell>
          <table:table-cell office:value-type="float" office:value="7828" calcext:value-type="float">
            <text:p>7828</text:p>
          </table:table-cell>
          <table:table-cell office:value-type="float" office:value="6021" calcext:value-type="float">
            <text:p>6021</text:p>
          </table:table-cell>
          <table:table-cell office:value-type="float" office:value="-1.16" calcext:value-type="float">
            <text:p>-1.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281" calcext:value-type="float">
            <text:p>0.281</text:p>
          </table:table-cell>
          <table:table-cell office:value-type="float" office:value="1.096" calcext:value-type="float">
            <text:p>1.096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686666" calcext:value-type="float">
            <text:p>686666</text:p>
          </table:table-cell>
          <table:table-cell office:value-type="string" calcext:value-type="string">
            <text:p><text:s/>Deleted last 100 non-blank lines | <text:s/>Deleted 5 instances of civilization <text:s/>20 of china <text:s/>24 of history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18391" calcext:value-type="float">
            <text:p>18391</text:p>
          </table:table-cell>
          <table:table-cell office:value-type="float" office:value="5228" calcext:value-type="float">
            <text:p>5228</text:p>
          </table:table-cell>
          <table:table-cell office:value-type="float" office:value="18101" calcext:value-type="float">
            <text:p>18101</text:p>
          </table:table-cell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.232" calcext:value-type="float">
            <text:p>1.232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618666" calcext:value-type="float">
            <text:p>618666</text:p>
          </table:table-cell>
          <table:table-cell office:value-type="string" calcext:value-type="string">
            <text:p><text:s/>Deleted last 100 non-blank lines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18391" calcext:value-type="float">
            <text:p>18391</text:p>
          </table:table-cell>
          <table:table-cell office:value-type="float" office:value="6332" calcext:value-type="float">
            <text:p>6332</text:p>
          </table:table-cell>
          <table:table-cell office:value-type="float" office:value="19205" calcext:value-type="float">
            <text:p>19205</text:p>
          </table:table-cell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.182" calcext:value-type="float">
            <text:p>1.18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4500" calcext:value-type="float">
            <text:p>454500</text:p>
          </table:table-cell>
          <table:table-cell office:value-type="string" calcext:value-type="string">
            <text:p><text:s/>Deleted last 100 non-blank lines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18391" calcext:value-type="float">
            <text:p>18391</text:p>
          </table:table-cell>
          <table:table-cell office:value-type="float" office:value="6371" calcext:value-type="float">
            <text:p>6371</text:p>
          </table:table-cell>
          <table:table-cell office:value-type="float" office:value="19244" calcext:value-type="float">
            <text:p>19244</text:p>
          </table:table-cell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.095" calcext:value-type="float">
            <text:p>1.095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601333" calcext:value-type="float">
            <text:p>601333</text:p>
          </table:table-cell>
          <table:table-cell office:value-type="string" calcext:value-type="string">
            <text:p><text:s/>Deleted last 100 non-blank lines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18391" calcext:value-type="float">
            <text:p>18391</text:p>
          </table:table-cell>
          <table:table-cell office:value-type="float" office:value="5583" calcext:value-type="float">
            <text:p>5583</text:p>
          </table:table-cell>
          <table:table-cell office:value-type="float" office:value="18456" calcext:value-type="float">
            <text:p>18456</text:p>
          </table:table-cell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1.215" calcext:value-type="float">
            <text:p>1.2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447000" calcext:value-type="float">
            <text:p>447000</text:p>
          </table:table-cell>
          <table:table-cell office:value-type="string" calcext:value-type="string">
            <text:p><text:s/>Deleted last 100 non-blank lines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18391" calcext:value-type="float">
            <text:p>18391</text:p>
          </table:table-cell>
          <table:table-cell office:value-type="float" office:value="3716" calcext:value-type="float">
            <text:p>3716</text:p>
          </table:table-cell>
          <table:table-cell office:value-type="float" office:value="16589" calcext:value-type="float">
            <text:p>16589</text:p>
          </table:table-cell>
          <table:table-cell office:value-type="float" office:value="7504" calcext:value-type="float">
            <text:p>7504</text:p>
          </table:table-cell>
          <table:table-cell office:value-type="float" office:value="5512" calcext:value-type="float">
            <text:p>5512</text:p>
          </table:table-cell>
          <table:table-cell office:value-type="float" office:value="4240" calcext:value-type="float">
            <text:p>4240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9" calcext:value-type="float">
            <text:p>0.209</text:p>
          </table:table-cell>
          <table:table-cell office:value-type="float" office:value="1.186" calcext:value-type="float">
            <text:p>1.186</text:p>
          </table:table-cell>
          <table:table-cell office:value-type="float" office:value="666666.667" calcext:value-type="float">
            <text:p>666666.667</text:p>
          </table:table-cell>
          <table:table-cell office:value-type="float" office:value="572666" calcext:value-type="float">
            <text:p>572666</text:p>
          </table:table-cell>
          <table:table-cell office:value-type="string" calcext:value-type="string">
            <text:p><text:s/>Deleted last 100 non-blank lines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18391" calcext:value-type="float">
            <text:p>18391</text:p>
          </table:table-cell>
          <table:table-cell office:value-type="float" office:value="6077" calcext:value-type="float">
            <text:p>6077</text:p>
          </table:table-cell>
          <table:table-cell office:value-type="float" office:value="18950" calcext:value-type="float">
            <text:p>18950</text:p>
          </table:table-cell>
          <table:table-cell office:value-type="float" office:value="6715" calcext:value-type="float">
            <text:p>6715</text:p>
          </table:table-cell>
          <table:table-cell office:value-type="float" office:value="6077" calcext:value-type="float">
            <text:p>6077</text:p>
          </table:table-cell>
          <table:table-cell office:value-type="float" office:value="4674" calcext:value-type="float">
            <text:p>4674</text:p>
          </table:table-cell>
          <table:table-cell office:value-type="float" office:value="-0.904" calcext:value-type="float">
            <text:p>-0.90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18" calcext:value-type="float">
            <text:p>0.218</text:p>
          </table:table-cell>
          <table:table-cell office:value-type="float" office:value="1.183" calcext:value-type="float">
            <text:p>1.183</text:p>
          </table:table-cell>
          <table:table-cell office:value-type="float" office:value="333333.333" calcext:value-type="float">
            <text:p>333333.333</text:p>
          </table:table-cell>
          <table:table-cell office:value-type="float" office:value="310666" calcext:value-type="float">
            <text:p>310666</text:p>
          </table:table-cell>
          <table:table-cell office:value-type="string" calcext:value-type="string">
            <text:p><text:s/>Deleted last 100 non-blank lines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619" calcext:value-type="float">
            <text:p>23619</text:p>
          </table:table-cell>
          <table:table-cell office:value-type="float" office:value="829" calcext:value-type="float">
            <text:p>829</text:p>
          </table:table-cell>
          <table:table-cell office:value-type="float" office:value="17362" calcext:value-type="float">
            <text:p>17362</text:p>
          </table:table-cell>
          <table:table-cell office:value-type="float" office:value="1536" calcext:value-type="float">
            <text:p>1536</text:p>
          </table:table-cell>
          <table:table-cell office:value-type="float" office:value="2528" calcext:value-type="float">
            <text:p>2528</text:p>
          </table:table-cell>
          <table:table-cell office:value-type="float" office:value="1944" calcext:value-type="float">
            <text:p>1944</text:p>
          </table:table-cell>
          <table:table-cell office:value-type="float" office:value="-1.645" calcext:value-type="float">
            <text:p>-1.64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8" calcext:value-type="float">
            <text:p>0.08</text:p>
          </table:table-cell>
          <table:table-cell office:value-type="float" office:value="0.883" calcext:value-type="float">
            <text:p>0.883</text:p>
          </table:table-cell>
          <table:table-cell office:value-type="float" office:value="333333.333" calcext:value-type="float">
            <text:p>333333.333</text:p>
          </table:table-cell>
          <table:table-cell office:value-type="float" office:value="361333" calcext:value-type="float">
            <text:p>361333</text:p>
          </table:table-cell>
          <table:table-cell office:value-type="string" calcext:value-type="string">
            <text:p><text:s/>Deleted 5 instances of civilization <text:s/>20 of china <text:s/>24 of history | <text:s/>Deleted last 20 non-blank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48" calcext:value-type="float">
            <text:p>24448</text:p>
          </table:table-cell>
          <table:table-cell office:value-type="float" office:value="275" calcext:value-type="float">
            <text:p>275</text:p>
          </table:table-cell>
          <table:table-cell office:value-type="float" office:value="17388" calcext:value-type="float">
            <text:p>17388</text:p>
          </table:table-cell>
          <table:table-cell office:value-type="float" office:value="412" calcext:value-type="float">
            <text:p>412</text:p>
          </table:table-cell>
          <table:table-cell office:value-type="float" office:value="2013" calcext:value-type="float">
            <text:p>2013</text:p>
          </table:table-cell>
          <table:table-cell office:value-type="float" office:value="1548" calcext:value-type="float">
            <text:p>1548</text:p>
          </table:table-cell>
          <table:table-cell office:value-type="float" office:value="-4.885" calcext:value-type="float">
            <text:p>-4.885</text:p>
          </table:table-cell>
          <table:table-cell office:value-type="float" office:value="-2.757" calcext:value-type="float">
            <text:p>-2.7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2" calcext:value-type="float">
            <text:p>0.7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513200" calcext:value-type="float">
            <text:p>513200</text:p>
          </table:table-cell>
          <table:table-cell office:value-type="string" calcext:value-type="string">
            <text:p><text:s/>Deleted 5 instances of civilization <text:s/>20 of china <text:s/>24 of history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48" calcext:value-type="float">
            <text:p>24448</text:p>
          </table:table-cell>
          <table:table-cell office:value-type="float" office:value="314" calcext:value-type="float">
            <text:p>314</text:p>
          </table:table-cell>
          <table:table-cell office:value-type="float" office:value="17427" calcext:value-type="float">
            <text:p>17427</text:p>
          </table:table-cell>
          <table:table-cell office:value-type="float" office:value="392" calcext:value-type="float">
            <text:p>392</text:p>
          </table:table-cell>
          <table:table-cell office:value-type="float" office:value="2054" calcext:value-type="float">
            <text:p>2054</text:p>
          </table:table-cell>
          <table:table-cell office:value-type="float" office:value="1580" calcext:value-type="float">
            <text:p>1580</text:p>
          </table:table-cell>
          <table:table-cell office:value-type="float" office:value="-5.239" calcext:value-type="float">
            <text:p>-5.239</text:p>
          </table:table-cell>
          <table:table-cell office:value-type="float" office:value="-3.031" calcext:value-type="float">
            <text:p>-3.0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74" calcext:value-type="float">
            <text:p>0.7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0400" calcext:value-type="float">
            <text:p>450400</text:p>
          </table:table-cell>
          <table:table-cell office:value-type="string" calcext:value-type="string">
            <text:p><text:s/>Deleted 5 instances of civilization <text:s/>20 of china <text:s/>24 of history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3974" calcext:value-type="float">
            <text:p>23974</text:p>
          </table:table-cell>
          <table:table-cell office:value-type="float" office:value="474" calcext:value-type="float">
            <text:p>474</text:p>
          </table:table-cell>
          <table:table-cell office:value-type="float" office:value="17255" calcext:value-type="float">
            <text:p>17255</text:p>
          </table:table-cell>
          <table:table-cell office:value-type="float" office:value="1161" calcext:value-type="float">
            <text:p>1161</text:p>
          </table:table-cell>
          <table:table-cell office:value-type="float" office:value="2186" calcext:value-type="float">
            <text:p>2186</text:p>
          </table:table-cell>
          <table:table-cell office:value-type="float" office:value="1681" calcext:value-type="float">
            <text:p>1681</text:p>
          </table:table-cell>
          <table:table-cell office:value-type="float" office:value="-1.882" calcext:value-type="float">
            <text:p>-1.882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804" calcext:value-type="float">
            <text:p>0.8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2400" calcext:value-type="float">
            <text:p>502400</text:p>
          </table:table-cell>
          <table:table-cell office:value-type="string" calcext:value-type="string">
            <text:p><text:s/>Deleted 5 instances of civilization <text:s/>20 of china <text:s/>24 of history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22107" calcext:value-type="float">
            <text:p>22107</text:p>
          </table:table-cell>
          <table:table-cell office:value-type="float" office:value="2341" calcext:value-type="float">
            <text:p>2341</text:p>
          </table:table-cell>
          <table:table-cell office:value-type="float" office:value="17815" calcext:value-type="float">
            <text:p>17815</text:p>
          </table:table-cell>
          <table:table-cell office:value-type="float" office:value="2947" calcext:value-type="float">
            <text:p>2947</text:p>
          </table:table-cell>
          <table:table-cell office:value-type="float" office:value="4846" calcext:value-type="float">
            <text:p>4846</text:p>
          </table:table-cell>
          <table:table-cell office:value-type="float" office:value="3727" calcext:value-type="float">
            <text:p>3727</text:p>
          </table:table-cell>
          <table:table-cell office:value-type="float" office:value="-1.643" calcext:value-type="float">
            <text:p>-1.643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16" calcext:value-type="float">
            <text:p>0.16</text:p>
          </table:table-cell>
          <table:table-cell office:value-type="float" office:value="0.767" calcext:value-type="float">
            <text:p>0.767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4800" calcext:value-type="float">
            <text:p>424800</text:p>
          </table:table-cell>
          <table:table-cell office:value-type="string" calcext:value-type="string">
            <text:p><text:s/>Deleted 5 instances of civilization <text:s/>20 of china <text:s/>24 of history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4448" calcext:value-type="float">
            <text:p>24448</text:p>
          </table:table-cell>
          <table:table-cell office:value-type="float" office:value="20" calcext:value-type="float">
            <text:p>20</text:p>
          </table:table-cell>
          <table:table-cell office:value-type="float" office:value="17133" calcext:value-type="float">
            <text:p>17133</text:p>
          </table:table-cell>
          <table:table-cell office:value-type="float" office:value="656" calcext:value-type="float">
            <text:p>656</text:p>
          </table:table-cell>
          <table:table-cell office:value-type="float" office:value="5063" calcext:value-type="float">
            <text:p>5063</text:p>
          </table:table-cell>
          <table:table-cell office:value-type="float" office:value="3894" calcext:value-type="float">
            <text:p>3894</text:p>
          </table:table-cell>
          <table:table-cell office:value-type="float" office:value="-7.717" calcext:value-type="float">
            <text:p>-7.717</text:p>
          </table:table-cell>
          <table:table-cell office:value-type="float" office:value="-4.936" calcext:value-type="float">
            <text:p>-4.936</text:p>
          </table:table-cell>
          <table:table-cell office:value-type="float" office:value="0.159" calcext:value-type="float">
            <text:p>0.159</text:p>
          </table:table-cell>
          <table:table-cell office:value-type="float" office:value="0.792" calcext:value-type="float">
            <text:p>0.792</text:p>
          </table:table-cell>
          <table:table-cell office:value-type="float" office:value="400000" calcext:value-type="float">
            <text:p>400000</text:p>
          </table:table-cell>
          <table:table-cell office:value-type="float" office:value="516799" calcext:value-type="float">
            <text:p>516799</text:p>
          </table:table-cell>
          <table:table-cell office:value-type="string" calcext:value-type="string">
            <text:p><text:s/>Deleted 5 instances of civilization <text:s/>20 of china <text:s/>24 of history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619" calcext:value-type="float">
            <text:p>23619</text:p>
          </table:table-cell>
          <table:table-cell office:value-type="float" office:value="1104" calcext:value-type="float">
            <text:p>1104</text:p>
          </table:table-cell>
          <table:table-cell office:value-type="float" office:value="17637" calcext:value-type="float">
            <text:p>17637</text:p>
          </table:table-cell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669" calcext:value-type="float">
            <text:p>0.669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8800" calcext:value-type="float">
            <text:p>448800</text:p>
          </table:table-cell>
          <table:table-cell office:value-type="string" calcext:value-type="string">
            <text:p><text:s/>Deleted last 20 non-blank lines. | -- no comment --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619" calcext:value-type="float">
            <text:p>23619</text:p>
          </table:table-cell>
          <table:table-cell office:value-type="float" office:value="1143" calcext:value-type="float">
            <text:p>1143</text:p>
          </table:table-cell>
          <table:table-cell office:value-type="float" office:value="17676" calcext:value-type="float">
            <text:p>17676</text:p>
          </table:table-cell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788" calcext:value-type="float">
            <text:p>0.7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492799" calcext:value-type="float">
            <text:p>492799</text:p>
          </table:table-cell>
          <table:table-cell office:value-type="string" calcext:value-type="string">
            <text:p><text:s/>Deleted last 20 non-blank lines.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3619" calcext:value-type="float">
            <text:p>23619</text:p>
          </table:table-cell>
          <table:table-cell office:value-type="float" office:value="355" calcext:value-type="float">
            <text:p>355</text:p>
          </table:table-cell>
          <table:table-cell office:value-type="float" office:value="16888" calcext:value-type="float">
            <text:p>16888</text:p>
          </table:table-cell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814" calcext:value-type="float">
            <text:p>0.81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32000" calcext:value-type="float">
            <text:p>432000</text:p>
          </table:table-cell>
          <table:table-cell office:value-type="string" calcext:value-type="string">
            <text:p><text:s/>Deleted last 20 non-blank lines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22107" calcext:value-type="float">
            <text:p>22107</text:p>
          </table:table-cell>
          <table:table-cell office:value-type="float" office:value="1512" calcext:value-type="float">
            <text:p>1512</text:p>
          </table:table-cell>
          <table:table-cell office:value-type="float" office:value="16986" calcext:value-type="float">
            <text:p>16986</text:p>
          </table:table-cell>
          <table:table-cell office:value-type="float" office:value="3473" calcext:value-type="float">
            <text:p>3473</text:p>
          </table:table-cell>
          <table:table-cell office:value-type="float" office:value="2370" calcext:value-type="float">
            <text:p>2370</text:p>
          </table:table-cell>
          <table:table-cell office:value-type="float" office:value="1823" calcext:value-type="float">
            <text:p>1823</text:p>
          </table:table-cell>
          <table:table-cell office:value-type="float" office:value="-0.681" calcext:value-type="float">
            <text:p>-0.681</text:p>
          </table:table-cell>
          <table:table-cell office:value-type="float" office:value="0.475" calcext:value-type="float">
            <text:p>0.475</text:p>
          </table:table-cell>
          <table:table-cell office:value-type="float" office:value="0.079" calcext:value-type="float">
            <text:p>0.079</text:p>
          </table:table-cell>
          <table:table-cell office:value-type="float" office:value="0.766" calcext:value-type="float">
            <text:p>0.766</text:p>
          </table:table-cell>
          <table:table-cell office:value-type="float" office:value="400000" calcext:value-type="float">
            <text:p>400000</text:p>
          </table:table-cell>
          <table:table-cell office:value-type="float" office:value="469600" calcext:value-type="float">
            <text:p>469600</text:p>
          </table:table-cell>
          <table:table-cell office:value-type="string" calcext:value-type="string">
            <text:p><text:s/>Deleted last 20 non-blank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619" calcext:value-type="float">
            <text:p>23619</text:p>
          </table:table-cell>
          <table:table-cell office:value-type="float" office:value="849" calcext:value-type="float">
            <text:p>849</text:p>
          </table:table-cell>
          <table:table-cell office:value-type="float" office:value="17382" calcext:value-type="float">
            <text:p>17382</text:p>
          </table:table-cell>
          <table:table-cell office:value-type="float" office:value="1486" calcext:value-type="float">
            <text:p>1486</text:p>
          </table:table-cell>
          <table:table-cell office:value-type="float" office:value="849" calcext:value-type="float">
            <text:p>849</text:p>
          </table:table-cell>
          <table:table-cell office:value-type="float" office:value="653" calcext:value-type="float">
            <text:p>653</text:p>
          </table:table-cell>
          <table:table-cell office:value-type="float" office:value="-0.57" calcext:value-type="float">
            <text:p>-0.57</text:p>
          </table:table-cell>
          <table:table-cell office:value-type="float" office:value="0.561" calcext:value-type="float">
            <text:p>0.5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78" calcext:value-type="float">
            <text:p>0.778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2000" calcext:value-type="float">
            <text:p>442000</text:p>
          </table:table-cell>
          <table:table-cell office:value-type="string" calcext:value-type="string">
            <text:p><text:s/>Deleted last 20 non-blank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723" calcext:value-type="float">
            <text:p>24723</text:p>
          </table:table-cell>
          <table:table-cell office:value-type="float" office:value="39" calcext:value-type="float">
            <text:p>39</text:p>
          </table:table-cell>
          <table:table-cell office:value-type="float" office:value="17345" calcext:value-type="float">
            <text:p>173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6400" calcext:value-type="float">
            <text:p>506400</text:p>
          </table:table-cell>
          <table:table-cell office:value-type="string" calcext:value-type="string">
            <text:p>-- no comment -- | <text:s/>Added this first line only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3974" calcext:value-type="float">
            <text:p>23974</text:p>
          </table:table-cell>
          <table:table-cell office:value-type="float" office:value="749" calcext:value-type="float">
            <text:p>749</text:p>
          </table:table-cell>
          <table:table-cell office:value-type="float" office:value="17530" calcext:value-type="float">
            <text:p>17530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81" calcext:value-type="float">
            <text:p>0.781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1200" calcext:value-type="float">
            <text:p>441200</text:p>
          </table:table-cell>
          <table:table-cell office:value-type="string" calcext:value-type="string">
            <text:p>-- no comment --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2107" calcext:value-type="float">
            <text:p>22107</text:p>
          </table:table-cell>
          <table:table-cell office:value-type="float" office:value="2616" calcext:value-type="float">
            <text:p>2616</text:p>
          </table:table-cell>
          <table:table-cell office:value-type="float" office:value="18090" calcext:value-type="float">
            <text:p>18090</text:p>
          </table:table-cell>
          <table:table-cell office:value-type="float" office:value="2686" calcext:value-type="float">
            <text:p>2686</text:p>
          </table:table-cell>
          <table:table-cell office:value-type="float" office:value="3494" calcext:value-type="float">
            <text:p>3494</text:p>
          </table:table-cell>
          <table:table-cell office:value-type="float" office:value="2687" calcext:value-type="float">
            <text:p>2687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746" calcext:value-type="float">
            <text:p>0.746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8000" calcext:value-type="float">
            <text:p>608000</text:p>
          </table:table-cell>
          <table:table-cell office:value-type="string" calcext:value-type="string">
            <text:p>-- no comment --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23" calcext:value-type="float">
            <text:p>24723</text:p>
          </table:table-cell>
          <table:table-cell office:value-type="float" office:value="24468" calcext:value-type="float">
            <text:p>24468</text:p>
          </table:table-cell>
          <table:table-cell office:value-type="float" office:value="255" calcext:value-type="float">
            <text:p>255</text:p>
          </table:table-cell>
          <table:table-cell office:value-type="float" office:value="17382" calcext:value-type="float">
            <text:p>17382</text:p>
          </table:table-cell>
          <table:table-cell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-0.686" calcext:value-type="float">
            <text:p>-0.686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7" calcext:value-type="float">
            <text:p>0.007</text:p>
          </table:table-cell>
          <table:table-cell office:value-type="float" office:value="0.761" calcext:value-type="float">
            <text:p>0.7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8000" calcext:value-type="float">
            <text:p>458000</text:p>
          </table:table-cell>
          <table:table-cell office:value-type="string" calcext:value-type="string">
            <text:p>-- no comment --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3974" calcext:value-type="float">
            <text:p>23974</text:p>
          </table:table-cell>
          <table:table-cell office:value-type="float" office:value="788" calcext:value-type="float">
            <text:p>788</text:p>
          </table:table-cell>
          <table:table-cell office:value-type="float" office:value="17569" calcext:value-type="float">
            <text:p>17569</text:p>
          </table:table-cell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0.703" calcext:value-type="float">
            <text:p>0.703</text:p>
          </table:table-cell>
          <table:table-cell office:value-type="float" office:value="500000" calcext:value-type="float">
            <text:p>500000</text:p>
          </table:table-cell>
          <table:table-cell office:value-type="float" office:value="627500" calcext:value-type="float">
            <text:p>627500</text:p>
          </table:table-cell>
          <table:table-cell office:value-type="string" calcext:value-type="string">
            <text:p><text:s/>Added this first line only. | <text:s/>Deleted first and last 10 lines.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2107" calcext:value-type="float">
            <text:p>22107</text:p>
          </table:table-cell>
          <table:table-cell office:value-type="float" office:value="2655" calcext:value-type="float">
            <text:p>2655</text:p>
          </table:table-cell>
          <table:table-cell office:value-type="float" office:value="18129" calcext:value-type="float">
            <text:p>18129</text:p>
          </table:table-cell>
          <table:table-cell office:value-type="float" office:value="2672" calcext:value-type="float">
            <text:p>2672</text:p>
          </table:table-cell>
          <table:table-cell office:value-type="float" office:value="3534" calcext:value-type="float">
            <text:p>3534</text:p>
          </table:table-cell>
          <table:table-cell office:value-type="float" office:value="2718" calcext:value-type="float">
            <text:p>2718</text:p>
          </table:table-cell>
          <table:table-cell office:value-type="float" office:value="-1.322" calcext:value-type="float">
            <text:p>-1.32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812" calcext:value-type="float">
            <text:p>0.8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6500" calcext:value-type="float">
            <text:p>536500</text:p>
          </table:table-cell>
          <table:table-cell office:value-type="string" calcext:value-type="string">
            <text:p><text:s/>Added this first line only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762" calcext:value-type="float">
            <text:p>24762</text:p>
          </table:table-cell>
          <table:table-cell office:value-type="float" office:value="24468" calcext:value-type="float">
            <text:p>24468</text:p>
          </table:table-cell>
          <table:table-cell office:value-type="float" office:value="294" calcext:value-type="float">
            <text:p>294</text:p>
          </table:table-cell>
          <table:table-cell office:value-type="float" office:value="17421" calcext:value-type="float">
            <text:p>17421</text:p>
          </table:table-cell>
          <table:table-cell office:value-type="float" office:value="346" calcext:value-type="float">
            <text:p>346</text:p>
          </table:table-cell>
          <table:table-cell office:value-type="float" office:value="294" calcext:value-type="float">
            <text:p>294</text:p>
          </table:table-cell>
          <table:table-cell office:value-type="float" office:value="226" calcext:value-type="float">
            <text:p>226</text:p>
          </table:table-cell>
          <table:table-cell office:value-type="float" office:value="-0.849" calcext:value-type="float">
            <text:p>-0.849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696" calcext:value-type="float">
            <text:p>0.696</text:p>
          </table:table-cell>
          <table:table-cell office:value-type="float" office:value="400000" calcext:value-type="float">
            <text:p>400000</text:p>
          </table:table-cell>
          <table:table-cell office:value-type="float" office:value="513200" calcext:value-type="float">
            <text:p>513200</text:p>
          </table:table-cell>
          <table:table-cell office:value-type="string" calcext:value-type="string">
            <text:p><text:s/>Added this first line only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3974" calcext:value-type="float">
            <text:p>23974</text:p>
          </table:table-cell>
          <table:table-cell office:value-type="float" office:value="22107" calcext:value-type="float">
            <text:p>22107</text:p>
          </table:table-cell>
          <table:table-cell office:value-type="float" office:value="1867" calcext:value-type="float">
            <text:p>1867</text:p>
          </table:table-cell>
          <table:table-cell office:value-type="float" office:value="17341" calcext:value-type="float">
            <text:p>17341</text:p>
          </table:table-cell>
          <table:table-cell office:value-type="float" office:value="3145" calcext:value-type="float">
            <text:p>3145</text:p>
          </table:table-cell>
          <table:table-cell office:value-type="float" office:value="2731" calcext:value-type="float">
            <text:p>2731</text:p>
          </table:table-cell>
          <table:table-cell office:value-type="float" office:value="2100" calcext:value-type="float">
            <text:p>2100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332" calcext:value-type="float">
            <text:p>0.332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3" calcext:value-type="float">
            <text:p>0.83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30000" calcext:value-type="float">
            <text:p>530000</text:p>
          </table:table-cell>
          <table:table-cell office:value-type="string" calcext:value-type="string">
            <text:p><text:s/>Deleted first and last 10 lines. | <text:s/>deleted every 10th line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3974" calcext:value-type="float">
            <text:p>23974</text:p>
          </table:table-cell>
          <table:table-cell office:value-type="float" office:value="494" calcext:value-type="float">
            <text:p>494</text:p>
          </table:table-cell>
          <table:table-cell office:value-type="float" office:value="17275" calcext:value-type="float">
            <text:p>17275</text:p>
          </table:table-cell>
          <table:table-cell office:value-type="float" office:value="1122" calcext:value-type="float">
            <text:p>1122</text:p>
          </table:table-cell>
          <table:table-cell office:value-type="float" office:value="494" calcext:value-type="float">
            <text:p>494</text:p>
          </table:table-cell>
          <table:table-cell office:value-type="float" office:value="380" calcext:value-type="float">
            <text:p>380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16" calcext:value-type="float">
            <text:p>0.7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3200" calcext:value-type="float">
            <text:p>503200</text:p>
          </table:table-cell>
          <table:table-cell office:value-type="string" calcext:value-type="string">
            <text:p><text:s/>Deleted first and last 10 lines.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22107" calcext:value-type="float">
            <text:p>22107</text:p>
          </table:table-cell>
          <table:table-cell office:value-type="float" office:value="2361" calcext:value-type="float">
            <text:p>2361</text:p>
          </table:table-cell>
          <table:table-cell office:value-type="float" office:value="17835" calcext:value-type="float">
            <text:p>17835</text:p>
          </table:table-cell>
          <table:table-cell office:value-type="float" office:value="2900" calcext:value-type="float">
            <text:p>2900</text:p>
          </table:table-cell>
          <table:table-cell office:value-type="float" office:value="3209" calcext:value-type="float">
            <text:p>3209</text:p>
          </table:table-cell>
          <table:table-cell office:value-type="float" office:value="2468" calcext:value-type="float">
            <text:p>2468</text:p>
          </table:table-cell>
          <table:table-cell office:value-type="float" office:value="-1.106" calcext:value-type="float">
            <text:p>-1.10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1" calcext:value-type="float">
            <text:p>0.8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9999" calcext:value-type="float">
            <text:p>429999</text:p>
          </table:table-cell>
          <table:table-cell office:value-type="string" calcext:value-type="string">
            <text:p><text:s/>deleted every 10th line | <text:s/>Deleted first word of fifty consecutive lines.</text:p>
          </table:table-cell>
          <table:table-cell table:number-columns-repeated="10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string" calcext:value-type="string">
            <text:p>Mean Length</text:p>
          </table:table-cell>
          <table:table-cell table:style-name="ce1" office:value-type="string" calcext:value-type="string">
            <text:p>Mean Diff</text:p>
          </table:table-cell>
          <table:table-cell table:style-name="ce1" table:number-columns-repeated="6"/>
          <table:table-cell table:style-name="ce1" office:value-type="string" calcext:value-type="string">
            <text:p>Mean Scaled Error</text:p>
          </table:table-cell>
          <table:table-cell table:style-name="ce1" office:value-type="string" calcext:value-type="string">
            <text:p>Mean LD/Sec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1"/>
        </table:table-row>
        <table:table-row table:style-name="ro1">
          <table:table-cell table:formula="of:=AVERAGE([.A277:.A312])" office:value-type="float" office:value="24329.5833333333" calcext:value-type="float">
            <text:p>24329.5833333333</text:p>
          </table:table-cell>
          <table:table-cell table:formula="of:=AVERAGE([.B277:.B312])" office:value-type="float" office:value="22313.0833333333" calcext:value-type="float">
            <text:p>22313.0833333333</text:p>
          </table:table-cell>
          <table:table-cell table:formula="of:=AVERAGE([.C277:.C312])" office:value-type="float" office:value="2016.5" calcext:value-type="float">
            <text:p>2016.5</text:p>
          </table:table-cell>
          <table:table-cell table:number-columns-repeated="6"/>
          <table:table-cell table:formula="of:=AVERAGE([.J277:.J312])" office:value-type="float" office:value="0.0959722222222223" calcext:value-type="float">
            <text:p>0.095972222222222</text:p>
          </table:table-cell>
          <table:table-cell table:formula="of:=AVERAGE([.K277:.K312])" office:value-type="float" office:value="0.823666666666666" calcext:value-type="float">
            <text:p>0.823666666666666</text:p>
          </table:table-cell>
          <table:table-cell table:formula="of:=AVERAGE([.L277:.L312])" office:value-type="float" office:value="425601.250611111" calcext:value-type="float">
            <text:p>425601.250611111</text:p>
          </table:table-cell>
          <table:table-cell table:formula="of:=AVERAGE([.M277:.M312])" office:value-type="float" office:value="477173.416666667" calcext:value-type="float">
            <text:p>477173.416666667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in Length</text:p>
          </table:table-cell>
          <table:table-cell table:style-name="ce1" office:value-type="string" calcext:value-type="string">
            <text:p>Min Diff</text:p>
          </table:table-cell>
          <table:table-cell table:style-name="ce1" table:number-columns-repeated="6"/>
          <table:table-cell table:style-name="ce1" office:value-type="string" calcext:value-type="string">
            <text:p>Min Scaled Error</text:p>
          </table:table-cell>
          <table:table-cell table:style-name="ce1" office:value-type="string" calcext:value-type="string">
            <text:p>Min LD/Sec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1"/>
        </table:table-row>
        <table:table-row table:style-name="ro1">
          <table:table-cell table:formula="of:=MIN([.A277:.A312])" office:value-type="float" office:value="22107" calcext:value-type="float">
            <text:p>22107</text:p>
          </table:table-cell>
          <table:table-cell table:formula="of:=MIN([.B277:.B312])" office:value-type="float" office:value="18391" calcext:value-type="float">
            <text:p>18391</text:p>
          </table:table-cell>
          <table:table-cell table:formula="of:=MIN([.C277:.C312])" office:value-type="float" office:value="20" calcext:value-type="float">
            <text:p>20</text:p>
          </table:table-cell>
          <table:table-cell table:number-columns-repeated="6"/>
          <table:table-cell table:formula="of:=MIN([.J277:.J312])" office:value-type="float" office:value="0.001" calcext:value-type="float">
            <text:p>0.001</text:p>
          </table:table-cell>
          <table:table-cell table:formula="of:=MIN([.K277:.K312])" office:value-type="float" office:value="0.293" calcext:value-type="float">
            <text:p>0.293</text:p>
          </table:table-cell>
          <table:table-cell table:formula="of:=MIN([.L277:.L312])" office:value-type="float" office:value="45454.545" calcext:value-type="float">
            <text:p>45454.545</text:p>
          </table:table-cell>
          <table:table-cell table:formula="of:=MIN([.M277:.M312])" office:value-type="float" office:value="132045" calcext:value-type="float">
            <text:p>132045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 calcext:value-type="string">
            <text:p>Max Length</text:p>
          </table:table-cell>
          <table:table-cell table:style-name="ce1" office:value-type="string" calcext:value-type="string">
            <text:p>Max Diff</text:p>
          </table:table-cell>
          <table:table-cell table:style-name="ce1" table:number-columns-repeated="6"/>
          <table:table-cell table:style-name="ce1" office:value-type="string" calcext:value-type="string">
            <text:p>Max Scaled Error</text:p>
          </table:table-cell>
          <table:table-cell table:style-name="ce1" office:value-type="string" calcext:value-type="string">
            <text:p>Max LD/Sec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1"/>
        </table:table-row>
        <table:table-row table:style-name="ro1">
          <table:table-cell table:formula="of:=MAX([.A277:.A312])" office:value-type="float" office:value="24762" calcext:value-type="float">
            <text:p>24762</text:p>
          </table:table-cell>
          <table:table-cell table:formula="of:=MAX([.B277:.B312])" office:value-type="float" office:value="24723" calcext:value-type="float">
            <text:p>24723</text:p>
          </table:table-cell>
          <table:table-cell table:formula="of:=MAX([.C277:.C312])" office:value-type="float" office:value="6371" calcext:value-type="float">
            <text:p>6371</text:p>
          </table:table-cell>
          <table:table-cell table:number-columns-repeated="6"/>
          <table:table-cell table:formula="of:=MAX([.J277:.J312])" office:value-type="float" office:value="0.281" calcext:value-type="float">
            <text:p>0.281</text:p>
          </table:table-cell>
          <table:table-cell table:formula="of:=MAX([.K277:.K312])" office:value-type="float" office:value="1.232" calcext:value-type="float">
            <text:p>1.232</text:p>
          </table:table-cell>
          <table:table-cell table:formula="of:=MAX([.L277:.L312])" office:value-type="float" office:value="666666.667" calcext:value-type="float">
            <text:p>666666.667</text:p>
          </table:table-cell>
          <table:table-cell table:formula="of:=MAX([.M277:.M312])" office:value-type="float" office:value="686666" calcext:value-type="float">
            <text:p>6866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ummary Statistics By Compression Rate</text:p>
          </table:table-cell>
          <table:covered-table-cell table:number-columns-repeated="6" table:style-name="ce1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Mean LD/Sec</text:p>
          </table:table-cell>
          <table:table-cell table:style-name="ce3" table:formula="of:=[.K76]" office:value-type="float" office:value="0.836222222222223" calcext:value-type="float">
            <text:p>0.8362 </text:p>
          </table:table-cell>
          <table:table-cell table:style-name="ce3" table:formula="of:=[.K123]" office:value-type="float" office:value="0.938361111111111" calcext:value-type="float">
            <text:p>0.9384 </text:p>
          </table:table-cell>
          <table:table-cell table:style-name="ce3" table:formula="of:=[.K171]" office:value-type="float" office:value="0.794194444444444" calcext:value-type="float">
            <text:p>0.7942 </text:p>
          </table:table-cell>
          <table:table-cell table:style-name="ce3" table:formula="of:=[.K219]" office:value-type="float" office:value="0.780694444444444" calcext:value-type="float">
            <text:p>0.7807 </text:p>
          </table:table-cell>
          <table:table-cell table:style-name="ce3" table:formula="of:=[.K267]" office:value-type="float" office:value="0.922916666666667" calcext:value-type="float">
            <text:p>0.9229 </text:p>
          </table:table-cell>
          <table:table-cell table:style-name="ce3" table:formula="of:=[.K315]" office:value-type="float" office:value="0.823666666666666" calcext:value-type="float">
            <text:p>0.8237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 Estimate/Sec</text:p>
          </table:table-cell>
          <table:table-cell table:style-name="ce4" table:formula="of:=[.L76]" office:value-type="float" office:value="2898.92508333333" calcext:value-type="float">
            <text:p>2,898.93 </text:p>
          </table:table-cell>
          <table:table-cell table:style-name="ce4" table:formula="of:=[.L123]" office:value-type="float" office:value="11615.9186944444" calcext:value-type="float">
            <text:p>11,615.92 </text:p>
          </table:table-cell>
          <table:table-cell table:style-name="ce4" table:formula="of:=[.L171]" office:value-type="float" office:value="36319.4871111111" calcext:value-type="float">
            <text:p>36,319.49 </text:p>
          </table:table-cell>
          <table:table-cell table:style-name="ce4" table:formula="of:=[.L219]" office:value-type="float" office:value="81922.3983055556" calcext:value-type="float">
            <text:p>81,922.40 </text:p>
          </table:table-cell>
          <table:table-cell table:style-name="ce4" table:formula="of:=[.L267]" office:value-type="float" office:value="174931.259694445" calcext:value-type="float">
            <text:p>174,931.26 </text:p>
          </table:table-cell>
          <table:table-cell table:style-name="ce5" table:formula="of:=[.L315]" office:value-type="float" office:value="425601.250611111" calcext:value-type="float">
            <text:p>425601.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 Speedup</text:p>
          </table:table-cell>
          <table:table-cell table:style-name="ce5" table:formula="of:=[.M76]" office:value-type="float" office:value="3517.75" calcext:value-type="float">
            <text:p>3517.75</text:p>
          </table:table-cell>
          <table:table-cell table:style-name="ce5" table:formula="of:=[.M123]" office:value-type="float" office:value="12514.1666666667" calcext:value-type="float">
            <text:p>12514.17</text:p>
          </table:table-cell>
          <table:table-cell table:style-name="ce5" table:formula="of:=[.M171]" office:value-type="float" office:value="45486.5833333333" calcext:value-type="float">
            <text:p>45486.58</text:p>
          </table:table-cell>
          <table:table-cell table:style-name="ce5" table:formula="of:=[.M219]" office:value-type="float" office:value="107027.638888889" calcext:value-type="float">
            <text:p>107027.64</text:p>
          </table:table-cell>
          <table:table-cell table:style-name="ce5" table:formula="of:=[.M267]" office:value-type="float" office:value="183555.444444444" calcext:value-type="float">
            <text:p>183555.44</text:p>
          </table:table-cell>
          <table:table-cell table:style-name="ce5" table:formula="of:=[.M315]" office:value-type="float" office:value="477173.416666667" calcext:value-type="float">
            <text:p>477173.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 Error</text:p>
          </table:table-cell>
          <table:table-cell table:style-name="ce3" table:formula="of:=[.J76]" office:value-type="float" office:value="0.124527777777778" calcext:value-type="float">
            <text:p>0.1245 </text:p>
          </table:table-cell>
          <table:table-cell table:style-name="ce3" table:formula="of:=[.J123]" office:value-type="float" office:value="0.12875" calcext:value-type="float">
            <text:p>0.1288 </text:p>
          </table:table-cell>
          <table:table-cell table:style-name="ce3" table:formula="of:=[.J171]" office:value-type="float" office:value="0.138194444444444" calcext:value-type="float">
            <text:p>0.1382 </text:p>
          </table:table-cell>
          <table:table-cell table:style-name="ce3" table:formula="of:=[.J219]" office:value-type="float" office:value="0.11675" calcext:value-type="float">
            <text:p>0.1168 </text:p>
          </table:table-cell>
          <table:table-cell table:style-name="ce3" table:formula="of:=[.J267]" office:value-type="float" office:value="0.130694444444444" calcext:value-type="float">
            <text:p>0.1307 </text:p>
          </table:table-cell>
          <table:table-cell table:style-name="ce3" table:formula="of:=[.J315]" office:value-type="float" office:value="0.0959722222222223" calcext:value-type="float">
            <text:p>0.0960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n Error</text:p>
          </table:table-cell>
          <table:table-cell table:style-name="ce3" table:formula="of:=[.J78]" office:value-type="float" office:value="0.001" calcext:value-type="float">
            <text:p>0.0010 </text:p>
          </table:table-cell>
          <table:table-cell table:style-name="ce3" table:formula="of:=[.J125]" office:value-type="float" office:value="0.001" calcext:value-type="float">
            <text:p>0.0010 </text:p>
          </table:table-cell>
          <table:table-cell table:style-name="ce3" table:formula="of:=[.J173]" office:value-type="float" office:value="0.001" calcext:value-type="float">
            <text:p>0.0010 </text:p>
          </table:table-cell>
          <table:table-cell table:style-name="ce3" table:formula="of:=[.J221]" office:value-type="float" office:value="0.001" calcext:value-type="float">
            <text:p>0.0010 </text:p>
          </table:table-cell>
          <table:table-cell table:style-name="ce3" table:formula="of:=[.J269]" office:value-type="float" office:value="0.001" calcext:value-type="float">
            <text:p>0.0010 </text:p>
          </table:table-cell>
          <table:table-cell table:style-name="ce3" table:formula="of:=[.J317]" office:value-type="float" office:value="0.001" calcext:value-type="float">
            <text:p>0.0010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 Error</text:p>
          </table:table-cell>
          <table:table-cell table:style-name="ce3" table:formula="of:=[.J80]" office:value-type="float" office:value="0.389" calcext:value-type="float">
            <text:p>0.3890 </text:p>
          </table:table-cell>
          <table:table-cell table:style-name="ce3" table:formula="of:=[.J127]" office:value-type="float" office:value="0.42" calcext:value-type="float">
            <text:p>0.4200 </text:p>
          </table:table-cell>
          <table:table-cell table:style-name="ce3" table:formula="of:=[.J175]" office:value-type="float" office:value="0.364" calcext:value-type="float">
            <text:p>0.3640 </text:p>
          </table:table-cell>
          <table:table-cell table:style-name="ce3" table:formula="of:=[.J223]" office:value-type="float" office:value="0.316" calcext:value-type="float">
            <text:p>0.3160 </text:p>
          </table:table-cell>
          <table:table-cell table:style-name="ce3" table:formula="of:=[.J271]" office:value-type="float" office:value="0.72" calcext:value-type="float">
            <text:p>0.7200 </text:p>
          </table:table-cell>
          <table:table-cell table:style-name="ce3" table:formula="of:=[.J319]" office:value-type="float" office:value="0.281" calcext:value-type="float">
            <text:p>0.2810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ression C</text:p>
          </table:table-cell>
          <table:table-cell table:formula="of:=[.A74]" office:value-type="float" office:value="51" calcext:value-type="float">
            <text:p>51</text:p>
          </table:table-cell>
          <table:table-cell table:formula="of:=[.A121]" office:value-type="float" office:value="101" calcext:value-type="float">
            <text:p>101</text:p>
          </table:table-cell>
          <table:table-cell table:formula="of:=[.A169]" office:value-type="float" office:value="201" calcext:value-type="float">
            <text:p>201</text:p>
          </table:table-cell>
          <table:table-cell table:formula="of:=[.A217]" office:value-type="float" office:value="301" calcext:value-type="float">
            <text:p>301</text:p>
          </table:table-cell>
          <table:table-cell table:formula="of:=[.A265]" office:value-type="float" office:value="401" calcext:value-type="float">
            <text:p>401</text:p>
          </table:table-cell>
          <table:table-cell table:formula="of:=[.A313]" office:value-type="float" office:value="501" calcext:value-type="float">
            <text:p>501</text:p>
          </table:table-cell>
          <table:table-cell table:number-columns-repeated="1017"/>
        </table:table-row>
        <table:table-row table:style-name="ro1" table:number-rows-repeated="7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9" table:number-rows-spanned="1">
            <text:p>Performance For Consecutive C Values 250:259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stimated</text:p>
          </table:table-cell>
          <table:table-cell table:style-name="ce1" office:value-type="string" calcext:value-type="string">
            <text:p>corrected est</text:p>
          </table:table-cell>
          <table:table-cell table:style-name="ce1" office:value-type="string" calcext:value-type="string">
            <text:p>raw error</text:p>
          </table:table-cell>
          <table:table-cell table:style-name="ce1" office:value-type="string" calcext:value-type="string">
            <text:p>corrected error</text:p>
          </table:table-cell>
          <table:table-cell table:style-name="ce1" office:value-type="string" calcext:value-type="string">
            <text:p>corrected scaled error</text:p>
          </table:table-cell>
          <table:table-cell table:style-name="ce1" office:value-type="string" calcext:value-type="string">
            <text:p>estimate/second</text:p>
          </table:table-cell>
          <table:table-cell table:style-name="ce1" office:value-type="string" calcext:value-type="string">
            <text:p>speedup</text:p>
          </table:table-cell>
          <table:table-cell table:style-name="ce1"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806" calcext:value-type="float">
            <text:p>7806</text:p>
          </table:table-cell>
          <table:table-cell office:value-type="float" office:value="6004" calcext:value-type="float">
            <text:p>6004</text:p>
          </table:table-cell>
          <table:table-cell office:value-type="float" office:value="-1.003" calcext:value-type="float">
            <text:p>-1.0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87" calcext:value-type="float">
            <text:p>0.287</text:p>
          </table:table-cell>
          <table:table-cell office:value-type="float" office:value="28571.429" calcext:value-type="float">
            <text:p>28571.429</text:p>
          </table:table-cell>
          <table:table-cell office:value-type="float" office:value="83342" calcext:value-type="float">
            <text:p>83342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827" calcext:value-type="float">
            <text:p>3827</text:p>
          </table:table-cell>
          <table:table-cell office:value-type="float" office:value="2943" calcext:value-type="float">
            <text:p>2943</text:p>
          </table:table-cell>
          <table:table-cell office:value-type="float" office:value="-2.261" calcext:value-type="float">
            <text:p>-2.261</text:p>
          </table:table-cell>
          <table:table-cell office:value-type="float" office:value="-0.739" calcext:value-type="float">
            <text:p>-0.739</text:p>
          </table:table-cell>
          <table:table-cell office:value-type="float" office:value="0.123" calcext:value-type="float">
            <text:p>0.12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6200" calcext:value-type="float">
            <text:p>86200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366" calcext:value-type="float">
            <text:p>2366</text:p>
          </table:table-cell>
          <table:table-cell office:value-type="float" office:value="1820" calcext:value-type="float">
            <text:p>1820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285" calcext:value-type="float">
            <text:p>0.285</text:p>
          </table:table-cell>
          <table:table-cell office:value-type="float" office:value="0.077" calcext:value-type="float">
            <text:p>0.07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8333" calcext:value-type="float">
            <text:p>8833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632" calcext:value-type="float">
            <text:p>1632</text:p>
          </table:table-cell>
          <table:table-cell office:value-type="float" office:value="1255" calcext:value-type="float">
            <text:p>1255</text:p>
          </table:table-cell>
          <table:table-cell office:value-type="float" office:value="-1.147" calcext:value-type="float">
            <text:p>-1.14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2" calcext:value-type="float">
            <text:p>0.052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4400" calcext:value-type="float">
            <text:p>84400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671" calcext:value-type="float">
            <text:p>1671</text:p>
          </table:table-cell>
          <table:table-cell office:value-type="float" office:value="1285" calcext:value-type="float">
            <text:p>1285</text:p>
          </table:table-cell>
          <table:table-cell office:value-type="float" office:value="-1.196" calcext:value-type="float">
            <text:p>-1.196</text:p>
          </table:table-cell>
          <table:table-cell office:value-type="float" office:value="0.08" calcext:value-type="float">
            <text:p>0.08</text:p>
          </table:table-cell>
          <table:table-cell office:value-type="float" office:value="0.053" calcext:value-type="float">
            <text:p>0.053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89677" calcext:value-type="float">
            <text:p>89677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879" calcext:value-type="float">
            <text:p>879</text:p>
          </table:table-cell>
          <table:table-cell office:value-type="float" office:value="676" calcext:value-type="float">
            <text:p>67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8" calcext:value-type="float">
            <text:p>0.028</text:p>
          </table:table-cell>
          <table:table-cell office:value-type="float" office:value="40000" calcext:value-type="float">
            <text:p>40000</text:p>
          </table:table-cell>
          <table:table-cell office:value-type="float" office:value="47600" calcext:value-type="float">
            <text:p>47600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894" calcext:value-type="float">
            <text:p>4894</text:p>
          </table:table-cell>
          <table:table-cell office:value-type="float" office:value="3764" calcext:value-type="float">
            <text:p>3764</text:p>
          </table:table-cell>
          <table:table-cell office:value-type="float" office:value="-1.518" calcext:value-type="float">
            <text:p>-1.5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3800" calcext:value-type="float">
            <text:p>73800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63" calcext:value-type="float">
            <text:p>1663</text:p>
          </table:table-cell>
          <table:table-cell office:value-type="float" office:value="1279" calcext:value-type="float">
            <text:p>1279</text:p>
          </table:table-cell>
          <table:table-cell office:value-type="float" office:value="-1.016" calcext:value-type="float">
            <text:p>-1.0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53" calcext:value-type="float">
            <text:p>0.053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4470" calcext:value-type="float">
            <text:p>64470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873" calcext:value-type="float">
            <text:p>8873</text:p>
          </table:table-cell>
          <table:table-cell office:value-type="float" office:value="6825" calcext:value-type="float">
            <text:p>6825</text:p>
          </table:table-cell>
          <table:table-cell office:value-type="float" office:value="-1.315" calcext:value-type="float">
            <text:p>-1.3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318" calcext:value-type="float">
            <text:p>0.318</text:p>
          </table:table-cell>
          <table:table-cell office:value-type="float" office:value="80000" calcext:value-type="float">
            <text:p>80000</text:p>
          </table:table-cell>
          <table:table-cell office:value-type="float" office:value="75440" calcext:value-type="float">
            <text:p>7544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5833" calcext:value-type="float">
            <text:p>75833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4166" calcext:value-type="float">
            <text:p>74166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80000" calcext:value-type="float">
            <text:p>80000</text:p>
          </table:table-cell>
          <table:table-cell office:value-type="float" office:value="73760" calcext:value-type="float">
            <text:p>7376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511" calcext:value-type="float">
            <text:p>6511</text:p>
          </table:table-cell>
          <table:table-cell office:value-type="float" office:value="5008" calcext:value-type="float">
            <text:p>5008</text:p>
          </table:table-cell>
          <table:table-cell office:value-type="float" office:value="-1.061" calcext:value-type="float">
            <text:p>-1.0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236" calcext:value-type="float">
            <text:p>0.236</text:p>
          </table:table-cell>
          <table:table-cell office:value-type="float" office:value="80000" calcext:value-type="float">
            <text:p>80000</text:p>
          </table:table-cell>
          <table:table-cell office:value-type="float" office:value="76240" calcext:value-type="float">
            <text:p>76240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6747" calcext:value-type="float">
            <text:p>6747</text:p>
          </table:table-cell>
          <table:table-cell office:value-type="float" office:value="5190" calcext:value-type="float">
            <text:p>5190</text:p>
          </table:table-cell>
          <table:table-cell office:value-type="float" office:value="-0.898" calcext:value-type="float">
            <text:p>-0.8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56" calcext:value-type="float">
            <text:p>0.25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66608" calcext:value-type="float">
            <text:p>66608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678" calcext:value-type="float">
            <text:p>6678</text:p>
          </table:table-cell>
          <table:table-cell office:value-type="float" office:value="5136" calcext:value-type="float">
            <text:p>5136</text:p>
          </table:table-cell>
          <table:table-cell office:value-type="float" office:value="-0.993" calcext:value-type="float">
            <text:p>-0.99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80000" calcext:value-type="float">
            <text:p>80000</text:p>
          </table:table-cell>
          <table:table-cell office:value-type="float" office:value="64880" calcext:value-type="float">
            <text:p>6488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06" calcext:value-type="float">
            <text:p>3606</text:p>
          </table:table-cell>
          <table:table-cell office:value-type="float" office:value="2773" calcext:value-type="float">
            <text:p>2773</text:p>
          </table:table-cell>
          <table:table-cell office:value-type="float" office:value="-2.347" calcext:value-type="float">
            <text:p>-2.347</text:p>
          </table:table-cell>
          <table:table-cell office:value-type="float" office:value="-0.805" calcext:value-type="float">
            <text:p>-0.805</text:p>
          </table:table-cell>
          <table:table-cell office:value-type="float" office:value="0.115" calcext:value-type="float">
            <text:p>0.115</text:p>
          </table:table-cell>
          <table:table-cell office:value-type="float" office:value="62500" calcext:value-type="float">
            <text:p>62500</text:p>
          </table:table-cell>
          <table:table-cell office:value-type="float" office:value="72937" calcext:value-type="float">
            <text:p>72937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50" calcext:value-type="float">
            <text:p>2450</text:p>
          </table:table-cell>
          <table:table-cell office:value-type="float" office:value="1884" calcext:value-type="float">
            <text:p>1884</text:p>
          </table:table-cell>
          <table:table-cell office:value-type="float" office:value="-5.946" calcext:value-type="float">
            <text:p>-5.946</text:p>
          </table:table-cell>
          <table:table-cell office:value-type="float" office:value="-3.573" calcext:value-type="float">
            <text:p>-3.573</text:p>
          </table:table-cell>
          <table:table-cell office:value-type="float" office:value="0.076" calcext:value-type="float">
            <text:p>0.076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7294" calcext:value-type="float">
            <text:p>67294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91" calcext:value-type="float">
            <text:p>2491</text:p>
          </table:table-cell>
          <table:table-cell office:value-type="float" office:value="1916" calcext:value-type="float">
            <text:p>1916</text:p>
          </table:table-cell>
          <table:table-cell office:value-type="float" office:value="-6.354" calcext:value-type="float">
            <text:p>-6.354</text:p>
          </table:table-cell>
          <table:table-cell office:value-type="float" office:value="-3.888" calcext:value-type="float">
            <text:p>-3.888</text:p>
          </table:table-cell>
          <table:table-cell office:value-type="float" office:value="0.077" calcext:value-type="float">
            <text:p>0.077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85032" calcext:value-type="float">
            <text:p>85032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550" calcext:value-type="float">
            <text:p>3550</text:p>
          </table:table-cell>
          <table:table-cell office:value-type="float" office:value="2730" calcext:value-type="float">
            <text:p>2730</text:p>
          </table:table-cell>
          <table:table-cell office:value-type="float" office:value="-3.057" calcext:value-type="float">
            <text:p>-3.057</text:p>
          </table:table-cell>
          <table:table-cell office:value-type="float" office:value="-1.351" calcext:value-type="float">
            <text:p>-1.351</text:p>
          </table:table-cell>
          <table:table-cell office:value-type="float" office:value="0.112" calcext:value-type="float">
            <text:p>0.112</text:p>
          </table:table-cell>
          <table:table-cell office:value-type="float" office:value="62500" calcext:value-type="float">
            <text:p>62500</text:p>
          </table:table-cell>
          <table:table-cell office:value-type="float" office:value="71062" calcext:value-type="float">
            <text:p>71062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664" calcext:value-type="float">
            <text:p>5664</text:p>
          </table:table-cell>
          <table:table-cell office:value-type="float" office:value="4356" calcext:value-type="float">
            <text:p>4356</text:p>
          </table:table-cell>
          <table:table-cell office:value-type="float" office:value="-1.921" calcext:value-type="float">
            <text:p>-1.921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187" calcext:value-type="float">
            <text:p>0.187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79419" calcext:value-type="float">
            <text:p>79419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18" calcext:value-type="float">
            <text:p>2718</text:p>
          </table:table-cell>
          <table:table-cell office:value-type="float" office:value="2090" calcext:value-type="float">
            <text:p>2090</text:p>
          </table:table-cell>
          <table:table-cell office:value-type="float" office:value="-4.142" calcext:value-type="float">
            <text:p>-4.142</text:p>
          </table:table-cell>
          <table:table-cell office:value-type="float" office:value="-2.186" calcext:value-type="float">
            <text:p>-2.186</text:p>
          </table:table-cell>
          <table:table-cell office:value-type="float" office:value="0.085" calcext:value-type="float">
            <text:p>0.085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1212" calcext:value-type="float">
            <text:p>71212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80580" calcext:value-type="float">
            <text:p>8058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70228" calcext:value-type="float">
            <text:p>70228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71" calcext:value-type="float">
            <text:p>1271</text:p>
          </table:table-cell>
          <table:table-cell office:value-type="float" office:value="977" calcext:value-type="float">
            <text:p>977</text:p>
          </table:table-cell>
          <table:table-cell office:value-type="float" office:value="-1.403" calcext:value-type="float">
            <text:p>-1.4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1" calcext:value-type="float">
            <text:p>0.041</text:p>
          </table:table-cell>
          <table:table-cell office:value-type="float" office:value="62500" calcext:value-type="float">
            <text:p>62500</text:p>
          </table:table-cell>
          <table:table-cell office:value-type="float" office:value="80187" calcext:value-type="float">
            <text:p>80187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511" calcext:value-type="float">
            <text:p>4511</text:p>
          </table:table-cell>
          <table:table-cell office:value-type="float" office:value="3470" calcext:value-type="float">
            <text:p>3470</text:p>
          </table:table-cell>
          <table:table-cell office:value-type="float" office:value="-1.298" calcext:value-type="float">
            <text:p>-1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1" calcext:value-type="float">
            <text:p>0.151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69612" calcext:value-type="float">
            <text:p>69612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4" calcext:value-type="float">
            <text:p>1444</text:p>
          </table:table-cell>
          <table:table-cell office:value-type="float" office:value="1110" calcext:value-type="float">
            <text:p>1110</text:p>
          </table:table-cell>
          <table:table-cell office:value-type="float" office:value="-0.971" calcext:value-type="float">
            <text:p>-0.9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6" calcext:value-type="float">
            <text:p>0.04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8484" calcext:value-type="float">
            <text:p>7848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2500" calcext:value-type="float">
            <text:p>62500</text:p>
          </table:table-cell>
          <table:table-cell office:value-type="float" office:value="73875" calcext:value-type="float">
            <text:p>73875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56" calcext:value-type="float">
            <text:p>1056</text:p>
          </table:table-cell>
          <table:table-cell office:value-type="float" office:value="812" calcext:value-type="float">
            <text:p>812</text:p>
          </table:table-cell>
          <table:table-cell office:value-type="float" office:value="-1.376" calcext:value-type="float">
            <text:p>-1.376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33" calcext:value-type="float">
            <text:p>0.033</text:p>
          </table:table-cell>
          <table:table-cell office:value-type="float" office:value="62500" calcext:value-type="float">
            <text:p>62500</text:p>
          </table:table-cell>
          <table:table-cell office:value-type="float" office:value="81250" calcext:value-type="float">
            <text:p>8125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825" calcext:value-type="float">
            <text:p>3825</text:p>
          </table:table-cell>
          <table:table-cell office:value-type="float" office:value="2942" calcext:value-type="float">
            <text:p>2942</text:p>
          </table:table-cell>
          <table:table-cell office:value-type="float" office:value="-1.423" calcext:value-type="float">
            <text:p>-1.42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125" calcext:value-type="float">
            <text:p>0.125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70580" calcext:value-type="float">
            <text:p>70580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55" calcext:value-type="float">
            <text:p>855</text:p>
          </table:table-cell>
          <table:table-cell office:value-type="float" office:value="657" calcext:value-type="float">
            <text:p>657</text:p>
          </table:table-cell>
          <table:table-cell office:value-type="float" office:value="-2.304" calcext:value-type="float">
            <text:p>-2.304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026" calcext:value-type="float">
            <text:p>0.02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81515" calcext:value-type="float">
            <text:p>81515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96" calcext:value-type="float">
            <text:p>1096</text:p>
          </table:table-cell>
          <table:table-cell office:value-type="float" office:value="843" calcext:value-type="float">
            <text:p>843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34" calcext:value-type="float">
            <text:p>0.034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1212" calcext:value-type="float">
            <text:p>71212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865" calcext:value-type="float">
            <text:p>3865</text:p>
          </table:table-cell>
          <table:table-cell office:value-type="float" office:value="2973" calcext:value-type="float">
            <text:p>2973</text:p>
          </table:table-cell>
          <table:table-cell office:value-type="float" office:value="-1.445" calcext:value-type="float">
            <text:p>-1.445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62500" calcext:value-type="float">
            <text:p>62500</text:p>
          </table:table-cell>
          <table:table-cell office:value-type="float" office:value="78062" calcext:value-type="float">
            <text:p>78062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94" calcext:value-type="float">
            <text:p>894</text:p>
          </table:table-cell>
          <table:table-cell office:value-type="float" office:value="687" calcext:value-type="float">
            <text:p>687</text:p>
          </table:table-cell>
          <table:table-cell office:value-type="float" office:value="-2.583" calcext:value-type="float">
            <text:p>-2.583</text:p>
          </table:table-cell>
          <table:table-cell office:value-type="float" office:value="-0.986" calcext:value-type="float">
            <text:p>-0.986</text:p>
          </table:table-cell>
          <table:table-cell office:value-type="float" office:value="0.027" calcext:value-type="float">
            <text:p>0.027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9588" calcext:value-type="float">
            <text:p>69588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661" calcext:value-type="float">
            <text:p>3661</text:p>
          </table:table-cell>
          <table:table-cell office:value-type="float" office:value="2816" calcext:value-type="float">
            <text:p>2816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2" calcext:value-type="float">
            <text:p>0.122</text:p>
          </table:table-cell>
          <table:table-cell office:value-type="float" office:value="62500" calcext:value-type="float">
            <text:p>62500</text:p>
          </table:table-cell>
          <table:table-cell office:value-type="float" office:value="74312" calcext:value-type="float">
            <text:p>74312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87" calcext:value-type="float">
            <text:p>1087</text:p>
          </table:table-cell>
          <table:table-cell office:value-type="float" office:value="836" calcext:value-type="float">
            <text:p>836</text:p>
          </table:table-cell>
          <table:table-cell office:value-type="float" office:value="-0.968" calcext:value-type="float">
            <text:p>-0.968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4" calcext:value-type="float">
            <text:p>0.034</text:p>
          </table:table-cell>
          <table:table-cell office:value-type="float" office:value="62500" calcext:value-type="float">
            <text:p>62500</text:p>
          </table:table-cell>
          <table:table-cell office:value-type="float" office:value="73812" calcext:value-type="float">
            <text:p>73812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09" calcext:value-type="float">
            <text:p>4109</text:p>
          </table:table-cell>
          <table:table-cell office:value-type="float" office:value="3160" calcext:value-type="float">
            <text:p>3160</text:p>
          </table:table-cell>
          <table:table-cell office:value-type="float" office:value="-1.416" calcext:value-type="float">
            <text:p>-1.416</text:p>
          </table:table-cell>
          <table:table-cell office:value-type="float" office:value="-0.09" calcext:value-type="float">
            <text:p>-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77870" calcext:value-type="float">
            <text:p>7787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339:.F374])" office:value-type="float" office:value="0.115388888888889" calcext:value-type="float">
            <text:p>0.115388888888889</text:p>
          </table:table-cell>
          <table:table-cell table:formula="of:=AVERAGE([.G339:.G374])" office:value-type="float" office:value="64903.1076666667" calcext:value-type="float">
            <text:p>64903.1076666667</text:p>
          </table:table-cell>
          <table:table-cell table:formula="of:=AVERAGE([.H339:.H374])" office:value-type="float" office:value="75079.7777777778" calcext:value-type="float">
            <text:p>75079.7777777778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339:.F374])" office:value-type="float" office:value="0.001" calcext:value-type="float">
            <text:p>0.001</text:p>
          </table:table-cell>
          <table:table-cell table:formula="of:=MIN([.G339:.G374])" office:value-type="float" office:value="28571.429" calcext:value-type="float">
            <text:p>28571.429</text:p>
          </table:table-cell>
          <table:table-cell table:formula="of:=MIN([.H339:.H374])" office:value-type="float" office:value="47600" calcext:value-type="float">
            <text:p>4760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339:.F374])" office:value-type="float" office:value="0.318" calcext:value-type="float">
            <text:p>0.318</text:p>
          </table:table-cell>
          <table:table-cell table:formula="of:=MAX([.G339:.G374])" office:value-type="float" office:value="86956.522" calcext:value-type="float">
            <text:p>86956.522</text:p>
          </table:table-cell>
          <table:table-cell table:formula="of:=MAX([.H339:.H374])" office:value-type="float" office:value="89677" calcext:value-type="float">
            <text:p>8967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044" calcext:value-type="float">
            <text:p>10044</text:p>
          </table:table-cell>
          <table:table-cell office:value-type="float" office:value="7726" calcext:value-type="float">
            <text:p>7726</text:p>
          </table:table-cell>
          <table:table-cell office:value-type="float" office:value="-1.291" calcext:value-type="float">
            <text:p>-1.2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369" calcext:value-type="float">
            <text:p>0.369</text:p>
          </table:table-cell>
          <table:table-cell office:value-type="float" office:value="29850.746" calcext:value-type="float">
            <text:p>29850.746</text:p>
          </table:table-cell>
          <table:table-cell office:value-type="float" office:value="87343" calcext:value-type="float">
            <text:p>87343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983" calcext:value-type="float">
            <text:p>2983</text:p>
          </table:table-cell>
          <table:table-cell office:value-type="float" office:value="2294" calcext:value-type="float">
            <text:p>2294</text:p>
          </table:table-cell>
          <table:table-cell office:value-type="float" office:value="-1.762" calcext:value-type="float">
            <text:p>-1.762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095" calcext:value-type="float">
            <text:p>0.09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7333" calcext:value-type="float">
            <text:p>87333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781" calcext:value-type="float">
            <text:p>4781</text:p>
          </table:table-cell>
          <table:table-cell office:value-type="float" office:value="3677" calcext:value-type="float">
            <text:p>3677</text:p>
          </table:table-cell>
          <table:table-cell office:value-type="float" office:value="-1.878" calcext:value-type="float">
            <text:p>-1.878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156" calcext:value-type="float">
            <text:p>0.156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3333" calcext:value-type="float">
            <text:p>9333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620" calcext:value-type="float">
            <text:p>2620</text:p>
          </table:table-cell>
          <table:table-cell office:value-type="float" office:value="2015" calcext:value-type="float">
            <text:p>2015</text:p>
          </table:table-cell>
          <table:table-cell office:value-type="float" office:value="-1.843" calcext:value-type="float">
            <text:p>-1.843</text:p>
          </table:table-cell>
          <table:table-cell office:value-type="float" office:value="-0.418" calcext:value-type="float">
            <text:p>-0.418</text:p>
          </table:table-cell>
          <table:table-cell office:value-type="float" office:value="0.083" calcext:value-type="float">
            <text:p>0.083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7862" calcext:value-type="float">
            <text:p>87862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660" calcext:value-type="float">
            <text:p>2660</text:p>
          </table:table-cell>
          <table:table-cell office:value-type="float" office:value="2046" calcext:value-type="float">
            <text:p>2046</text:p>
          </table:table-cell>
          <table:table-cell office:value-type="float" office:value="-1.904" calcext:value-type="float">
            <text:p>-1.904</text:p>
          </table:table-cell>
          <table:table-cell office:value-type="float" office:value="-0.466" calcext:value-type="float">
            <text:p>-0.466</text:p>
          </table:table-cell>
          <table:table-cell office:value-type="float" office:value="0.084" calcext:value-type="float">
            <text:p>0.084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55909" calcext:value-type="float">
            <text:p>55909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500" calcext:value-type="float">
            <text:p>2500</text:p>
          </table:table-cell>
          <table:table-cell office:value-type="float" office:value="1923" calcext:value-type="float">
            <text:p>1923</text:p>
          </table:table-cell>
          <table:table-cell office:value-type="float" office:value="-1.231" calcext:value-type="float">
            <text:p>-1.2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1" calcext:value-type="float">
            <text:p>0.08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0357" calcext:value-type="float">
            <text:p>80357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5282" calcext:value-type="float">
            <text:p>5282</text:p>
          </table:table-cell>
          <table:table-cell office:value-type="float" office:value="4063" calcext:value-type="float">
            <text:p>4063</text:p>
          </table:table-cell>
          <table:table-cell office:value-type="float" office:value="-1.638" calcext:value-type="float">
            <text:p>-1.638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178" calcext:value-type="float">
            <text:p>0.17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9083" calcext:value-type="float">
            <text:p>89083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13" calcext:value-type="float">
            <text:p>1713</text:p>
          </table:table-cell>
          <table:table-cell office:value-type="float" office:value="1317" calcext:value-type="float">
            <text:p>1317</text:p>
          </table:table-cell>
          <table:table-cell office:value-type="float" office:value="-1.046" calcext:value-type="float">
            <text:p>-1.04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5" calcext:value-type="float">
            <text:p>0.05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5241" calcext:value-type="float">
            <text:p>85241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560" calcext:value-type="float">
            <text:p>8560</text:p>
          </table:table-cell>
          <table:table-cell office:value-type="float" office:value="6584" calcext:value-type="float">
            <text:p>6584</text:p>
          </table:table-cell>
          <table:table-cell office:value-type="float" office:value="-1.268" calcext:value-type="float">
            <text:p>-1.268</text:p>
          </table:table-cell>
          <table:table-cell office:value-type="float" office:value="0.024" calcext:value-type="float">
            <text:p>0.024</text:p>
          </table:table-cell>
          <table:table-cell office:value-type="float" office:value="0.307" calcext:value-type="float">
            <text:p>0.307</text:p>
          </table:table-cell>
          <table:table-cell office:value-type="float" office:value="80000" calcext:value-type="float">
            <text:p>80000</text:p>
          </table:table-cell>
          <table:table-cell office:value-type="float" office:value="76000" calcext:value-type="float">
            <text:p>7600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860" calcext:value-type="float">
            <text:p>5860</text:p>
          </table:table-cell>
          <table:table-cell office:value-type="float" office:value="4507" calcext:value-type="float">
            <text:p>4507</text:p>
          </table:table-cell>
          <table:table-cell office:value-type="float" office:value="-1.119" calcext:value-type="float">
            <text:p>-1.119</text:p>
          </table:table-cell>
          <table:table-cell office:value-type="float" office:value="0.138" calcext:value-type="float">
            <text:p>0.138</text:p>
          </table:table-cell>
          <table:table-cell office:value-type="float" office:value="0.214" calcext:value-type="float">
            <text:p>0.214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76869" calcext:value-type="float">
            <text:p>76869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7591" calcext:value-type="float">
            <text:p>7591</text:p>
          </table:table-cell>
          <table:table-cell office:value-type="float" office:value="5839" calcext:value-type="float">
            <text:p>5839</text:p>
          </table:table-cell>
          <table:table-cell office:value-type="float" office:value="-1.181" calcext:value-type="float">
            <text:p>-1.181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70692" calcext:value-type="float">
            <text:p>70692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7631" calcext:value-type="float">
            <text:p>7631</text:p>
          </table:table-cell>
          <table:table-cell office:value-type="float" office:value="5870" calcext:value-type="float">
            <text:p>5870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72" calcext:value-type="float">
            <text:p>0.272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69923" calcext:value-type="float">
            <text:p>69923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828" calcext:value-type="float">
            <text:p>6828</text:p>
          </table:table-cell>
          <table:table-cell office:value-type="float" office:value="5252" calcext:value-type="float">
            <text:p>5252</text:p>
          </table:table-cell>
          <table:table-cell office:value-type="float" office:value="-1.112" calcext:value-type="float">
            <text:p>-1.1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247" calcext:value-type="float">
            <text:p>0.247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4333" calcext:value-type="float">
            <text:p>74333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1789" calcext:value-type="float">
            <text:p>11789</text:p>
          </table:table-cell>
          <table:table-cell office:value-type="float" office:value="9068" calcext:value-type="float">
            <text:p>9068</text:p>
          </table:table-cell>
          <table:table-cell office:value-type="float" office:value="-1.57" calcext:value-type="float">
            <text:p>-1.57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447" calcext:value-type="float">
            <text:p>0.447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72952" calcext:value-type="float">
            <text:p>72952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7955" calcext:value-type="float">
            <text:p>7955</text:p>
          </table:table-cell>
          <table:table-cell office:value-type="float" office:value="6119" calcext:value-type="float">
            <text:p>6119</text:p>
          </table:table-cell>
          <table:table-cell office:value-type="float" office:value="-1.184" calcext:value-type="float">
            <text:p>-1.1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5" calcext:value-type="float">
            <text:p>0.285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64888" calcext:value-type="float">
            <text:p>64888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772" calcext:value-type="float">
            <text:p>2772</text:p>
          </table:table-cell>
          <table:table-cell office:value-type="float" office:value="2132" calcext:value-type="float">
            <text:p>2132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088" calcext:value-type="float">
            <text:p>0.088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75642" calcext:value-type="float">
            <text:p>75642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10" calcext:value-type="float">
            <text:p>2210</text:p>
          </table:table-cell>
          <table:table-cell office:value-type="float" office:value="1700" calcext:value-type="float">
            <text:p>1700</text:p>
          </table:table-cell>
          <table:table-cell office:value-type="float" office:value="-5.363" calcext:value-type="float">
            <text:p>-5.363</text:p>
          </table:table-cell>
          <table:table-cell office:value-type="float" office:value="-3.126" calcext:value-type="float">
            <text:p>-3.126</text:p>
          </table:table-cell>
          <table:table-cell office:value-type="float" office:value="0.069" calcext:value-type="float">
            <text:p>0.06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5666" calcext:value-type="float">
            <text:p>85666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0" calcext:value-type="float">
            <text:p>2250</text:p>
          </table:table-cell>
          <table:table-cell office:value-type="float" office:value="1730" calcext:value-type="float">
            <text:p>1730</text:p>
          </table:table-cell>
          <table:table-cell office:value-type="float" office:value="-5.739" calcext:value-type="float">
            <text:p>-5.739</text:p>
          </table:table-cell>
          <table:table-cell office:value-type="float" office:value="-3.413" calcext:value-type="float">
            <text:p>-3.413</text:p>
          </table:table-cell>
          <table:table-cell office:value-type="float" office:value="0.07" calcext:value-type="float">
            <text:p>0.0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8827" calcext:value-type="float">
            <text:p>78827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389" calcext:value-type="float">
            <text:p>2389</text:p>
          </table:table-cell>
          <table:table-cell office:value-type="float" office:value="1837" calcext:value-type="float">
            <text:p>1837</text:p>
          </table:table-cell>
          <table:table-cell office:value-type="float" office:value="-2.057" calcext:value-type="float">
            <text:p>-2.057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075" calcext:value-type="float">
            <text:p>0.07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2600" calcext:value-type="float">
            <text:p>8260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982" calcext:value-type="float">
            <text:p>4982</text:p>
          </table:table-cell>
          <table:table-cell office:value-type="float" office:value="3832" calcext:value-type="float">
            <text:p>3832</text:p>
          </table:table-cell>
          <table:table-cell office:value-type="float" office:value="-1.69" calcext:value-type="float">
            <text:p>-1.69</text:p>
          </table:table-cell>
          <table:table-cell office:value-type="float" office:value="-0.3" calcext:value-type="float">
            <text:p>-0.3</text:p>
          </table:table-cell>
          <table:table-cell office:value-type="float" office:value="0.164" calcext:value-type="float">
            <text:p>0.164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83307" calcext:value-type="float">
            <text:p>83307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65" calcext:value-type="float">
            <text:p>2265</text:p>
          </table:table-cell>
          <table:table-cell office:value-type="float" office:value="1742" calcext:value-type="float">
            <text:p>1742</text:p>
          </table:table-cell>
          <table:table-cell office:value-type="float" office:value="-3.452" calcext:value-type="float">
            <text:p>-3.452</text:p>
          </table:table-cell>
          <table:table-cell office:value-type="float" office:value="-1.655" calcext:value-type="float">
            <text:p>-1.655</text:p>
          </table:table-cell>
          <table:table-cell office:value-type="float" office:value="0.071" calcext:value-type="float">
            <text:p>0.07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5266" calcext:value-type="float">
            <text:p>85266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55" calcext:value-type="float">
            <text:p>1755</text:p>
          </table:table-cell>
          <table:table-cell office:value-type="float" office:value="1350" calcext:value-type="float">
            <text:p>1350</text:p>
          </table:table-cell>
          <table:table-cell office:value-type="float" office:value="-1.471" calcext:value-type="float">
            <text:p>-1.471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55" calcext:value-type="float">
            <text:p>0.05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7724" calcext:value-type="float">
            <text:p>77724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795" calcext:value-type="float">
            <text:p>1795</text:p>
          </table:table-cell>
          <table:table-cell office:value-type="float" office:value="1380" calcext:value-type="float">
            <text:p>1380</text:p>
          </table:table-cell>
          <table:table-cell office:value-type="float" office:value="-1.532" calcext:value-type="float">
            <text:p>-1.53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057" calcext:value-type="float">
            <text:p>0.05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4965" calcext:value-type="float">
            <text:p>84965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float" office:value="769" calcext:value-type="float">
            <text:p>769</text:p>
          </table:table-cell>
          <table:table-cell office:value-type="float" office:value="-1.104" calcext:value-type="float">
            <text:p>-1.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32" calcext:value-type="float">
            <text:p>0.032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3133" calcext:value-type="float">
            <text:p>73133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186" calcext:value-type="float">
            <text:p>5186</text:p>
          </table:table-cell>
          <table:table-cell office:value-type="float" office:value="3989" calcext:value-type="float">
            <text:p>3989</text:p>
          </table:table-cell>
          <table:table-cell office:value-type="float" office:value="-1.492" calcext:value-type="float">
            <text:p>-1.492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174" calcext:value-type="float">
            <text:p>0.174</text:p>
          </table:table-cell>
          <table:table-cell office:value-type="float" office:value="80000" calcext:value-type="float">
            <text:p>80000</text:p>
          </table:table-cell>
          <table:table-cell office:value-type="float" office:value="93600" calcext:value-type="float">
            <text:p>93600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145" calcext:value-type="float">
            <text:p>2145</text:p>
          </table:table-cell>
          <table:table-cell office:value-type="float" office:value="1650" calcext:value-type="float">
            <text:p>1650</text:p>
          </table:table-cell>
          <table:table-cell office:value-type="float" office:value="-1.442" calcext:value-type="float">
            <text:p>-1.44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68" calcext:value-type="float">
            <text:p>0.06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7172" calcext:value-type="float">
            <text:p>7717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2500" calcext:value-type="float">
            <text:p>62500</text:p>
          </table:table-cell>
          <table:table-cell office:value-type="float" office:value="80625" calcext:value-type="float">
            <text:p>80625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70" calcext:value-type="float">
            <text:p>1070</text:p>
          </table:table-cell>
          <table:table-cell office:value-type="float" office:value="823" calcext:value-type="float">
            <text:p>823</text:p>
          </table:table-cell>
          <table:table-cell office:value-type="float" office:value="-1.394" calcext:value-type="float">
            <text:p>-1.3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33" calcext:value-type="float">
            <text:p>0.03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5866" calcext:value-type="float">
            <text:p>75866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612" calcext:value-type="float">
            <text:p>3612</text:p>
          </table:table-cell>
          <table:table-cell office:value-type="float" office:value="2778" calcext:value-type="float">
            <text:p>2778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18" calcext:value-type="float">
            <text:p>0.118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2461" calcext:value-type="float">
            <text:p>92461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45" calcext:value-type="float">
            <text:p>1545</text:p>
          </table:table-cell>
          <table:table-cell office:value-type="float" office:value="1188" calcext:value-type="float">
            <text:p>1188</text:p>
          </table:table-cell>
          <table:table-cell office:value-type="float" office:value="-4.163" calcext:value-type="float">
            <text:p>-4.163</text:p>
          </table:table-cell>
          <table:table-cell office:value-type="float" office:value="-2.202" calcext:value-type="float">
            <text:p>-2.202</text:p>
          </table:table-cell>
          <table:table-cell office:value-type="float" office:value="0.048" calcext:value-type="float">
            <text:p>0.048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7133" calcext:value-type="float">
            <text:p>77133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09" calcext:value-type="float">
            <text:p>1109</text:p>
          </table:table-cell>
          <table:table-cell office:value-type="float" office:value="853" calcext:value-type="float">
            <text:p>853</text:p>
          </table:table-cell>
          <table:table-cell office:value-type="float" office:value="-1.396" calcext:value-type="float">
            <text:p>-1.396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35" calcext:value-type="float">
            <text:p>0.035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3733" calcext:value-type="float">
            <text:p>83733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652" calcext:value-type="float">
            <text:p>3652</text:p>
          </table:table-cell>
          <table:table-cell office:value-type="float" office:value="2809" calcext:value-type="float">
            <text:p>2809</text:p>
          </table:table-cell>
          <table:table-cell office:value-type="float" office:value="-1.366" calcext:value-type="float">
            <text:p>-1.3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19" calcext:value-type="float">
            <text:p>0.11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82769" calcext:value-type="float">
            <text:p>82769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85" calcext:value-type="float">
            <text:p>1585</text:p>
          </table:table-cell>
          <table:table-cell office:value-type="float" office:value="1219" calcext:value-type="float">
            <text:p>1219</text:p>
          </table:table-cell>
          <table:table-cell office:value-type="float" office:value="-4.58" calcext:value-type="float">
            <text:p>-4.58</text:p>
          </table:table-cell>
          <table:table-cell office:value-type="float" office:value="-2.523" calcext:value-type="float">
            <text:p>-2.523</text:p>
          </table:table-cell>
          <table:table-cell office:value-type="float" office:value="0.049" calcext:value-type="float">
            <text:p>0.04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5866" calcext:value-type="float">
            <text:p>85866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182" calcext:value-type="float">
            <text:p>3182</text:p>
          </table:table-cell>
          <table:table-cell office:value-type="float" office:value="2447" calcext:value-type="float">
            <text:p>2447</text:p>
          </table:table-cell>
          <table:table-cell office:value-type="float" office:value="-1.011" calcext:value-type="float">
            <text:p>-1.011</text:p>
          </table:table-cell>
          <table:table-cell office:value-type="float" office:value="0.222" calcext:value-type="float">
            <text:p>0.222</text:p>
          </table:table-cell>
          <table:table-cell office:value-type="float" office:value="0.106" calcext:value-type="float">
            <text:p>0.10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82384" calcext:value-type="float">
            <text:p>82384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771" calcext:value-type="float">
            <text:p>1771</text:p>
          </table:table-cell>
          <table:table-cell office:value-type="float" office:value="1362" calcext:value-type="float">
            <text:p>1362</text:p>
          </table:table-cell>
          <table:table-cell office:value-type="float" office:value="-1.577" calcext:value-type="float">
            <text:p>-1.577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56" calcext:value-type="float">
            <text:p>0.056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4600" calcext:value-type="float">
            <text:p>84600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343" calcext:value-type="float">
            <text:p>4343</text:p>
          </table:table-cell>
          <table:table-cell office:value-type="float" office:value="3340" calcext:value-type="float">
            <text:p>3340</text:p>
          </table:table-cell>
          <table:table-cell office:value-type="float" office:value="-1.497" calcext:value-type="float">
            <text:p>-1.497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80000" calcext:value-type="float">
            <text:p>80000</text:p>
          </table:table-cell>
          <table:table-cell office:value-type="float" office:value="85520" calcext:value-type="float">
            <text:p>8552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384:.F419])" office:value-type="float" office:value="0.132611111111111" calcext:value-type="float">
            <text:p>0.132611111111111</text:p>
          </table:table-cell>
          <table:table-cell table:formula="of:=AVERAGE([.G384:.G419])" office:value-type="float" office:value="71101.9471666667" calcext:value-type="float">
            <text:p>71101.9471666667</text:p>
          </table:table-cell>
          <table:table-cell table:formula="of:=AVERAGE([.H384:.H419])" office:value-type="float" office:value="80582.6944444444" calcext:value-type="float">
            <text:p>80582.6944444444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384:.F419])" office:value-type="float" office:value="0.001" calcext:value-type="float">
            <text:p>0.001</text:p>
          </table:table-cell>
          <table:table-cell table:formula="of:=MIN([.G384:.G419])" office:value-type="float" office:value="29850.746" calcext:value-type="float">
            <text:p>29850.746</text:p>
          </table:table-cell>
          <table:table-cell table:formula="of:=MIN([.H384:.H419])" office:value-type="float" office:value="55909" calcext:value-type="float">
            <text:p>55909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384:.F419])" office:value-type="float" office:value="0.447" calcext:value-type="float">
            <text:p>0.447</text:p>
          </table:table-cell>
          <table:table-cell table:formula="of:=MAX([.G384:.G419])" office:value-type="float" office:value="95238.095" calcext:value-type="float">
            <text:p>95238.095</text:p>
          </table:table-cell>
          <table:table-cell table:formula="of:=MAX([.H384:.H419])" office:value-type="float" office:value="93600" calcext:value-type="float">
            <text:p>936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375" calcext:value-type="float">
            <text:p>10375</text:p>
          </table:table-cell>
          <table:table-cell office:value-type="float" office:value="7980" calcext:value-type="float">
            <text:p>7980</text:p>
          </table:table-cell>
          <table:table-cell office:value-type="float" office:value="-1.334" calcext:value-type="float">
            <text:p>-1.334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381" calcext:value-type="float">
            <text:p>0.381</text:p>
          </table:table-cell>
          <table:table-cell office:value-type="float" office:value="28571.429" calcext:value-type="float">
            <text:p>28571.429</text:p>
          </table:table-cell>
          <table:table-cell office:value-type="float" office:value="83657" calcext:value-type="float">
            <text:p>83657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799" calcext:value-type="float">
            <text:p>2799</text:p>
          </table:table-cell>
          <table:table-cell office:value-type="float" office:value="2153" calcext:value-type="float">
            <text:p>2153</text:p>
          </table:table-cell>
          <table:table-cell office:value-type="float" office:value="-1.653" calcext:value-type="float">
            <text:p>-1.653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89" calcext:value-type="float">
            <text:p>0.089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80216" calcext:value-type="float">
            <text:p>80216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445" calcext:value-type="float">
            <text:p>4445</text:p>
          </table:table-cell>
          <table:table-cell office:value-type="float" office:value="3419" calcext:value-type="float">
            <text:p>3419</text:p>
          </table:table-cell>
          <table:table-cell office:value-type="float" office:value="-1.746" calcext:value-type="float">
            <text:p>-1.746</text:p>
          </table:table-cell>
          <table:table-cell office:value-type="float" office:value="-0.343" calcext:value-type="float">
            <text:p>-0.343</text:p>
          </table:table-cell>
          <table:table-cell office:value-type="float" office:value="0.145" calcext:value-type="float">
            <text:p>0.145</text:p>
          </table:table-cell>
          <table:table-cell office:value-type="float" office:value="40000" calcext:value-type="float">
            <text:p>40000</text:p>
          </table:table-cell>
          <table:table-cell office:value-type="float" office:value="55200" calcext:value-type="float">
            <text:p>55200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22" calcext:value-type="float">
            <text:p>1922</text:p>
          </table:table-cell>
          <table:table-cell office:value-type="float" office:value="1478" calcext:value-type="float">
            <text:p>1478</text:p>
          </table:table-cell>
          <table:table-cell office:value-type="float" office:value="-1.352" calcext:value-type="float">
            <text:p>-1.35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1" calcext:value-type="float">
            <text:p>0.061</text:p>
          </table:table-cell>
          <table:table-cell office:value-type="float" office:value="19230.769" calcext:value-type="float">
            <text:p>19230.769</text:p>
          </table:table-cell>
          <table:table-cell office:value-type="float" office:value="26653" calcext:value-type="float">
            <text:p>26653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961" calcext:value-type="float">
            <text:p>1961</text:p>
          </table:table-cell>
          <table:table-cell office:value-type="float" office:value="1508" calcext:value-type="float">
            <text:p>1508</text:p>
          </table:table-cell>
          <table:table-cell office:value-type="float" office:value="-1.404" calcext:value-type="float">
            <text:p>-1.4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2" calcext:value-type="float">
            <text:p>0.062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82235" calcext:value-type="float">
            <text:p>82235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584" calcext:value-type="float">
            <text:p>3584</text:p>
          </table:table-cell>
          <table:table-cell office:value-type="float" office:value="2756" calcext:value-type="float">
            <text:p>2756</text:p>
          </table:table-cell>
          <table:table-cell office:value-type="float" office:value="-1.765" calcext:value-type="float">
            <text:p>-1.765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116" calcext:value-type="float">
            <text:p>0.11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86484" calcext:value-type="float">
            <text:p>86484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895" calcext:value-type="float">
            <text:p>3895</text:p>
          </table:table-cell>
          <table:table-cell office:value-type="float" office:value="2996" calcext:value-type="float">
            <text:p>2996</text:p>
          </table:table-cell>
          <table:table-cell office:value-type="float" office:value="-1.208" calcext:value-type="float">
            <text:p>-1.208</text:p>
          </table:table-cell>
          <table:table-cell office:value-type="float" office:value="0.07" calcext:value-type="float">
            <text:p>0.07</text:p>
          </table:table-cell>
          <table:table-cell office:value-type="float" office:value="0.131" calcext:value-type="float">
            <text:p>0.131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3696" calcext:value-type="float">
            <text:p>73696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175" calcext:value-type="float">
            <text:p>3175</text:p>
          </table:table-cell>
          <table:table-cell office:value-type="float" office:value="2442" calcext:value-type="float">
            <text:p>2442</text:p>
          </table:table-cell>
          <table:table-cell office:value-type="float" office:value="-1.94" calcext:value-type="float">
            <text:p>-1.94</text:p>
          </table:table-cell>
          <table:table-cell office:value-type="float" office:value="-0.493" calcext:value-type="float">
            <text:p>-0.493</text:p>
          </table:table-cell>
          <table:table-cell office:value-type="float" office:value="0.102" calcext:value-type="float">
            <text:p>0.102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9393" calcext:value-type="float">
            <text:p>79393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7199" calcext:value-type="float">
            <text:p>7199</text:p>
          </table:table-cell>
          <table:table-cell office:value-type="float" office:value="5537" calcext:value-type="float">
            <text:p>5537</text:p>
          </table:table-cell>
          <table:table-cell office:value-type="float" office:value="-1.066" calcext:value-type="float">
            <text:p>-1.0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258" calcext:value-type="float">
            <text:p>0.258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7400" calcext:value-type="float">
            <text:p>7740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74285" calcext:value-type="float">
            <text:p>74285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0896" calcext:value-type="float">
            <text:p>70896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2000" calcext:value-type="float">
            <text:p>7200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73142" calcext:value-type="float">
            <text:p>73142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6256" calcext:value-type="float">
            <text:p>6256</text:p>
          </table:table-cell>
          <table:table-cell office:value-type="float" office:value="4812" calcext:value-type="float">
            <text:p>4812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37" calcext:value-type="float">
            <text:p>0.237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69571" calcext:value-type="float">
            <text:p>69571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8735" calcext:value-type="float">
            <text:p>8735</text:p>
          </table:table-cell>
          <table:table-cell office:value-type="float" office:value="6719" calcext:value-type="float">
            <text:p>6719</text:p>
          </table:table-cell>
          <table:table-cell office:value-type="float" office:value="-1.3" calcext:value-type="float">
            <text:p>-1.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313" calcext:value-type="float">
            <text:p>0.313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54153" calcext:value-type="float">
            <text:p>54153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990" calcext:value-type="float">
            <text:p>1990</text:p>
          </table:table-cell>
          <table:table-cell office:value-type="float" office:value="1530" calcext:value-type="float">
            <text:p>1530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0333" calcext:value-type="float">
            <text:p>70333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28" calcext:value-type="float">
            <text:p>1428</text:p>
          </table:table-cell>
          <table:table-cell office:value-type="float" office:value="1098" calcext:value-type="float">
            <text:p>1098</text:p>
          </table:table-cell>
          <table:table-cell office:value-type="float" office:value="-3.465" calcext:value-type="float">
            <text:p>-3.465</text:p>
          </table:table-cell>
          <table:table-cell office:value-type="float" office:value="-1.665" calcext:value-type="float">
            <text:p>-1.665</text:p>
          </table:table-cell>
          <table:table-cell office:value-type="float" office:value="0.044" calcext:value-type="float">
            <text:p>0.044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6473" calcext:value-type="float">
            <text:p>76473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68" calcext:value-type="float">
            <text:p>1468</text:p>
          </table:table-cell>
          <table:table-cell office:value-type="float" office:value="1129" calcext:value-type="float">
            <text:p>1129</text:p>
          </table:table-cell>
          <table:table-cell office:value-type="float" office:value="-3.744" calcext:value-type="float">
            <text:p>-3.744</text:p>
          </table:table-cell>
          <table:table-cell office:value-type="float" office:value="-1.88" calcext:value-type="float">
            <text:p>-1.88</text:p>
          </table:table-cell>
          <table:table-cell office:value-type="float" office:value="0.045" calcext:value-type="float">
            <text:p>0.045</text:p>
          </table:table-cell>
          <table:table-cell office:value-type="float" office:value="50000" calcext:value-type="float">
            <text:p>50000</text:p>
          </table:table-cell>
          <table:table-cell office:value-type="float" office:value="66150" calcext:value-type="float">
            <text:p>66150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632" calcext:value-type="float">
            <text:p>1632</text:p>
          </table:table-cell>
          <table:table-cell office:value-type="float" office:value="1255" calcext:value-type="float">
            <text:p>1255</text:p>
          </table:table-cell>
          <table:table-cell office:value-type="float" office:value="-1.405" calcext:value-type="float">
            <text:p>-1.405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51" calcext:value-type="float">
            <text:p>0.051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6421" calcext:value-type="float">
            <text:p>76421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176" calcext:value-type="float">
            <text:p>3176</text:p>
          </table:table-cell>
          <table:table-cell office:value-type="float" office:value="2443" calcext:value-type="float">
            <text:p>2443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4" calcext:value-type="float">
            <text:p>0.104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5894" calcext:value-type="float">
            <text:p>65894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627" calcext:value-type="float">
            <text:p>2627</text:p>
          </table:table-cell>
          <table:table-cell office:value-type="float" office:value="2020" calcext:value-type="float">
            <text:p>2020</text:p>
          </table:table-cell>
          <table:table-cell office:value-type="float" office:value="-4.004" calcext:value-type="float">
            <text:p>-4.004</text:p>
          </table:table-cell>
          <table:table-cell office:value-type="float" office:value="-2.079" calcext:value-type="float">
            <text:p>-2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7315" calcext:value-type="float">
            <text:p>77315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6117" calcext:value-type="float">
            <text:p>76117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0742" calcext:value-type="float">
            <text:p>80742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4764" calcext:value-type="float">
            <text:p>74764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099" calcext:value-type="float">
            <text:p>4099</text:p>
          </table:table-cell>
          <table:table-cell office:value-type="float" office:value="3153" calcext:value-type="float">
            <text:p>3153</text:p>
          </table:table-cell>
          <table:table-cell office:value-type="float" office:value="-1.179" calcext:value-type="float">
            <text:p>-1.1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76971" calcext:value-type="float">
            <text:p>76971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542" calcext:value-type="float">
            <text:p>3542</text:p>
          </table:table-cell>
          <table:table-cell office:value-type="float" office:value="2724" calcext:value-type="float">
            <text:p>2724</text:p>
          </table:table-cell>
          <table:table-cell office:value-type="float" office:value="-2.383" calcext:value-type="float">
            <text:p>-2.383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113" calcext:value-type="float">
            <text:p>0.113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6235" calcext:value-type="float">
            <text:p>7623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81243" calcext:value-type="float">
            <text:p>81243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2388" calcext:value-type="float">
            <text:p>72388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901" calcext:value-type="float">
            <text:p>2901</text:p>
          </table:table-cell>
          <table:table-cell office:value-type="float" office:value="2231" calcext:value-type="float">
            <text:p>2231</text:p>
          </table:table-cell>
          <table:table-cell office:value-type="float" office:value="-1.079" calcext:value-type="float">
            <text:p>-1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5" calcext:value-type="float">
            <text:p>0.095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0571" calcext:value-type="float">
            <text:p>80571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40" calcext:value-type="float">
            <text:p>1740</text:p>
          </table:table-cell>
          <table:table-cell office:value-type="float" office:value="1338" calcext:value-type="float">
            <text:p>1338</text:p>
          </table:table-cell>
          <table:table-cell office:value-type="float" office:value="-4.689" calcext:value-type="float">
            <text:p>-4.689</text:p>
          </table:table-cell>
          <table:table-cell office:value-type="float" office:value="-2.606" calcext:value-type="float">
            <text:p>-2.606</text:p>
          </table:table-cell>
          <table:table-cell office:value-type="float" office:value="0.054" calcext:value-type="float">
            <text:p>0.054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74054" calcext:value-type="float">
            <text:p>74054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3200" calcext:value-type="float">
            <text:p>83200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940" calcext:value-type="float">
            <text:p>2940</text:p>
          </table:table-cell>
          <table:table-cell office:value-type="float" office:value="2261" calcext:value-type="float">
            <text:p>2261</text:p>
          </table:table-cell>
          <table:table-cell office:value-type="float" office:value="-1.099" calcext:value-type="float">
            <text:p>-1.099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6" calcext:value-type="float">
            <text:p>0.096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69388" calcext:value-type="float">
            <text:p>69388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80" calcext:value-type="float">
            <text:p>1780</text:p>
          </table:table-cell>
          <table:table-cell office:value-type="float" office:value="1369" calcext:value-type="float">
            <text:p>1369</text:p>
          </table:table-cell>
          <table:table-cell office:value-type="float" office:value="-5.144" calcext:value-type="float">
            <text:p>-5.144</text:p>
          </table:table-cell>
          <table:table-cell office:value-type="float" office:value="-2.957" calcext:value-type="float">
            <text:p>-2.957</text:p>
          </table:table-cell>
          <table:table-cell office:value-type="float" office:value="0.055" calcext:value-type="float">
            <text:p>0.055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81833" calcext:value-type="float">
            <text:p>81833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448" calcext:value-type="float">
            <text:p>4448</text:p>
          </table:table-cell>
          <table:table-cell office:value-type="float" office:value="3421" calcext:value-type="float">
            <text:p>3421</text:p>
          </table:table-cell>
          <table:table-cell office:value-type="float" office:value="-1.413" calcext:value-type="float">
            <text:p>-1.41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48" calcext:value-type="float">
            <text:p>0.148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3176" calcext:value-type="float">
            <text:p>7317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180" calcext:value-type="float">
            <text:p>3180</text:p>
          </table:table-cell>
          <table:table-cell office:value-type="float" office:value="2446" calcext:value-type="float">
            <text:p>2446</text:p>
          </table:table-cell>
          <table:table-cell office:value-type="float" office:value="-2.833" calcext:value-type="float">
            <text:p>-2.833</text:p>
          </table:table-cell>
          <table:table-cell office:value-type="float" office:value="-1.18" calcext:value-type="float">
            <text:p>-1.18</text:p>
          </table:table-cell>
          <table:table-cell office:value-type="float" office:value="0.1" calcext:value-type="float">
            <text:p>0.1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82628" calcext:value-type="float">
            <text:p>82628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230" calcext:value-type="float">
            <text:p>5230</text:p>
          </table:table-cell>
          <table:table-cell office:value-type="float" office:value="4023" calcext:value-type="float">
            <text:p>4023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387" calcext:value-type="float">
            <text:p>-0.387</text:p>
          </table:table-cell>
          <table:table-cell office:value-type="float" office:value="0.172" calcext:value-type="float">
            <text:p>0.172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73294" calcext:value-type="float">
            <text:p>73294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430:.F465])" office:value-type="float" office:value="0.117472222222222" calcext:value-type="float">
            <text:p>0.117472222222222</text:p>
          </table:table-cell>
          <table:table-cell table:formula="of:=AVERAGE([.G430:.G465])" office:value-type="float" office:value="56204.2224166667" calcext:value-type="float">
            <text:p>56204.2224166667</text:p>
          </table:table-cell>
          <table:table-cell table:formula="of:=AVERAGE([.H430:.H465])" office:value-type="float" office:value="73560.3055555556" calcext:value-type="float">
            <text:p>73560.3055555556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430:.F465])" office:value-type="float" office:value="0.001" calcext:value-type="float">
            <text:p>0.001</text:p>
          </table:table-cell>
          <table:table-cell table:formula="of:=MIN([.G430:.G465])" office:value-type="float" office:value="19230.769" calcext:value-type="float">
            <text:p>19230.769</text:p>
          </table:table-cell>
          <table:table-cell table:formula="of:=MIN([.H430:.H465])" office:value-type="float" office:value="26653" calcext:value-type="float">
            <text:p>2665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430:.F465])" office:value-type="float" office:value="0.381" calcext:value-type="float">
            <text:p>0.381</text:p>
          </table:table-cell>
          <table:table-cell table:formula="of:=MAX([.G430:.G465])" office:value-type="float" office:value="71428.571" calcext:value-type="float">
            <text:p>71428.571</text:p>
          </table:table-cell>
          <table:table-cell table:formula="of:=MAX([.H430:.H465])" office:value-type="float" office:value="86484" calcext:value-type="float">
            <text:p>8648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075" calcext:value-type="float">
            <text:p>10075</text:p>
          </table:table-cell>
          <table:table-cell office:value-type="float" office:value="7750" calcext:value-type="float">
            <text:p>7750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7" calcext:value-type="float">
            <text:p>0.37</text:p>
          </table:table-cell>
          <table:table-cell office:value-type="float" office:value="30769.231" calcext:value-type="float">
            <text:p>30769.231</text:p>
          </table:table-cell>
          <table:table-cell office:value-type="float" office:value="91230" calcext:value-type="float">
            <text:p>91230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613" calcext:value-type="float">
            <text:p>3613</text:p>
          </table:table-cell>
          <table:table-cell office:value-type="float" office:value="2779" calcext:value-type="float">
            <text:p>2779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642" calcext:value-type="float">
            <text:p>-0.642</text:p>
          </table:table-cell>
          <table:table-cell office:value-type="float" office:value="0.116" calcext:value-type="float">
            <text:p>0.116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98758" calcext:value-type="float">
            <text:p>98758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797" calcext:value-type="float">
            <text:p>2797</text:p>
          </table:table-cell>
          <table:table-cell office:value-type="float" office:value="2151" calcext:value-type="float">
            <text:p>2151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1" calcext:value-type="float">
            <text:p>0.09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1071" calcext:value-type="float">
            <text:p>101071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71" calcext:value-type="float">
            <text:p>1971</text:p>
          </table:table-cell>
          <table:table-cell office:value-type="float" office:value="1516" calcext:value-type="float">
            <text:p>1516</text:p>
          </table:table-cell>
          <table:table-cell office:value-type="float" office:value="-1.386" calcext:value-type="float">
            <text:p>-1.38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63" calcext:value-type="float">
            <text:p>0.063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2814" calcext:value-type="float">
            <text:p>102814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  <table:table-cell office:value-type="float" office:value="-1.437" calcext:value-type="float">
            <text:p>-1.437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64" calcext:value-type="float">
            <text:p>0.06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5285" calcext:value-type="float">
            <text:p>95285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865" calcext:value-type="float">
            <text:p>1865</text:p>
          </table:table-cell>
          <table:table-cell office:value-type="float" office:value="1434" calcext:value-type="float">
            <text:p>1434</text:p>
          </table:table-cell>
          <table:table-cell office:value-type="float" office:value="-0.918" calcext:value-type="float">
            <text:p>-0.918</text:p>
          </table:table-cell>
          <table:table-cell office:value-type="float" office:value="0.293" calcext:value-type="float">
            <text:p>0.293</text:p>
          </table:table-cell>
          <table:table-cell office:value-type="float" office:value="0.06" calcext:value-type="float">
            <text:p>0.06</text:p>
          </table:table-cell>
          <table:table-cell office:value-type="float" office:value="17857.143" calcext:value-type="float">
            <text:p>17857.143</text:p>
          </table:table-cell>
          <table:table-cell office:value-type="float" office:value="23500" calcext:value-type="float">
            <text:p>23500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597" calcext:value-type="float">
            <text:p>4597</text:p>
          </table:table-cell>
          <table:table-cell office:value-type="float" office:value="3536" calcext:value-type="float">
            <text:p>3536</text:p>
          </table:table-cell>
          <table:table-cell office:value-type="float" office:value="-1.426" calcext:value-type="float">
            <text:p>-1.426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155" calcext:value-type="float">
            <text:p>0.15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73034" calcext:value-type="float">
            <text:p>73034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020" calcext:value-type="float">
            <text:p>4020</text:p>
          </table:table-cell>
          <table:table-cell office:value-type="float" office:value="3092" calcext:value-type="float">
            <text:p>3092</text:p>
          </table:table-cell>
          <table:table-cell office:value-type="float" office:value="-2.456" calcext:value-type="float">
            <text:p>-2.456</text:p>
          </table:table-cell>
          <table:table-cell office:value-type="float" office:value="-0.89" calcext:value-type="float">
            <text:p>-0.89</text:p>
          </table:table-cell>
          <table:table-cell office:value-type="float" office:value="0.129" calcext:value-type="float">
            <text:p>0.129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57302" calcext:value-type="float">
            <text:p>57302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9149" calcext:value-type="float">
            <text:p>9149</text:p>
          </table:table-cell>
          <table:table-cell office:value-type="float" office:value="7037" calcext:value-type="float">
            <text:p>7037</text:p>
          </table:table-cell>
          <table:table-cell office:value-type="float" office:value="-1.356" calcext:value-type="float">
            <text:p>-1.356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328" calcext:value-type="float">
            <text:p>0.32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3166" calcext:value-type="float">
            <text:p>93166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7916" calcext:value-type="float">
            <text:p>77916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4666" calcext:value-type="float">
            <text:p>84666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80000" calcext:value-type="float">
            <text:p>80000</text:p>
          </table:table-cell>
          <table:table-cell office:value-type="float" office:value="74560" calcext:value-type="float">
            <text:p>7456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205" calcext:value-type="float">
            <text:p>6205</text:p>
          </table:table-cell>
          <table:table-cell office:value-type="float" office:value="4773" calcext:value-type="float">
            <text:p>4773</text:p>
          </table:table-cell>
          <table:table-cell office:value-type="float" office:value="-1.011" calcext:value-type="float">
            <text:p>-1.01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1416" calcext:value-type="float">
            <text:p>71416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2322" calcext:value-type="float">
            <text:p>12322</text:p>
          </table:table-cell>
          <table:table-cell office:value-type="float" office:value="9478" calcext:value-type="float">
            <text:p>9478</text:p>
          </table:table-cell>
          <table:table-cell office:value-type="float" office:value="-1.641" calcext:value-type="float">
            <text:p>-1.641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468" calcext:value-type="float">
            <text:p>0.468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76285" calcext:value-type="float">
            <text:p>76285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8612" calcext:value-type="float">
            <text:p>8612</text:p>
          </table:table-cell>
          <table:table-cell office:value-type="float" office:value="6624" calcext:value-type="float">
            <text:p>6624</text:p>
          </table:table-cell>
          <table:table-cell office:value-type="float" office:value="-1.282" calcext:value-type="float">
            <text:p>-1.282</text:p>
          </table:table-cell>
          <table:table-cell office:value-type="float" office:value="0.014" calcext:value-type="float">
            <text:p>0.014</text:p>
          </table:table-cell>
          <table:table-cell office:value-type="float" office:value="0.309" calcext:value-type="float">
            <text:p>0.30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74083" calcext:value-type="float">
            <text:p>74083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981" calcext:value-type="float">
            <text:p>3981</text:p>
          </table:table-cell>
          <table:table-cell office:value-type="float" office:value="3062" calcext:value-type="float">
            <text:p>3062</text:p>
          </table:table-cell>
          <table:table-cell office:value-type="float" office:value="-2.591" calcext:value-type="float">
            <text:p>-2.591</text:p>
          </table:table-cell>
          <table:table-cell office:value-type="float" office:value="-0.993" calcext:value-type="float">
            <text:p>-0.993</text:p>
          </table:table-cell>
          <table:table-cell office:value-type="float" office:value="0.127" calcext:value-type="float">
            <text:p>0.127</text:p>
          </table:table-cell>
          <table:table-cell office:value-type="float" office:value="62500" calcext:value-type="float">
            <text:p>62500</text:p>
          </table:table-cell>
          <table:table-cell office:value-type="float" office:value="70562" calcext:value-type="float">
            <text:p>70562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49" calcext:value-type="float">
            <text:p>3449</text:p>
          </table:table-cell>
          <table:table-cell office:value-type="float" office:value="2653" calcext:value-type="float">
            <text:p>2653</text:p>
          </table:table-cell>
          <table:table-cell office:value-type="float" office:value="-8.37" calcext:value-type="float">
            <text:p>-8.37</text:p>
          </table:table-cell>
          <table:table-cell office:value-type="float" office:value="-5.439" calcext:value-type="float">
            <text:p>-5.439</text:p>
          </table:table-cell>
          <table:table-cell office:value-type="float" office:value="0.107" calcext:value-type="float">
            <text:p>0.107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7600" calcext:value-type="float">
            <text:p>87600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89" calcext:value-type="float">
            <text:p>3789</text:p>
          </table:table-cell>
          <table:table-cell office:value-type="float" office:value="2914" calcext:value-type="float">
            <text:p>2914</text:p>
          </table:table-cell>
          <table:table-cell office:value-type="float" office:value="-9.665" calcext:value-type="float">
            <text:p>-9.665</text:p>
          </table:table-cell>
          <table:table-cell office:value-type="float" office:value="-6.434" calcext:value-type="float">
            <text:p>-6.434</text:p>
          </table:table-cell>
          <table:table-cell office:value-type="float" office:value="0.118" calcext:value-type="float">
            <text:p>0.118</text:p>
          </table:table-cell>
          <table:table-cell office:value-type="float" office:value="62500" calcext:value-type="float">
            <text:p>62500</text:p>
          </table:table-cell>
          <table:table-cell office:value-type="float" office:value="77187" calcext:value-type="float">
            <text:p>77187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33" calcext:value-type="float">
            <text:p>3633</text:p>
          </table:table-cell>
          <table:table-cell office:value-type="float" office:value="2794" calcext:value-type="float">
            <text:p>2794</text:p>
          </table:table-cell>
          <table:table-cell office:value-type="float" office:value="-3.128" calcext:value-type="float">
            <text:p>-3.128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115" calcext:value-type="float">
            <text:p>0.115</text:p>
          </table:table-cell>
          <table:table-cell office:value-type="float" office:value="62500" calcext:value-type="float">
            <text:p>62500</text:p>
          </table:table-cell>
          <table:table-cell office:value-type="float" office:value="89750" calcext:value-type="float">
            <text:p>8975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922" calcext:value-type="float">
            <text:p>4922</text:p>
          </table:table-cell>
          <table:table-cell office:value-type="float" office:value="3786" calcext:value-type="float">
            <text:p>3786</text:p>
          </table:table-cell>
          <table:table-cell office:value-type="float" office:value="-1.669" calcext:value-type="float">
            <text:p>-1.669</text:p>
          </table:table-cell>
          <table:table-cell office:value-type="float" office:value="-0.285" calcext:value-type="float">
            <text:p>-0.285</text:p>
          </table:table-cell>
          <table:table-cell office:value-type="float" office:value="0.162" calcext:value-type="float">
            <text:p>0.162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3692" calcext:value-type="float">
            <text:p>93692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228" calcext:value-type="float">
            <text:p>3228</text:p>
          </table:table-cell>
          <table:table-cell office:value-type="float" office:value="2483" calcext:value-type="float">
            <text:p>2483</text:p>
          </table:table-cell>
          <table:table-cell office:value-type="float" office:value="-4.92" calcext:value-type="float">
            <text:p>-4.92</text:p>
          </table:table-cell>
          <table:table-cell office:value-type="float" office:value="-2.785" calcext:value-type="float">
            <text:p>-2.785</text:p>
          </table:table-cell>
          <table:table-cell office:value-type="float" office:value="0.101" calcext:value-type="float">
            <text:p>0.101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2709" calcext:value-type="float">
            <text:p>92709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6344" calcext:value-type="float">
            <text:p>86344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4200" calcext:value-type="float">
            <text:p>9420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89" calcext:value-type="float">
            <text:p>989</text:p>
          </table:table-cell>
          <table:table-cell office:value-type="float" office:value="760" calcext:value-type="float">
            <text:p>760</text:p>
          </table:table-cell>
          <table:table-cell office:value-type="float" office:value="-1.092" calcext:value-type="float">
            <text:p>-1.092</text:p>
          </table:table-cell>
          <table:table-cell office:value-type="float" office:value="0.16" calcext:value-type="float">
            <text:p>0.16</text:p>
          </table:table-cell>
          <table:table-cell office:value-type="float" office:value="0.031" calcext:value-type="float">
            <text:p>0.031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4965" calcext:value-type="float">
            <text:p>84965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782" calcext:value-type="float">
            <text:p>3782</text:p>
          </table:table-cell>
          <table:table-cell office:value-type="float" office:value="2909" calcext:value-type="float">
            <text:p>2909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27" calcext:value-type="float">
            <text:p>0.127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6142" calcext:value-type="float">
            <text:p>96142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427" calcext:value-type="float">
            <text:p>3427</text:p>
          </table:table-cell>
          <table:table-cell office:value-type="float" office:value="2636" calcext:value-type="float">
            <text:p>2636</text:p>
          </table:table-cell>
          <table:table-cell office:value-type="float" office:value="-2.305" calcext:value-type="float">
            <text:p>-2.305</text:p>
          </table:table-cell>
          <table:table-cell office:value-type="float" office:value="-0.774" calcext:value-type="float">
            <text:p>-0.774</text:p>
          </table:table-cell>
          <table:table-cell office:value-type="float" office:value="0.109" calcext:value-type="float">
            <text:p>0.10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3733" calcext:value-type="float">
            <text:p>8373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6533" calcext:value-type="float">
            <text:p>96533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3800" calcext:value-type="float">
            <text:p>8380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942" calcext:value-type="float">
            <text:p>2942</text:p>
          </table:table-cell>
          <table:table-cell office:value-type="float" office:value="2263" calcext:value-type="float">
            <text:p>2263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6" calcext:value-type="float">
            <text:p>0.09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3923" calcext:value-type="float">
            <text:p>103923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03" calcext:value-type="float">
            <text:p>903</text:p>
          </table:table-cell>
          <table:table-cell office:value-type="float" office:value="694" calcext:value-type="float">
            <text:p>694</text:p>
          </table:table-cell>
          <table:table-cell office:value-type="float" office:value="-2.433" calcext:value-type="float">
            <text:p>-2.433</text:p>
          </table:table-cell>
          <table:table-cell office:value-type="float" office:value="-0.871" calcext:value-type="float">
            <text:p>-0.871</text:p>
          </table:table-cell>
          <table:table-cell office:value-type="float" office:value="0.028" calcext:value-type="float">
            <text:p>0.028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6866" calcext:value-type="float">
            <text:p>86866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4733" calcext:value-type="float">
            <text:p>94733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979" calcext:value-type="float">
            <text:p>2979</text:p>
          </table:table-cell>
          <table:table-cell office:value-type="float" office:value="2291" calcext:value-type="float">
            <text:p>2291</text:p>
          </table:table-cell>
          <table:table-cell office:value-type="float" office:value="-1.114" calcext:value-type="float">
            <text:p>-1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7" calcext:value-type="float">
            <text:p>0.097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0666" calcext:value-type="float">
            <text:p>90666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39" calcext:value-type="float">
            <text:p>939</text:p>
          </table:table-cell>
          <table:table-cell office:value-type="float" office:value="722" calcext:value-type="float">
            <text:p>722</text:p>
          </table:table-cell>
          <table:table-cell office:value-type="float" office:value="-2.713" calcext:value-type="float">
            <text:p>-2.713</text:p>
          </table:table-cell>
          <table:table-cell office:value-type="float" office:value="-1.087" calcext:value-type="float">
            <text:p>-1.087</text:p>
          </table:table-cell>
          <table:table-cell office:value-type="float" office:value="0.029" calcext:value-type="float">
            <text:p>0.02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6600" calcext:value-type="float">
            <text:p>96600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166" calcext:value-type="float">
            <text:p>3166</text:p>
          </table:table-cell>
          <table:table-cell office:value-type="float" office:value="2435" calcext:value-type="float">
            <text:p>2435</text:p>
          </table:table-cell>
          <table:table-cell office:value-type="float" office:value="-1.006" calcext:value-type="float">
            <text:p>-1.0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05" calcext:value-type="float">
            <text:p>0.105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1846" calcext:value-type="float">
            <text:p>9184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431" calcext:value-type="float">
            <text:p>2431</text:p>
          </table:table-cell>
          <table:table-cell office:value-type="float" office:value="1870" calcext:value-type="float">
            <text:p>1870</text:p>
          </table:table-cell>
          <table:table-cell office:value-type="float" office:value="-2.166" calcext:value-type="float">
            <text:p>-2.166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077" calcext:value-type="float">
            <text:p>0.07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98551" calcext:value-type="float">
            <text:p>98551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673" calcext:value-type="float">
            <text:p>4673</text:p>
          </table:table-cell>
          <table:table-cell office:value-type="float" office:value="3594" calcext:value-type="float">
            <text:p>3594</text:p>
          </table:table-cell>
          <table:table-cell office:value-type="float" office:value="-1.61" calcext:value-type="float">
            <text:p>-1.61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154" calcext:value-type="float">
            <text:p>0.154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3692" calcext:value-type="float">
            <text:p>93692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476:.F511])" office:value-type="float" office:value="0.131194444444445" calcext:value-type="float">
            <text:p>0.131194444444445</text:p>
          </table:table-cell>
          <table:table-cell table:formula="of:=AVERAGE([.G476:.G511])" office:value-type="float" office:value="69092.9439166666" calcext:value-type="float">
            <text:p>69092.9439166666</text:p>
          </table:table-cell>
          <table:table-cell table:formula="of:=AVERAGE([.H476:.H511])" office:value-type="float" office:value="85810.5555555556" calcext:value-type="float">
            <text:p>85810.5555555556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476:.F511])" office:value-type="float" office:value="0.001" calcext:value-type="float">
            <text:p>0.001</text:p>
          </table:table-cell>
          <table:table-cell table:formula="of:=MIN([.G476:.G511])" office:value-type="float" office:value="17857.143" calcext:value-type="float">
            <text:p>17857.143</text:p>
          </table:table-cell>
          <table:table-cell table:formula="of:=MIN([.H476:.H511])" office:value-type="float" office:value="23500" calcext:value-type="float">
            <text:p>2350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476:.F511])" office:value-type="float" office:value="0.468" calcext:value-type="float">
            <text:p>0.468</text:p>
          </table:table-cell>
          <table:table-cell table:formula="of:=MAX([.G476:.G511])" office:value-type="float" office:value="95238.095" calcext:value-type="float">
            <text:p>95238.095</text:p>
          </table:table-cell>
          <table:table-cell table:formula="of:=MAX([.H476:.H511])" office:value-type="float" office:value="103923" calcext:value-type="float">
            <text:p>10392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874" calcext:value-type="float">
            <text:p>6874</text:p>
          </table:table-cell>
          <table:table-cell office:value-type="float" office:value="5287" calcext:value-type="float">
            <text:p>5287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32" calcext:value-type="float">
            <text:p>0.32</text:p>
          </table:table-cell>
          <table:table-cell office:value-type="float" office:value="0.253" calcext:value-type="float">
            <text:p>0.253</text:p>
          </table:table-cell>
          <table:table-cell office:value-type="float" office:value="20202.02" calcext:value-type="float">
            <text:p>20202.02</text:p>
          </table:table-cell>
          <table:table-cell office:value-type="float" office:value="58545" calcext:value-type="float">
            <text:p>58545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264" calcext:value-type="float">
            <text:p>2264</text:p>
          </table:table-cell>
          <table:table-cell office:value-type="float" office:value="1741" calcext:value-type="float">
            <text:p>1741</text:p>
          </table:table-cell>
          <table:table-cell office:value-type="float" office:value="-1.337" calcext:value-type="float">
            <text:p>-1.33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72" calcext:value-type="float">
            <text:p>0.072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5677" calcext:value-type="float">
            <text:p>95677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110" calcext:value-type="float">
            <text:p>2110</text:p>
          </table:table-cell>
          <table:table-cell office:value-type="float" office:value="1623" calcext:value-type="float">
            <text:p>1623</text:p>
          </table:table-cell>
          <table:table-cell office:value-type="float" office:value="-0.828" calcext:value-type="float">
            <text:p>-0.828</text:p>
          </table:table-cell>
          <table:table-cell office:value-type="float" office:value="0.362" calcext:value-type="float">
            <text:p>0.362</text:p>
          </table:table-cell>
          <table:table-cell office:value-type="float" office:value="0.069" calcext:value-type="float">
            <text:p>0.069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3066" calcext:value-type="float">
            <text:p>93066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61" calcext:value-type="float">
            <text:p>1961</text:p>
          </table:table-cell>
          <table:table-cell office:value-type="float" office:value="1508" calcext:value-type="float">
            <text:p>1508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19047.619" calcext:value-type="float">
            <text:p>19047.619</text:p>
          </table:table-cell>
          <table:table-cell office:value-type="float" office:value="26647" calcext:value-type="float">
            <text:p>26647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00" calcext:value-type="float">
            <text:p>2000</text:p>
          </table:table-cell>
          <table:table-cell office:value-type="float" office:value="1538" calcext:value-type="float">
            <text:p>1538</text:p>
          </table:table-cell>
          <table:table-cell office:value-type="float" office:value="-1.432" calcext:value-type="float">
            <text:p>-1.432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63" calcext:value-type="float">
            <text:p>0.063</text:p>
          </table:table-cell>
          <table:table-cell office:value-type="float" office:value="44444.444" calcext:value-type="float">
            <text:p>44444.444</text:p>
          </table:table-cell>
          <table:table-cell office:value-type="float" office:value="58000" calcext:value-type="float">
            <text:p>58000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202" calcext:value-type="float">
            <text:p>1202</text:p>
          </table:table-cell>
          <table:table-cell office:value-type="float" office:value="924" calcext:value-type="float">
            <text:p>924</text:p>
          </table:table-cell>
          <table:table-cell office:value-type="float" office:value="-0.591" calcext:value-type="float">
            <text:p>-0.5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039" calcext:value-type="float">
            <text:p>0.039</text:p>
          </table:table-cell>
          <table:table-cell office:value-type="float" office:value="62500" calcext:value-type="float">
            <text:p>62500</text:p>
          </table:table-cell>
          <table:table-cell office:value-type="float" office:value="84875" calcext:value-type="float">
            <text:p>84875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3526" calcext:value-type="float">
            <text:p>3526</text:p>
          </table:table-cell>
          <table:table-cell office:value-type="float" office:value="2712" calcext:value-type="float">
            <text:p>2712</text:p>
          </table:table-cell>
          <table:table-cell office:value-type="float" office:value="-1.093" calcext:value-type="float">
            <text:p>-1.09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9" calcext:value-type="float">
            <text:p>0.11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8461" calcext:value-type="float">
            <text:p>98461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678" calcext:value-type="float">
            <text:p>3678</text:p>
          </table:table-cell>
          <table:table-cell office:value-type="float" office:value="2829" calcext:value-type="float">
            <text:p>2829</text:p>
          </table:table-cell>
          <table:table-cell office:value-type="float" office:value="-2.247" calcext:value-type="float">
            <text:p>-2.247</text:p>
          </table:table-cell>
          <table:table-cell office:value-type="float" office:value="-0.729" calcext:value-type="float">
            <text:p>-0.729</text:p>
          </table:table-cell>
          <table:table-cell office:value-type="float" office:value="0.118" calcext:value-type="float">
            <text:p>0.11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8000" calcext:value-type="float">
            <text:p>88000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6657" calcext:value-type="float">
            <text:p>6657</text:p>
          </table:table-cell>
          <table:table-cell office:value-type="float" office:value="5120" calcext:value-type="float">
            <text:p>5120</text:p>
          </table:table-cell>
          <table:table-cell office:value-type="float" office:value="-0.986" calcext:value-type="float">
            <text:p>-0.98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9" calcext:value-type="float">
            <text:p>0.239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86518" calcext:value-type="float">
            <text:p>86518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80000" calcext:value-type="float">
            <text:p>80000</text:p>
          </table:table-cell>
          <table:table-cell office:value-type="float" office:value="77680" calcext:value-type="float">
            <text:p>77680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6750" calcext:value-type="float">
            <text:p>8675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84083" calcext:value-type="float">
            <text:p>84083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80000" calcext:value-type="float">
            <text:p>80000</text:p>
          </table:table-cell>
          <table:table-cell office:value-type="float" office:value="76879" calcext:value-type="float">
            <text:p>76879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416" calcext:value-type="float">
            <text:p>9416</text:p>
          </table:table-cell>
          <table:table-cell office:value-type="float" office:value="7243" calcext:value-type="float">
            <text:p>7243</text:p>
          </table:table-cell>
          <table:table-cell office:value-type="float" office:value="-1.254" calcext:value-type="float">
            <text:p>-1.254</text:p>
          </table:table-cell>
          <table:table-cell office:value-type="float" office:value="0.035" calcext:value-type="float">
            <text:p>0.035</text:p>
          </table:table-cell>
          <table:table-cell office:value-type="float" office:value="0.357" calcext:value-type="float">
            <text:p>0.357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93000" calcext:value-type="float">
            <text:p>93000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9974" calcext:value-type="float">
            <text:p>9974</text:p>
          </table:table-cell>
          <table:table-cell office:value-type="float" office:value="7672" calcext:value-type="float">
            <text:p>7672</text:p>
          </table:table-cell>
          <table:table-cell office:value-type="float" office:value="-1.484" calcext:value-type="float">
            <text:p>-1.484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358" calcext:value-type="float">
            <text:p>0.358</text:p>
          </table:table-cell>
          <table:table-cell office:value-type="float" office:value="80000" calcext:value-type="float">
            <text:p>80000</text:p>
          </table:table-cell>
          <table:table-cell office:value-type="float" office:value="73200" calcext:value-type="float">
            <text:p>7320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39" calcext:value-type="float">
            <text:p>1439</text:p>
          </table:table-cell>
          <table:table-cell office:value-type="float" office:value="1106" calcext:value-type="float">
            <text:p>1106</text:p>
          </table:table-cell>
          <table:table-cell office:value-type="float" office:value="-0.936" calcext:value-type="float">
            <text:p>-0.936</text:p>
          </table:table-cell>
          <table:table-cell office:value-type="float" office:value="0.28" calcext:value-type="float">
            <text:p>0.28</text:p>
          </table:table-cell>
          <table:table-cell office:value-type="float" office:value="0.046" calcext:value-type="float">
            <text:p>0.046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9696" calcext:value-type="float">
            <text:p>79696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93" calcext:value-type="float">
            <text:p>893</text:p>
          </table:table-cell>
          <table:table-cell office:value-type="float" office:value="686" calcext:value-type="float">
            <text:p>686</text:p>
          </table:table-cell>
          <table:table-cell office:value-type="float" office:value="-2.166" calcext:value-type="float">
            <text:p>-2.166</text:p>
          </table:table-cell>
          <table:table-cell office:value-type="float" office:value="-0.665" calcext:value-type="float">
            <text:p>-0.665</text:p>
          </table:table-cell>
          <table:table-cell office:value-type="float" office:value="0.027" calcext:value-type="float">
            <text:p>0.027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6277" calcext:value-type="float">
            <text:p>76277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32" calcext:value-type="float">
            <text:p>932</text:p>
          </table:table-cell>
          <table:table-cell office:value-type="float" office:value="716" calcext:value-type="float">
            <text:p>716</text:p>
          </table:table-cell>
          <table:table-cell office:value-type="float" office:value="-2.377" calcext:value-type="float">
            <text:p>-2.377</text:p>
          </table:table-cell>
          <table:table-cell office:value-type="float" office:value="-0.827" calcext:value-type="float">
            <text:p>-0.827</text:p>
          </table:table-cell>
          <table:table-cell office:value-type="float" office:value="0.029" calcext:value-type="float">
            <text:p>0.029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7090" calcext:value-type="float">
            <text:p>77090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83" calcext:value-type="float">
            <text:p>1083</text:p>
          </table:table-cell>
          <table:table-cell office:value-type="float" office:value="833" calcext:value-type="float">
            <text:p>833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4" calcext:value-type="float">
            <text:p>0.034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84969" calcext:value-type="float">
            <text:p>84969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884" calcext:value-type="float">
            <text:p>3884</text:p>
          </table:table-cell>
          <table:table-cell office:value-type="float" office:value="2987" calcext:value-type="float">
            <text:p>2987</text:p>
          </table:table-cell>
          <table:table-cell office:value-type="float" office:value="-1.317" calcext:value-type="float">
            <text:p>-1.317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4758" calcext:value-type="float">
            <text:p>84758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83" calcext:value-type="float">
            <text:p>1283</text:p>
          </table:table-cell>
          <table:table-cell office:value-type="float" office:value="986" calcext:value-type="float">
            <text:p>986</text:p>
          </table:table-cell>
          <table:table-cell office:value-type="float" office:value="-1.955" calcext:value-type="float">
            <text:p>-1.955</text:p>
          </table:table-cell>
          <table:table-cell office:value-type="float" office:value="-0.503" calcext:value-type="float">
            <text:p>-0.503</text:p>
          </table:table-cell>
          <table:table-cell office:value-type="float" office:value="0.04" calcext:value-type="float">
            <text:p>0.04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5000" calcext:value-type="float">
            <text:p>95000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88620" calcext:value-type="float">
            <text:p>8862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91866" calcext:value-type="float">
            <text:p>91866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2400" calcext:value-type="float">
            <text:p>82400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756" calcext:value-type="float">
            <text:p>3756</text:p>
          </table:table-cell>
          <table:table-cell office:value-type="float" office:value="2889" calcext:value-type="float">
            <text:p>2889</text:p>
          </table:table-cell>
          <table:table-cell office:value-type="float" office:value="-1.08" calcext:value-type="float">
            <text:p>-1.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26" calcext:value-type="float">
            <text:p>0.12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1307" calcext:value-type="float">
            <text:p>101307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815" calcext:value-type="float">
            <text:p>2815</text:p>
          </table:table-cell>
          <table:table-cell office:value-type="float" office:value="2165" calcext:value-type="float">
            <text:p>2165</text:p>
          </table:table-cell>
          <table:table-cell office:value-type="float" office:value="-1.893" calcext:value-type="float">
            <text:p>-1.893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09" calcext:value-type="float">
            <text:p>0.0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1500" calcext:value-type="float">
            <text:p>9150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6516" calcext:value-type="float">
            <text:p>96516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87466" calcext:value-type="float">
            <text:p>87466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589" calcext:value-type="float">
            <text:p>3589</text:p>
          </table:table-cell>
          <table:table-cell office:value-type="float" office:value="2760" calcext:value-type="float">
            <text:p>2760</text:p>
          </table:table-cell>
          <table:table-cell office:value-type="float" office:value="-1.335" calcext:value-type="float">
            <text:p>-1.335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117" calcext:value-type="float">
            <text:p>0.117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3538" calcext:value-type="float">
            <text:p>103538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18" calcext:value-type="float">
            <text:p>918</text:p>
          </table:table-cell>
          <table:table-cell office:value-type="float" office:value="706" calcext:value-type="float">
            <text:p>706</text:p>
          </table:table-cell>
          <table:table-cell office:value-type="float" office:value="-2.473" calcext:value-type="float">
            <text:p>-2.473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028" calcext:value-type="float">
            <text:p>0.028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3928" calcext:value-type="float">
            <text:p>93928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64516.129" calcext:value-type="float">
            <text:p>64516.129</text:p>
          </table:table-cell>
          <table:table-cell office:value-type="float" office:value="91677" calcext:value-type="float">
            <text:p>91677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629" calcext:value-type="float">
            <text:p>3629</text:p>
          </table:table-cell>
          <table:table-cell office:value-type="float" office:value="2791" calcext:value-type="float">
            <text:p>2791</text:p>
          </table:table-cell>
          <table:table-cell office:value-type="float" office:value="-1.357" calcext:value-type="float">
            <text:p>-1.35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119" calcext:value-type="float">
            <text:p>0.11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4769" calcext:value-type="float">
            <text:p>94769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7" calcext:value-type="float">
            <text:p>957</text:p>
          </table:table-cell>
          <table:table-cell office:value-type="float" office:value="736" calcext:value-type="float">
            <text:p>736</text:p>
          </table:table-cell>
          <table:table-cell office:value-type="float" office:value="-2.765" calcext:value-type="float">
            <text:p>-2.765</text:p>
          </table:table-cell>
          <table:table-cell office:value-type="float" office:value="-1.127" calcext:value-type="float">
            <text:p>-1.127</text:p>
          </table:table-cell>
          <table:table-cell office:value-type="float" office:value="0.029" calcext:value-type="float">
            <text:p>0.029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8370" calcext:value-type="float">
            <text:p>108370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825" calcext:value-type="float">
            <text:p>2825</text:p>
          </table:table-cell>
          <table:table-cell office:value-type="float" office:value="2173" calcext:value-type="float">
            <text:p>2173</text:p>
          </table:table-cell>
          <table:table-cell office:value-type="float" office:value="-0.897" calcext:value-type="float">
            <text:p>-0.89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4" calcext:value-type="float">
            <text:p>0.094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9466" calcext:value-type="float">
            <text:p>7946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47" calcext:value-type="float">
            <text:p>1147</text:p>
          </table:table-cell>
          <table:table-cell office:value-type="float" office:value="882" calcext:value-type="float">
            <text:p>882</text:p>
          </table:table-cell>
          <table:table-cell office:value-type="float" office:value="-1.021" calcext:value-type="float">
            <text:p>-1.0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6" calcext:value-type="float">
            <text:p>0.036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9285" calcext:value-type="float">
            <text:p>99285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345" calcext:value-type="float">
            <text:p>7345</text:p>
          </table:table-cell>
          <table:table-cell office:value-type="float" office:value="5650" calcext:value-type="float">
            <text:p>5650</text:p>
          </table:table-cell>
          <table:table-cell office:value-type="float" office:value="-2.532" calcext:value-type="float">
            <text:p>-2.532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242" calcext:value-type="float">
            <text:p>0.242</text:p>
          </table:table-cell>
          <table:table-cell office:value-type="float" office:value="80000" calcext:value-type="float">
            <text:p>80000</text:p>
          </table:table-cell>
          <table:table-cell office:value-type="float" office:value="96320" calcext:value-type="float">
            <text:p>9632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521:.F556])" office:value-type="float" office:value="0.108583333333333" calcext:value-type="float">
            <text:p>0.108583333333333</text:p>
          </table:table-cell>
          <table:table-cell table:formula="of:=AVERAGE([.G521:.G556])" office:value-type="float" office:value="67547.6302222222" calcext:value-type="float">
            <text:p>67547.6302222222</text:p>
          </table:table-cell>
          <table:table-cell table:formula="of:=AVERAGE([.H521:.H556])" office:value-type="float" office:value="85727.75" calcext:value-type="float">
            <text:p>85727.7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521:.F556])" office:value-type="float" office:value="0.001" calcext:value-type="float">
            <text:p>0.001</text:p>
          </table:table-cell>
          <table:table-cell table:formula="of:=MIN([.G521:.G556])" office:value-type="float" office:value="19047.619" calcext:value-type="float">
            <text:p>19047.619</text:p>
          </table:table-cell>
          <table:table-cell table:formula="of:=MIN([.H521:.H556])" office:value-type="float" office:value="26647" calcext:value-type="float">
            <text:p>26647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521:.F556])" office:value-type="float" office:value="0.358" calcext:value-type="float">
            <text:p>0.358</text:p>
          </table:table-cell>
          <table:table-cell table:formula="of:=MAX([.G521:.G556])" office:value-type="float" office:value="90909.091" calcext:value-type="float">
            <text:p>90909.091</text:p>
          </table:table-cell>
          <table:table-cell table:formula="of:=MAX([.H521:.H556])" office:value-type="float" office:value="108370" calcext:value-type="float">
            <text:p>10837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350" calcext:value-type="float">
            <text:p>6350</text:p>
          </table:table-cell>
          <table:table-cell office:value-type="float" office:value="4884" calcext:value-type="float">
            <text:p>4884</text:p>
          </table:table-cell>
          <table:table-cell office:value-type="float" office:value="-0.816" calcext:value-type="float">
            <text:p>-0.8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33" calcext:value-type="float">
            <text:p>0.233</text:p>
          </table:table-cell>
          <table:table-cell office:value-type="float" office:value="31746.032" calcext:value-type="float">
            <text:p>31746.032</text:p>
          </table:table-cell>
          <table:table-cell office:value-type="float" office:value="93746" calcext:value-type="float">
            <text:p>93746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072" calcext:value-type="float">
            <text:p>3072</text:p>
          </table:table-cell>
          <table:table-cell office:value-type="float" office:value="2363" calcext:value-type="float">
            <text:p>2363</text:p>
          </table:table-cell>
          <table:table-cell office:value-type="float" office:value="-1.815" calcext:value-type="float">
            <text:p>-1.815</text:p>
          </table:table-cell>
          <table:table-cell office:value-type="float" office:value="-0.397" calcext:value-type="float">
            <text:p>-0.397</text:p>
          </table:table-cell>
          <table:table-cell office:value-type="float" office:value="0.098" calcext:value-type="float">
            <text:p>0.098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0461" calcext:value-type="float">
            <text:p>110461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910" calcext:value-type="float">
            <text:p>910</text:p>
          </table:table-cell>
          <table:table-cell office:value-type="float" office:value="700" calcext:value-type="float">
            <text:p>700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9" calcext:value-type="float">
            <text:p>0.029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7916" calcext:value-type="float">
            <text:p>117916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323" calcext:value-type="float">
            <text:p>1323</text:p>
          </table:table-cell>
          <table:table-cell office:value-type="float" office:value="1017" calcext:value-type="float">
            <text:p>1017</text:p>
          </table:table-cell>
          <table:table-cell office:value-type="float" office:value="-0.93" calcext:value-type="float">
            <text:p>-0.9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2" calcext:value-type="float">
            <text:p>0.042</text:p>
          </table:table-cell>
          <table:table-cell office:value-type="float" office:value="80000" calcext:value-type="float">
            <text:p>80000</text:p>
          </table:table-cell>
          <table:table-cell office:value-type="float" office:value="113760" calcext:value-type="float">
            <text:p>113760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9846" calcext:value-type="float">
            <text:p>109846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593" calcext:value-type="float">
            <text:p>1593</text:p>
          </table:table-cell>
          <table:table-cell office:value-type="float" office:value="1225" calcext:value-type="float">
            <text:p>1225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51" calcext:value-type="float">
            <text:p>0.051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80" calcext:value-type="float">
            <text:p>100080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001" calcext:value-type="float">
            <text:p>4001</text:p>
          </table:table-cell>
          <table:table-cell office:value-type="float" office:value="3077" calcext:value-type="float">
            <text:p>3077</text:p>
          </table:table-cell>
          <table:table-cell office:value-type="float" office:value="-1.241" calcext:value-type="float">
            <text:p>-1.24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5" calcext:value-type="float">
            <text:p>0.13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2333" calcext:value-type="float">
            <text:p>102333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394" calcext:value-type="float">
            <text:p>1394</text:p>
          </table:table-cell>
          <table:table-cell office:value-type="float" office:value="1072" calcext:value-type="float">
            <text:p>1072</text:p>
          </table:table-cell>
          <table:table-cell office:value-type="float" office:value="-0.851" calcext:value-type="float">
            <text:p>-0.851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4" calcext:value-type="float">
            <text:p>0.04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1857" calcext:value-type="float">
            <text:p>101857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789" calcext:value-type="float">
            <text:p>8789</text:p>
          </table:table-cell>
          <table:table-cell office:value-type="float" office:value="6760" calcext:value-type="float">
            <text:p>6760</text:p>
          </table:table-cell>
          <table:table-cell office:value-type="float" office:value="-1.302" calcext:value-type="float">
            <text:p>-1.3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15" calcext:value-type="float">
            <text:p>0.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930" calcext:value-type="float">
            <text:p>5930</text:p>
          </table:table-cell>
          <table:table-cell office:value-type="float" office:value="4561" calcext:value-type="float">
            <text:p>4561</text:p>
          </table:table-cell>
          <table:table-cell office:value-type="float" office:value="-1.133" calcext:value-type="float">
            <text:p>-1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217" calcext:value-type="float">
            <text:p>0.217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5157" calcext:value-type="float">
            <text:p>105157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7019" calcext:value-type="float">
            <text:p>7019</text:p>
          </table:table-cell>
          <table:table-cell office:value-type="float" office:value="5399" calcext:value-type="float">
            <text:p>5399</text:p>
          </table:table-cell>
          <table:table-cell office:value-type="float" office:value="-1.092" calcext:value-type="float">
            <text:p>-1.092</text:p>
          </table:table-cell>
          <table:table-cell office:value-type="float" office:value="0.159" calcext:value-type="float">
            <text:p>0.159</text:p>
          </table:table-cell>
          <table:table-cell office:value-type="float" office:value="0.25" calcext:value-type="float">
            <text:p>0.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7059" calcext:value-type="float">
            <text:p>7059</text:p>
          </table:table-cell>
          <table:table-cell office:value-type="float" office:value="5430" calcext:value-type="float">
            <text:p>5430</text:p>
          </table:table-cell>
          <table:table-cell office:value-type="float" office:value="-1.102" calcext:value-type="float">
            <text:p>-1.10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51" calcext:value-type="float">
            <text:p>0.251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97142" calcext:value-type="float">
            <text:p>97142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961" calcext:value-type="float">
            <text:p>6961</text:p>
          </table:table-cell>
          <table:table-cell office:value-type="float" office:value="5354" calcext:value-type="float">
            <text:p>5354</text:p>
          </table:table-cell>
          <table:table-cell office:value-type="float" office:value="-1.134" calcext:value-type="float">
            <text:p>-1.134</text:p>
          </table:table-cell>
          <table:table-cell office:value-type="float" office:value="0.127" calcext:value-type="float">
            <text:p>0.127</text:p>
          </table:table-cell>
          <table:table-cell office:value-type="float" office:value="0.252" calcext:value-type="float">
            <text:p>0.252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3578" calcext:value-type="float">
            <text:p>103578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2979" calcext:value-type="float">
            <text:p>12979</text:p>
          </table:table-cell>
          <table:table-cell office:value-type="float" office:value="9983" calcext:value-type="float">
            <text:p>9983</text:p>
          </table:table-cell>
          <table:table-cell office:value-type="float" office:value="-1.729" calcext:value-type="float">
            <text:p>-1.729</text:p>
          </table:table-cell>
          <table:table-cell office:value-type="float" office:value="-0.33" calcext:value-type="float">
            <text:p>-0.33</text:p>
          </table:table-cell>
          <table:table-cell office:value-type="float" office:value="0.493" calcext:value-type="float">
            <text:p>0.493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89263" calcext:value-type="float">
            <text:p>89263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7392" calcext:value-type="float">
            <text:p>7392</text:p>
          </table:table-cell>
          <table:table-cell office:value-type="float" office:value="5686" calcext:value-type="float">
            <text:p>5686</text:p>
          </table:table-cell>
          <table:table-cell office:value-type="float" office:value="-1.1" calcext:value-type="float">
            <text:p>-1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265" calcext:value-type="float">
            <text:p>0.265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94380" calcext:value-type="float">
            <text:p>9438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935" calcext:value-type="float">
            <text:p>2935</text:p>
          </table:table-cell>
          <table:table-cell office:value-type="float" office:value="2257" calcext:value-type="float">
            <text:p>2257</text:p>
          </table:table-cell>
          <table:table-cell office:value-type="float" office:value="-1.91" calcext:value-type="float">
            <text:p>-1.91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093" calcext:value-type="float">
            <text:p>0.09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0083" calcext:value-type="float">
            <text:p>100083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43" calcext:value-type="float">
            <text:p>2343</text:p>
          </table:table-cell>
          <table:table-cell office:value-type="float" office:value="1802" calcext:value-type="float">
            <text:p>1802</text:p>
          </table:table-cell>
          <table:table-cell office:value-type="float" office:value="-5.686" calcext:value-type="float">
            <text:p>-5.686</text:p>
          </table:table-cell>
          <table:table-cell office:value-type="float" office:value="-3.374" calcext:value-type="float">
            <text:p>-3.374</text:p>
          </table:table-cell>
          <table:table-cell office:value-type="float" office:value="0.073" calcext:value-type="float">
            <text:p>0.073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7777" calcext:value-type="float">
            <text:p>107777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84" calcext:value-type="float">
            <text:p>2384</text:p>
          </table:table-cell>
          <table:table-cell office:value-type="float" office:value="1833" calcext:value-type="float">
            <text:p>1833</text:p>
          </table:table-cell>
          <table:table-cell office:value-type="float" office:value="-6.081" calcext:value-type="float">
            <text:p>-6.081</text:p>
          </table:table-cell>
          <table:table-cell office:value-type="float" office:value="-3.676" calcext:value-type="float">
            <text:p>-3.676</text:p>
          </table:table-cell>
          <table:table-cell office:value-type="float" office:value="0.074" calcext:value-type="float">
            <text:p>0.074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7185" calcext:value-type="float">
            <text:p>97185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892" calcext:value-type="float">
            <text:p>2892</text:p>
          </table:table-cell>
          <table:table-cell office:value-type="float" office:value="2224" calcext:value-type="float">
            <text:p>2224</text:p>
          </table:table-cell>
          <table:table-cell office:value-type="float" office:value="-2.49" calcext:value-type="float">
            <text:p>-2.49</text:p>
          </table:table-cell>
          <table:table-cell office:value-type="float" office:value="-0.916" calcext:value-type="float">
            <text:p>-0.916</text:p>
          </table:table-cell>
          <table:table-cell office:value-type="float" office:value="0.091" calcext:value-type="float">
            <text:p>0.09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5750" calcext:value-type="float">
            <text:p>11575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471" calcext:value-type="float">
            <text:p>6471</text:p>
          </table:table-cell>
          <table:table-cell office:value-type="float" office:value="4977" calcext:value-type="float">
            <text:p>4977</text:p>
          </table:table-cell>
          <table:table-cell office:value-type="float" office:value="-2.195" calcext:value-type="float">
            <text:p>-2.195</text:p>
          </table:table-cell>
          <table:table-cell office:value-type="float" office:value="-0.689" calcext:value-type="float">
            <text:p>-0.689</text:p>
          </table:table-cell>
          <table:table-cell office:value-type="float" office:value="0.213" calcext:value-type="float">
            <text:p>0.213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6173" calcext:value-type="float">
            <text:p>106173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340" calcext:value-type="float">
            <text:p>2340</text:p>
          </table:table-cell>
          <table:table-cell office:value-type="float" office:value="1800" calcext:value-type="float">
            <text:p>1800</text:p>
          </table:table-cell>
          <table:table-cell office:value-type="float" office:value="-3.566" calcext:value-type="float">
            <text:p>-3.566</text:p>
          </table:table-cell>
          <table:table-cell office:value-type="float" office:value="-1.744" calcext:value-type="float">
            <text:p>-1.744</text:p>
          </table:table-cell>
          <table:table-cell office:value-type="float" office:value="0.073" calcext:value-type="float">
            <text:p>0.073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2357" calcext:value-type="float">
            <text:p>102357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6750" calcext:value-type="float">
            <text:p>10675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80000" calcext:value-type="float">
            <text:p>80000</text:p>
          </table:table-cell>
          <table:table-cell office:value-type="float" office:value="110640" calcext:value-type="float">
            <text:p>11064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17" calcext:value-type="float">
            <text:p>1417</text:p>
          </table:table-cell>
          <table:table-cell office:value-type="float" office:value="1090" calcext:value-type="float">
            <text:p>1090</text:p>
          </table:table-cell>
          <table:table-cell office:value-type="float" office:value="-1.565" calcext:value-type="float">
            <text:p>-1.565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45" calcext:value-type="float">
            <text:p>0.045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4749" calcext:value-type="float">
            <text:p>104749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8926" calcext:value-type="float">
            <text:p>8926</text:p>
          </table:table-cell>
          <table:table-cell office:value-type="float" office:value="6866" calcext:value-type="float">
            <text:p>6866</text:p>
          </table:table-cell>
          <table:table-cell office:value-type="float" office:value="-2.569" calcext:value-type="float">
            <text:p>-2.569</text:p>
          </table:table-cell>
          <table:table-cell office:value-type="float" office:value="-0.977" calcext:value-type="float">
            <text:p>-0.977</text:p>
          </table:table-cell>
          <table:table-cell office:value-type="float" office:value="0.3" calcext:value-type="float">
            <text:p>0.3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14695" calcext:value-type="float">
            <text:p>114695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527" calcext:value-type="float">
            <text:p>1527</text:p>
          </table:table-cell>
          <table:table-cell office:value-type="float" office:value="1174" calcext:value-type="float">
            <text:p>1174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21" calcext:value-type="float">
            <text:p>0.21</text:p>
          </table:table-cell>
          <table:table-cell office:value-type="float" office:value="0.048" calcext:value-type="float">
            <text:p>0.048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7037" calcext:value-type="float">
            <text:p>9703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" calcext:value-type="float">
            <text:p>80000</text:p>
          </table:table-cell>
          <table:table-cell office:value-type="float" office:value="116960" calcext:value-type="float">
            <text:p>116960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96" calcext:value-type="float">
            <text:p>1096</text:p>
          </table:table-cell>
          <table:table-cell office:value-type="float" office:value="843" calcext:value-type="float">
            <text:p>843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4" calcext:value-type="float">
            <text:p>0.034</text:p>
          </table:table-cell>
          <table:table-cell office:value-type="float" office:value="80000" calcext:value-type="float">
            <text:p>80000</text:p>
          </table:table-cell>
          <table:table-cell office:value-type="float" office:value="100880" calcext:value-type="float">
            <text:p>10088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5386" calcext:value-type="float">
            <text:p>5386</text:p>
          </table:table-cell>
          <table:table-cell office:value-type="float" office:value="4143" calcext:value-type="float">
            <text:p>4143</text:p>
          </table:table-cell>
          <table:table-cell office:value-type="float" office:value="-2.004" calcext:value-type="float">
            <text:p>-2.004</text:p>
          </table:table-cell>
          <table:table-cell office:value-type="float" office:value="-0.542" calcext:value-type="float">
            <text:p>-0.542</text:p>
          </table:table-cell>
          <table:table-cell office:value-type="float" office:value="0.176" calcext:value-type="float">
            <text:p>0.176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1249" calcext:value-type="float">
            <text:p>111249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1" calcext:value-type="float">
            <text:p>921</text:p>
          </table:table-cell>
          <table:table-cell office:value-type="float" office:value="708" calcext:value-type="float">
            <text:p>708</text:p>
          </table:table-cell>
          <table:table-cell office:value-type="float" office:value="-2.481" calcext:value-type="float">
            <text:p>-2.481</text:p>
          </table:table-cell>
          <table:table-cell office:value-type="float" office:value="-0.908" calcext:value-type="float">
            <text:p>-0.908</text:p>
          </table:table-cell>
          <table:table-cell office:value-type="float" office:value="0.028" calcext:value-type="float">
            <text:p>0.028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3857" calcext:value-type="float">
            <text:p>93857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135" calcext:value-type="float">
            <text:p>1135</text:p>
          </table:table-cell>
          <table:table-cell office:value-type="float" office:value="873" calcext:value-type="float">
            <text:p>873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35" calcext:value-type="float">
            <text:p>0.035</text:p>
          </table:table-cell>
          <table:table-cell office:value-type="float" office:value="80000" calcext:value-type="float">
            <text:p>80000</text:p>
          </table:table-cell>
          <table:table-cell office:value-type="float" office:value="112400" calcext:value-type="float">
            <text:p>112400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5427" calcext:value-type="float">
            <text:p>5427</text:p>
          </table:table-cell>
          <table:table-cell office:value-type="float" office:value="4174" calcext:value-type="float">
            <text:p>4174</text:p>
          </table:table-cell>
          <table:table-cell office:value-type="float" office:value="-2.03" calcext:value-type="float">
            <text:p>-2.03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178" calcext:value-type="float">
            <text:p>0.178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01916" calcext:value-type="float">
            <text:p>101916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61" calcext:value-type="float">
            <text:p>961</text:p>
          </table:table-cell>
          <table:table-cell office:value-type="float" office:value="739" calcext:value-type="float">
            <text:p>739</text:p>
          </table:table-cell>
          <table:table-cell office:value-type="float" office:value="-2.776" calcext:value-type="float">
            <text:p>-2.776</text:p>
          </table:table-cell>
          <table:table-cell office:value-type="float" office:value="-1.136" calcext:value-type="float">
            <text:p>-1.136</text:p>
          </table:table-cell>
          <table:table-cell office:value-type="float" office:value="0.03" calcext:value-type="float">
            <text:p>0.03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03214" calcext:value-type="float">
            <text:p>103214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725" calcext:value-type="float">
            <text:p>6725</text:p>
          </table:table-cell>
          <table:table-cell office:value-type="float" office:value="5173" calcext:value-type="float">
            <text:p>5173</text:p>
          </table:table-cell>
          <table:table-cell office:value-type="float" office:value="-2.137" calcext:value-type="float">
            <text:p>-2.137</text:p>
          </table:table-cell>
          <table:table-cell office:value-type="float" office:value="-0.645" calcext:value-type="float">
            <text:p>-0.645</text:p>
          </table:table-cell>
          <table:table-cell office:value-type="float" office:value="0.224" calcext:value-type="float">
            <text:p>0.224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4956" calcext:value-type="float">
            <text:p>10495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95" calcext:value-type="float">
            <text:p>1495</text:p>
          </table:table-cell>
          <table:table-cell office:value-type="float" office:value="1150" calcext:value-type="float">
            <text:p>1150</text:p>
          </table:table-cell>
          <table:table-cell office:value-type="float" office:value="-1.331" calcext:value-type="float">
            <text:p>-1.331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47" calcext:value-type="float">
            <text:p>0.047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97103" calcext:value-type="float">
            <text:p>97103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687" calcext:value-type="float">
            <text:p>4687</text:p>
          </table:table-cell>
          <table:table-cell office:value-type="float" office:value="3605" calcext:value-type="float">
            <text:p>3605</text:p>
          </table:table-cell>
          <table:table-cell office:value-type="float" office:value="-1.615" calcext:value-type="float">
            <text:p>-1.615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154" calcext:value-type="float">
            <text:p>0.154</text:p>
          </table:table-cell>
          <table:table-cell office:value-type="float" office:value="80000" calcext:value-type="float">
            <text:p>80000</text:p>
          </table:table-cell>
          <table:table-cell office:value-type="float" office:value="97440" calcext:value-type="float">
            <text:p>9744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566:.F601])" office:value-type="float" office:value="0.130722222222222" calcext:value-type="float">
            <text:p>0.130722222222222</text:p>
          </table:table-cell>
          <table:table-cell table:formula="of:=AVERAGE([.G566:.G601])" office:value-type="float" office:value="82119.3361944445" calcext:value-type="float">
            <text:p>82119.3361944445</text:p>
          </table:table-cell>
          <table:table-cell table:formula="of:=AVERAGE([.H566:.H601])" office:value-type="float" office:value="104241.388888889" calcext:value-type="float">
            <text:p>104241.388888889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566:.F601])" office:value-type="float" office:value="0.001" calcext:value-type="float">
            <text:p>0.001</text:p>
          </table:table-cell>
          <table:table-cell table:formula="of:=MIN([.G566:.G601])" office:value-type="float" office:value="31746.032" calcext:value-type="float">
            <text:p>31746.032</text:p>
          </table:table-cell>
          <table:table-cell table:formula="of:=MIN([.H566:.H601])" office:value-type="float" office:value="89263" calcext:value-type="float">
            <text:p>8926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566:.F601])" office:value-type="float" office:value="0.493" calcext:value-type="float">
            <text:p>0.493</text:p>
          </table:table-cell>
          <table:table-cell table:formula="of:=MAX([.G566:.G601])" office:value-type="float" office:value="105263.158" calcext:value-type="float">
            <text:p>105263.158</text:p>
          </table:table-cell>
          <table:table-cell table:formula="of:=MAX([.H566:.H601])" office:value-type="float" office:value="117916" calcext:value-type="float">
            <text:p>11791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048" calcext:value-type="float">
            <text:p>7048</text:p>
          </table:table-cell>
          <table:table-cell office:value-type="float" office:value="5421" calcext:value-type="float">
            <text:p>5421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9" calcext:value-type="float">
            <text:p>0.259</text:p>
          </table:table-cell>
          <table:table-cell office:value-type="float" office:value="32258.065" calcext:value-type="float">
            <text:p>32258.065</text:p>
          </table:table-cell>
          <table:table-cell office:value-type="float" office:value="93419" calcext:value-type="float">
            <text:p>93419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701" calcext:value-type="float">
            <text:p>3701</text:p>
          </table:table-cell>
          <table:table-cell office:value-type="float" office:value="2846" calcext:value-type="float">
            <text:p>2846</text:p>
          </table:table-cell>
          <table:table-cell office:value-type="float" office:value="-2.186" calcext:value-type="float">
            <text:p>-2.186</text:p>
          </table:table-cell>
          <table:table-cell office:value-type="float" office:value="-0.682" calcext:value-type="float">
            <text:p>-0.682</text:p>
          </table:table-cell>
          <table:table-cell office:value-type="float" office:value="0.118" calcext:value-type="float">
            <text:p>0.118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5777" calcext:value-type="float">
            <text:p>105777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243" calcext:value-type="float">
            <text:p>2243</text:p>
          </table:table-cell>
          <table:table-cell office:value-type="float" office:value="1725" calcext:value-type="float">
            <text:p>1725</text:p>
          </table:table-cell>
          <table:table-cell office:value-type="float" office:value="-0.88" calcext:value-type="float">
            <text:p>-0.8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73" calcext:value-type="float">
            <text:p>0.07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6250" calcext:value-type="float">
            <text:p>116250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97" calcext:value-type="float">
            <text:p>1997</text:p>
          </table:table-cell>
          <table:table-cell office:value-type="float" office:value="1536" calcext:value-type="float">
            <text:p>1536</text:p>
          </table:table-cell>
          <table:table-cell office:value-type="float" office:value="-1.404" calcext:value-type="float">
            <text:p>-1.40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63" calcext:value-type="float">
            <text:p>0.06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8000" calcext:value-type="float">
            <text:p>108000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37" calcext:value-type="float">
            <text:p>2037</text:p>
          </table:table-cell>
          <table:table-cell office:value-type="float" office:value="1566" calcext:value-type="float">
            <text:p>1566</text:p>
          </table:table-cell>
          <table:table-cell office:value-type="float" office:value="-1.458" calcext:value-type="float">
            <text:p>-1.458</text:p>
          </table:table-cell>
          <table:table-cell office:value-type="float" office:value="-0.122" calcext:value-type="float">
            <text:p>-0.122</text:p>
          </table:table-cell>
          <table:table-cell office:value-type="float" office:value="0.065" calcext:value-type="float">
            <text:p>0.065</text:p>
          </table:table-cell>
          <table:table-cell office:value-type="float" office:value="50000" calcext:value-type="float">
            <text:p>50000</text:p>
          </table:table-cell>
          <table:table-cell office:value-type="float" office:value="67850" calcext:value-type="float">
            <text:p>67850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254" calcext:value-type="float">
            <text:p>2254</text:p>
          </table:table-cell>
          <table:table-cell office:value-type="float" office:value="1733" calcext:value-type="float">
            <text:p>1733</text:p>
          </table:table-cell>
          <table:table-cell office:value-type="float" office:value="-1.11" calcext:value-type="float">
            <text:p>-1.1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3" calcext:value-type="float">
            <text:p>0.073</text:p>
          </table:table-cell>
          <table:table-cell office:value-type="float" office:value="80000" calcext:value-type="float">
            <text:p>80000</text:p>
          </table:table-cell>
          <table:table-cell office:value-type="float" office:value="103359" calcext:value-type="float">
            <text:p>103359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720" calcext:value-type="float">
            <text:p>4720</text:p>
          </table:table-cell>
          <table:table-cell office:value-type="float" office:value="3630" calcext:value-type="float">
            <text:p>3630</text:p>
          </table:table-cell>
          <table:table-cell office:value-type="float" office:value="-1.464" calcext:value-type="float">
            <text:p>-1.464</text:p>
          </table:table-cell>
          <table:table-cell office:value-type="float" office:value="-0.127" calcext:value-type="float">
            <text:p>-0.127</text:p>
          </table:table-cell>
          <table:table-cell office:value-type="float" office:value="0.159" calcext:value-type="float">
            <text:p>0.159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5304" calcext:value-type="float">
            <text:p>105304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824" calcext:value-type="float">
            <text:p>4824</text:p>
          </table:table-cell>
          <table:table-cell office:value-type="float" office:value="3710" calcext:value-type="float">
            <text:p>3710</text:p>
          </table:table-cell>
          <table:table-cell office:value-type="float" office:value="-2.948" calcext:value-type="float">
            <text:p>-2.948</text:p>
          </table:table-cell>
          <table:table-cell office:value-type="float" office:value="-1.268" calcext:value-type="float">
            <text:p>-1.268</text:p>
          </table:table-cell>
          <table:table-cell office:value-type="float" office:value="0.155" calcext:value-type="float">
            <text:p>0.155</text:p>
          </table:table-cell>
          <table:table-cell office:value-type="float" office:value="80000" calcext:value-type="float">
            <text:p>80000</text:p>
          </table:table-cell>
          <table:table-cell office:value-type="float" office:value="112400" calcext:value-type="float">
            <text:p>112400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8093" calcext:value-type="float">
            <text:p>8093</text:p>
          </table:table-cell>
          <table:table-cell office:value-type="float" office:value="6225" calcext:value-type="float">
            <text:p>6225</text:p>
          </table:table-cell>
          <table:table-cell office:value-type="float" office:value="-1.199" calcext:value-type="float">
            <text:p>-1.1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9" calcext:value-type="float">
            <text:p>0.29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01333" calcext:value-type="float">
            <text:p>101333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7368" calcext:value-type="float">
            <text:p>107368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500" calcext:value-type="float">
            <text:p>10350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100" calcext:value-type="float">
            <text:p>102100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272" calcext:value-type="float">
            <text:p>6272</text:p>
          </table:table-cell>
          <table:table-cell office:value-type="float" office:value="4824" calcext:value-type="float">
            <text:p>4824</text:p>
          </table:table-cell>
          <table:table-cell office:value-type="float" office:value="-1.022" calcext:value-type="float">
            <text:p>-1.0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899" calcext:value-type="float">
            <text:p>97899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009" calcext:value-type="float">
            <text:p>9009</text:p>
          </table:table-cell>
          <table:table-cell office:value-type="float" office:value="6930" calcext:value-type="float">
            <text:p>6930</text:p>
          </table:table-cell>
          <table:table-cell office:value-type="float" office:value="-1.2" calcext:value-type="float">
            <text:p>-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342" calcext:value-type="float">
            <text:p>0.342</text:p>
          </table:table-cell>
          <table:table-cell office:value-type="float" office:value="117647.059" calcext:value-type="float">
            <text:p>117647.059</text:p>
          </table:table-cell>
          <table:table-cell office:value-type="float" office:value="99764" calcext:value-type="float">
            <text:p>99764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10288" calcext:value-type="float">
            <text:p>10288</text:p>
          </table:table-cell>
          <table:table-cell office:value-type="float" office:value="7913" calcext:value-type="float">
            <text:p>7913</text:p>
          </table:table-cell>
          <table:table-cell office:value-type="float" office:value="-1.531" calcext:value-type="float">
            <text:p>-1.531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369" calcext:value-type="float">
            <text:p>0.369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02421" calcext:value-type="float">
            <text:p>102421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851" calcext:value-type="float">
            <text:p>2851</text:p>
          </table:table-cell>
          <table:table-cell office:value-type="float" office:value="2193" calcext:value-type="float">
            <text:p>2193</text:p>
          </table:table-cell>
          <table:table-cell office:value-type="float" office:value="-1.855" calcext:value-type="float">
            <text:p>-1.855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091" calcext:value-type="float">
            <text:p>0.091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4769" calcext:value-type="float">
            <text:p>94769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97" calcext:value-type="float">
            <text:p>2297</text:p>
          </table:table-cell>
          <table:table-cell office:value-type="float" office:value="1766" calcext:value-type="float">
            <text:p>1766</text:p>
          </table:table-cell>
          <table:table-cell office:value-type="float" office:value="-5.574" calcext:value-type="float">
            <text:p>-5.574</text:p>
          </table:table-cell>
          <table:table-cell office:value-type="float" office:value="-3.286" calcext:value-type="float">
            <text:p>-3.286</text:p>
          </table:table-cell>
          <table:table-cell office:value-type="float" office:value="0.071" calcext:value-type="float">
            <text:p>0.071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7555" calcext:value-type="float">
            <text:p>107555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37" calcext:value-type="float">
            <text:p>2337</text:p>
          </table:table-cell>
          <table:table-cell office:value-type="float" office:value="1797" calcext:value-type="float">
            <text:p>1797</text:p>
          </table:table-cell>
          <table:table-cell office:value-type="float" office:value="-5.961" calcext:value-type="float">
            <text:p>-5.961</text:p>
          </table:table-cell>
          <table:table-cell office:value-type="float" office:value="-3.584" calcext:value-type="float">
            <text:p>-3.584</text:p>
          </table:table-cell>
          <table:table-cell office:value-type="float" office:value="0.073" calcext:value-type="float">
            <text:p>0.073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5142" calcext:value-type="float">
            <text:p>95142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487" calcext:value-type="float">
            <text:p>2487</text:p>
          </table:table-cell>
          <table:table-cell office:value-type="float" office:value="1913" calcext:value-type="float">
            <text:p>1913</text:p>
          </table:table-cell>
          <table:table-cell office:value-type="float" office:value="-2.141" calcext:value-type="float">
            <text:p>-2.141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079" calcext:value-type="float">
            <text:p>0.079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7769" calcext:value-type="float">
            <text:p>107769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762" calcext:value-type="float">
            <text:p>5762</text:p>
          </table:table-cell>
          <table:table-cell office:value-type="float" office:value="4432" calcext:value-type="float">
            <text:p>4432</text:p>
          </table:table-cell>
          <table:table-cell office:value-type="float" office:value="-1.954" calcext:value-type="float">
            <text:p>-1.954</text:p>
          </table:table-cell>
          <table:table-cell office:value-type="float" office:value="-0.504" calcext:value-type="float">
            <text:p>-0.504</text:p>
          </table:table-cell>
          <table:table-cell office:value-type="float" office:value="0.19" calcext:value-type="float">
            <text:p>0.19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87285" calcext:value-type="float">
            <text:p>87285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48" calcext:value-type="float">
            <text:p>2748</text:p>
          </table:table-cell>
          <table:table-cell office:value-type="float" office:value="2113" calcext:value-type="float">
            <text:p>2113</text:p>
          </table:table-cell>
          <table:table-cell office:value-type="float" office:value="-4.188" calcext:value-type="float">
            <text:p>-4.188</text:p>
          </table:table-cell>
          <table:table-cell office:value-type="float" office:value="-2.221" calcext:value-type="float">
            <text:p>-2.221</text:p>
          </table:table-cell>
          <table:table-cell office:value-type="float" office:value="0.086" calcext:value-type="float">
            <text:p>0.086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6384" calcext:value-type="float">
            <text:p>116384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3846" calcext:value-type="float">
            <text:p>103846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06000" calcext:value-type="float">
            <text:p>10600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38" calcext:value-type="float">
            <text:p>1038</text:p>
          </table:table-cell>
          <table:table-cell office:value-type="float" office:value="798" calcext:value-type="float">
            <text:p>798</text:p>
          </table:table-cell>
          <table:table-cell office:value-type="float" office:value="-1.146" calcext:value-type="float">
            <text:p>-1.14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3" calcext:value-type="float">
            <text:p>0.033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96000" calcext:value-type="float">
            <text:p>96000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347" calcext:value-type="float">
            <text:p>5347</text:p>
          </table:table-cell>
          <table:table-cell office:value-type="float" office:value="4113" calcext:value-type="float">
            <text:p>4113</text:p>
          </table:table-cell>
          <table:table-cell office:value-type="float" office:value="-1.539" calcext:value-type="float">
            <text:p>-1.539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17217" calcext:value-type="float">
            <text:p>117217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014" calcext:value-type="float">
            <text:p>5014</text:p>
          </table:table-cell>
          <table:table-cell office:value-type="float" office:value="3856" calcext:value-type="float">
            <text:p>3856</text:p>
          </table:table-cell>
          <table:table-cell office:value-type="float" office:value="-3.373" calcext:value-type="float">
            <text:p>-3.373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16" calcext:value-type="float">
            <text:p>0.16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2166" calcext:value-type="float">
            <text:p>11216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110571" calcext:value-type="float">
            <text:p>110571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1923" calcext:value-type="float">
            <text:p>101923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357" calcext:value-type="float">
            <text:p>4357</text:p>
          </table:table-cell>
          <table:table-cell office:value-type="float" office:value="3351" calcext:value-type="float">
            <text:p>3351</text:p>
          </table:table-cell>
          <table:table-cell office:value-type="float" office:value="-1.621" calcext:value-type="float">
            <text:p>-1.621</text:p>
          </table:table-cell>
          <table:table-cell office:value-type="float" office:value="-0.248" calcext:value-type="float">
            <text:p>-0.248</text:p>
          </table:table-cell>
          <table:table-cell office:value-type="float" office:value="0.143" calcext:value-type="float">
            <text:p>0.14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3916" calcext:value-type="float">
            <text:p>113916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36" calcext:value-type="float">
            <text:p>2336</text:p>
          </table:table-cell>
          <table:table-cell office:value-type="float" office:value="1796" calcext:value-type="float">
            <text:p>1796</text:p>
          </table:table-cell>
          <table:table-cell office:value-type="float" office:value="-6.295" calcext:value-type="float">
            <text:p>-6.295</text:p>
          </table:table-cell>
          <table:table-cell office:value-type="float" office:value="-3.841" calcext:value-type="float">
            <text:p>-3.841</text:p>
          </table:table-cell>
          <table:table-cell office:value-type="float" office:value="0.073" calcext:value-type="float">
            <text:p>0.073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09692" calcext:value-type="float">
            <text:p>109692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74074.074" calcext:value-type="float">
            <text:p>74074.074</text:p>
          </table:table-cell>
          <table:table-cell office:value-type="float" office:value="115111" calcext:value-type="float">
            <text:p>115111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398" calcext:value-type="float">
            <text:p>4398</text:p>
          </table:table-cell>
          <table:table-cell office:value-type="float" office:value="3383" calcext:value-type="float">
            <text:p>3383</text:p>
          </table:table-cell>
          <table:table-cell office:value-type="float" office:value="-1.645" calcext:value-type="float">
            <text:p>-1.64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144" calcext:value-type="float">
            <text:p>0.144</text:p>
          </table:table-cell>
          <table:table-cell office:value-type="float" office:value="71428.571" calcext:value-type="float">
            <text:p>71428.571</text:p>
          </table:table-cell>
          <table:table-cell office:value-type="float" office:value="97714" calcext:value-type="float">
            <text:p>97714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7" calcext:value-type="float">
            <text:p>2377</text:p>
          </table:table-cell>
          <table:table-cell office:value-type="float" office:value="1828" calcext:value-type="float">
            <text:p>1828</text:p>
          </table:table-cell>
          <table:table-cell office:value-type="float" office:value="-6.869" calcext:value-type="float">
            <text:p>-6.869</text:p>
          </table:table-cell>
          <table:table-cell office:value-type="float" office:value="-4.283" calcext:value-type="float">
            <text:p>-4.283</text:p>
          </table:table-cell>
          <table:table-cell office:value-type="float" office:value="0.074" calcext:value-type="float">
            <text:p>0.074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9615" calcext:value-type="float">
            <text:p>119615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990" calcext:value-type="float">
            <text:p>4990</text:p>
          </table:table-cell>
          <table:table-cell office:value-type="float" office:value="3838" calcext:value-type="float">
            <text:p>3838</text:p>
          </table:table-cell>
          <table:table-cell office:value-type="float" office:value="-1.586" calcext:value-type="float">
            <text:p>-1.586</text:p>
          </table:table-cell>
          <table:table-cell office:value-type="float" office:value="-0.22" calcext:value-type="float">
            <text:p>-0.22</text:p>
          </table:table-cell>
          <table:table-cell office:value-type="float" office:value="0.166" calcext:value-type="float">
            <text:p>0.166</text:p>
          </table:table-cell>
          <table:table-cell office:value-type="float" office:value="80000" calcext:value-type="float">
            <text:p>80000</text:p>
          </table:table-cell>
          <table:table-cell office:value-type="float" office:value="98000" calcext:value-type="float">
            <text:p>98000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950" calcext:value-type="float">
            <text:p>3950</text:p>
          </table:table-cell>
          <table:table-cell office:value-type="float" office:value="3038" calcext:value-type="float">
            <text:p>3038</text:p>
          </table:table-cell>
          <table:table-cell office:value-type="float" office:value="-3.519" calcext:value-type="float">
            <text:p>-3.519</text:p>
          </table:table-cell>
          <table:table-cell office:value-type="float" office:value="-1.708" calcext:value-type="float">
            <text:p>-1.708</text:p>
          </table:table-cell>
          <table:table-cell office:value-type="float" office:value="0.125" calcext:value-type="float">
            <text:p>0.125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113615" calcext:value-type="float">
            <text:p>113615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7" calcext:value-type="float">
            <text:p>8007</text:p>
          </table:table-cell>
          <table:table-cell office:value-type="float" office:value="6159" calcext:value-type="float">
            <text:p>6159</text:p>
          </table:table-cell>
          <table:table-cell office:value-type="float" office:value="-2.76" calcext:value-type="float">
            <text:p>-2.76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264" calcext:value-type="float">
            <text:p>0.264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117545" calcext:value-type="float">
            <text:p>11754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611:.F646])" office:value-type="float" office:value="0.136277777777778" calcext:value-type="float">
            <text:p>0.136277777777778</text:p>
          </table:table-cell>
          <table:table-cell table:formula="of:=AVERAGE([.G611:.G646])" office:value-type="float" office:value="80802.3337777778" calcext:value-type="float">
            <text:p>80802.3337777778</text:p>
          </table:table-cell>
          <table:table-cell table:formula="of:=AVERAGE([.H611:.H646])" office:value-type="float" office:value="104682.75" calcext:value-type="float">
            <text:p>104682.7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611:.F646])" office:value-type="float" office:value="0.001" calcext:value-type="float">
            <text:p>0.001</text:p>
          </table:table-cell>
          <table:table-cell table:formula="of:=MIN([.G611:.G646])" office:value-type="float" office:value="32258.065" calcext:value-type="float">
            <text:p>32258.065</text:p>
          </table:table-cell>
          <table:table-cell table:formula="of:=MIN([.H611:.H646])" office:value-type="float" office:value="67850" calcext:value-type="float">
            <text:p>6785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611:.F646])" office:value-type="float" office:value="0.369" calcext:value-type="float">
            <text:p>0.369</text:p>
          </table:table-cell>
          <table:table-cell table:formula="of:=MAX([.G611:.G646])" office:value-type="float" office:value="117647.059" calcext:value-type="float">
            <text:p>117647.059</text:p>
          </table:table-cell>
          <table:table-cell table:formula="of:=MAX([.H611:.H646])" office:value-type="float" office:value="119615" calcext:value-type="float">
            <text:p>1196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922" calcext:value-type="float">
            <text:p>7922</text:p>
          </table:table-cell>
          <table:table-cell office:value-type="float" office:value="6093" calcext:value-type="float">
            <text:p>6093</text:p>
          </table:table-cell>
          <table:table-cell office:value-type="float" office:value="-1.018" calcext:value-type="float">
            <text:p>-1.0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91" calcext:value-type="float">
            <text:p>0.291</text:p>
          </table:table-cell>
          <table:table-cell office:value-type="float" office:value="28169.014" calcext:value-type="float">
            <text:p>28169.014</text:p>
          </table:table-cell>
          <table:table-cell office:value-type="float" office:value="84197" calcext:value-type="float">
            <text:p>84197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872" calcext:value-type="float">
            <text:p>2872</text:p>
          </table:table-cell>
          <table:table-cell office:value-type="float" office:value="2209" calcext:value-type="float">
            <text:p>2209</text:p>
          </table:table-cell>
          <table:table-cell office:value-type="float" office:value="-1.696" calcext:value-type="float">
            <text:p>-1.696</text:p>
          </table:table-cell>
          <table:table-cell office:value-type="float" office:value="-0.306" calcext:value-type="float">
            <text:p>-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34521" calcext:value-type="float">
            <text:p>134521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411" calcext:value-type="float">
            <text:p>2411</text:p>
          </table:table-cell>
          <table:table-cell office:value-type="float" office:value="1854" calcext:value-type="float">
            <text:p>1854</text:p>
          </table:table-cell>
          <table:table-cell office:value-type="float" office:value="-0.946" calcext:value-type="float">
            <text:p>-0.9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078" calcext:value-type="float">
            <text:p>0.078</text:p>
          </table:table-cell>
          <table:table-cell office:value-type="float" office:value="30769.231" calcext:value-type="float">
            <text:p>30769.231</text:p>
          </table:table-cell>
          <table:table-cell office:value-type="float" office:value="44615" calcext:value-type="float">
            <text:p>44615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323" calcext:value-type="float">
            <text:p>1323</text:p>
          </table:table-cell>
          <table:table-cell office:value-type="float" office:value="1017" calcext:value-type="float">
            <text:p>1017</text:p>
          </table:table-cell>
          <table:table-cell office:value-type="float" office:value="-0.93" calcext:value-type="float">
            <text:p>-0.9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42" calcext:value-type="float">
            <text:p>0.042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26173" calcext:value-type="float">
            <text:p>126173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134272" calcext:value-type="float">
            <text:p>134272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37" calcext:value-type="float">
            <text:p>2037</text:p>
          </table:table-cell>
          <table:table-cell office:value-type="float" office:value="1566" calcext:value-type="float">
            <text:p>1566</text:p>
          </table:table-cell>
          <table:table-cell office:value-type="float" office:value="-1.003" calcext:value-type="float">
            <text:p>-1.0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066" calcext:value-type="float">
            <text:p>0.06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21652" calcext:value-type="float">
            <text:p>121652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253" calcext:value-type="float">
            <text:p>4253</text:p>
          </table:table-cell>
          <table:table-cell office:value-type="float" office:value="3271" calcext:value-type="float">
            <text:p>3271</text:p>
          </table:table-cell>
          <table:table-cell office:value-type="float" office:value="-1.319" calcext:value-type="float">
            <text:p>-1.319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143" calcext:value-type="float">
            <text:p>0.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8800" calcext:value-type="float">
            <text:p>128800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285" calcext:value-type="float">
            <text:p>3285</text:p>
          </table:table-cell>
          <table:table-cell office:value-type="float" office:value="2526" calcext:value-type="float">
            <text:p>2526</text:p>
          </table:table-cell>
          <table:table-cell office:value-type="float" office:value="-2.007" calcext:value-type="float">
            <text:p>-2.007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105" calcext:value-type="float">
            <text:p>0.105</text:p>
          </table:table-cell>
          <table:table-cell office:value-type="float" office:value="90909.091" calcext:value-type="float">
            <text:p>90909.091</text:p>
          </table:table-cell>
          <table:table-cell office:value-type="float" office:value="118909" calcext:value-type="float">
            <text:p>118909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7871" calcext:value-type="float">
            <text:p>7871</text:p>
          </table:table-cell>
          <table:table-cell office:value-type="float" office:value="6054" calcext:value-type="float">
            <text:p>6054</text:p>
          </table:table-cell>
          <table:table-cell office:value-type="float" office:value="-1.166" calcext:value-type="float">
            <text:p>-1.1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82" calcext:value-type="float">
            <text:p>0.282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31157" calcext:value-type="float">
            <text:p>131157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111111.111" calcext:value-type="float">
            <text:p>111111.111</text:p>
          </table:table-cell>
          <table:table-cell office:value-type="float" office:value="112999" calcext:value-type="float">
            <text:p>112999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111111.111" calcext:value-type="float">
            <text:p>111111.111</text:p>
          </table:table-cell>
          <table:table-cell office:value-type="float" office:value="120000" calcext:value-type="float">
            <text:p>120000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112315" calcext:value-type="float">
            <text:p>112315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7038" calcext:value-type="float">
            <text:p>7038</text:p>
          </table:table-cell>
          <table:table-cell office:value-type="float" office:value="5413" calcext:value-type="float">
            <text:p>5413</text:p>
          </table:table-cell>
          <table:table-cell office:value-type="float" office:value="-1.147" calcext:value-type="float">
            <text:p>-1.147</text:p>
          </table:table-cell>
          <table:table-cell office:value-type="float" office:value="0.117" calcext:value-type="float">
            <text:p>0.117</text:p>
          </table:table-cell>
          <table:table-cell office:value-type="float" office:value="0.255" calcext:value-type="float">
            <text:p>0.255</text:p>
          </table:table-cell>
          <table:table-cell office:value-type="float" office:value="105263.158" calcext:value-type="float">
            <text:p>105263.158</text:p>
          </table:table-cell>
          <table:table-cell office:value-type="float" office:value="98842" calcext:value-type="float">
            <text:p>98842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0721" calcext:value-type="float">
            <text:p>10721</text:p>
          </table:table-cell>
          <table:table-cell office:value-type="float" office:value="8246" calcext:value-type="float">
            <text:p>8246</text:p>
          </table:table-cell>
          <table:table-cell office:value-type="float" office:value="-1.428" calcext:value-type="float">
            <text:p>-1.42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407" calcext:value-type="float">
            <text:p>0.407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0250" calcext:value-type="float">
            <text:p>110250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8286" calcext:value-type="float">
            <text:p>8286</text:p>
          </table:table-cell>
          <table:table-cell office:value-type="float" office:value="6373" calcext:value-type="float">
            <text:p>6373</text:p>
          </table:table-cell>
          <table:table-cell office:value-type="float" office:value="-1.233" calcext:value-type="float">
            <text:p>-1.2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297" calcext:value-type="float">
            <text:p>0.297</text:p>
          </table:table-cell>
          <table:table-cell office:value-type="float" office:value="111111.111" calcext:value-type="float">
            <text:p>111111.111</text:p>
          </table:table-cell>
          <table:table-cell office:value-type="float" office:value="102444" calcext:value-type="float">
            <text:p>102444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650" calcext:value-type="float">
            <text:p>2650</text:p>
          </table:table-cell>
          <table:table-cell office:value-type="float" office:value="2038" calcext:value-type="float">
            <text:p>2038</text:p>
          </table:table-cell>
          <table:table-cell office:value-type="float" office:value="-1.724" calcext:value-type="float">
            <text:p>-1.724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084" calcext:value-type="float">
            <text:p>0.084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1565" calcext:value-type="float">
            <text:p>101565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103" calcext:value-type="float">
            <text:p>2103</text:p>
          </table:table-cell>
          <table:table-cell office:value-type="float" office:value="1617" calcext:value-type="float">
            <text:p>1617</text:p>
          </table:table-cell>
          <table:table-cell office:value-type="float" office:value="-5.103" calcext:value-type="float">
            <text:p>-5.103</text:p>
          </table:table-cell>
          <table:table-cell office:value-type="float" office:value="-2.925" calcext:value-type="float">
            <text:p>-2.925</text:p>
          </table:table-cell>
          <table:table-cell office:value-type="float" office:value="0.065" calcext:value-type="float">
            <text:p>0.065</text:p>
          </table:table-cell>
          <table:table-cell office:value-type="float" office:value="80000" calcext:value-type="float">
            <text:p>80000</text:p>
          </table:table-cell>
          <table:table-cell office:value-type="float" office:value="96560" calcext:value-type="float">
            <text:p>96560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33" calcext:value-type="float">
            <text:p>2133</text:p>
          </table:table-cell>
          <table:table-cell office:value-type="float" office:value="1640" calcext:value-type="float">
            <text:p>1640</text:p>
          </table:table-cell>
          <table:table-cell office:value-type="float" office:value="-5.44" calcext:value-type="float">
            <text:p>-5.44</text:p>
          </table:table-cell>
          <table:table-cell office:value-type="float" office:value="-3.184" calcext:value-type="float">
            <text:p>-3.184</text:p>
          </table:table-cell>
          <table:table-cell office:value-type="float" office:value="0.066" calcext:value-type="float">
            <text:p>0.066</text:p>
          </table:table-cell>
          <table:table-cell office:value-type="float" office:value="80000" calcext:value-type="float">
            <text:p>80000</text:p>
          </table:table-cell>
          <table:table-cell office:value-type="float" office:value="101360" calcext:value-type="float">
            <text:p>101360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297" calcext:value-type="float">
            <text:p>2297</text:p>
          </table:table-cell>
          <table:table-cell office:value-type="float" office:value="1766" calcext:value-type="float">
            <text:p>1766</text:p>
          </table:table-cell>
          <table:table-cell office:value-type="float" office:value="-1.977" calcext:value-type="float">
            <text:p>-1.977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072" calcext:value-type="float">
            <text:p>0.072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9750" calcext:value-type="float">
            <text:p>9975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078" calcext:value-type="float">
            <text:p>3078</text:p>
          </table:table-cell>
          <table:table-cell office:value-type="float" office:value="2367" calcext:value-type="float">
            <text:p>2367</text:p>
          </table:table-cell>
          <table:table-cell office:value-type="float" office:value="-1.043" calcext:value-type="float">
            <text:p>-1.04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01" calcext:value-type="float">
            <text:p>0.101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08857" calcext:value-type="float">
            <text:p>108857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98" calcext:value-type="float">
            <text:p>2598</text:p>
          </table:table-cell>
          <table:table-cell office:value-type="float" office:value="1998" calcext:value-type="float">
            <text:p>1998</text:p>
          </table:table-cell>
          <table:table-cell office:value-type="float" office:value="-3.959" calcext:value-type="float">
            <text:p>-3.959</text:p>
          </table:table-cell>
          <table:table-cell office:value-type="float" office:value="-2.046" calcext:value-type="float">
            <text:p>-2.046</text:p>
          </table:table-cell>
          <table:table-cell office:value-type="float" office:value="0.081" calcext:value-type="float">
            <text:p>0.081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7217" calcext:value-type="float">
            <text:p>107217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0782" calcext:value-type="float">
            <text:p>100782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0782" calcext:value-type="float">
            <text:p>100782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5" calcext:value-type="float">
            <text:p>1815</text:p>
          </table:table-cell>
          <table:table-cell office:value-type="float" office:value="1396" calcext:value-type="float">
            <text:p>1396</text:p>
          </table:table-cell>
          <table:table-cell office:value-type="float" office:value="-2.005" calcext:value-type="float">
            <text:p>-2.005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058" calcext:value-type="float">
            <text:p>0.058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99739" calcext:value-type="float">
            <text:p>99739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098" calcext:value-type="float">
            <text:p>4098</text:p>
          </table:table-cell>
          <table:table-cell office:value-type="float" office:value="3152" calcext:value-type="float">
            <text:p>3152</text:p>
          </table:table-cell>
          <table:table-cell office:value-type="float" office:value="-1.179" calcext:value-type="float">
            <text:p>-1.1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00" calcext:value-type="float">
            <text:p>108900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062" calcext:value-type="float">
            <text:p>3062</text:p>
          </table:table-cell>
          <table:table-cell office:value-type="float" office:value="2355" calcext:value-type="float">
            <text:p>2355</text:p>
          </table:table-cell>
          <table:table-cell office:value-type="float" office:value="-2.06" calcext:value-type="float">
            <text:p>-2.06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097" calcext:value-type="float">
            <text:p>0.097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03826" calcext:value-type="float">
            <text:p>10382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76923.077" calcext:value-type="float">
            <text:p>76923.077</text:p>
          </table:table-cell>
          <table:table-cell office:value-type="float" office:value="94769" calcext:value-type="float">
            <text:p>94769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97166" calcext:value-type="float">
            <text:p>97166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986" calcext:value-type="float">
            <text:p>2986</text:p>
          </table:table-cell>
          <table:table-cell office:value-type="float" office:value="2296" calcext:value-type="float">
            <text:p>2296</text:p>
          </table:table-cell>
          <table:table-cell office:value-type="float" office:value="-1.111" calcext:value-type="float">
            <text:p>-1.11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8" calcext:value-type="float">
            <text:p>0.098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23142" calcext:value-type="float">
            <text:p>123142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95" calcext:value-type="float">
            <text:p>995</text:p>
          </table:table-cell>
          <table:table-cell office:value-type="float" office:value="765" calcext:value-type="float">
            <text:p>765</text:p>
          </table:table-cell>
          <table:table-cell office:value-type="float" office:value="-2.681" calcext:value-type="float">
            <text:p>-2.681</text:p>
          </table:table-cell>
          <table:table-cell office:value-type="float" office:value="-1.062" calcext:value-type="float">
            <text:p>-1.062</text:p>
          </table:table-cell>
          <table:table-cell office:value-type="float" office:value="0.031" calcext:value-type="float">
            <text:p>0.031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5666" calcext:value-type="float">
            <text:p>115666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80000" calcext:value-type="float">
            <text:p>80000</text:p>
          </table:table-cell>
          <table:table-cell office:value-type="float" office:value="114560" calcext:value-type="float">
            <text:p>114560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023" calcext:value-type="float">
            <text:p>3023</text:p>
          </table:table-cell>
          <table:table-cell office:value-type="float" office:value="2325" calcext:value-type="float">
            <text:p>2325</text:p>
          </table:table-cell>
          <table:table-cell office:value-type="float" office:value="-1.13" calcext:value-type="float">
            <text:p>-1.13</text:p>
          </table:table-cell>
          <table:table-cell office:value-type="float" office:value="0.13" calcext:value-type="float">
            <text:p>0.13</text:p>
          </table:table-cell>
          <table:table-cell office:value-type="float" office:value="0.099" calcext:value-type="float">
            <text:p>0.099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19047" calcext:value-type="float">
            <text:p>119047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0" calcext:value-type="float">
            <text:p>1030</text:p>
          </table:table-cell>
          <table:table-cell office:value-type="float" office:value="792" calcext:value-type="float">
            <text:p>792</text:p>
          </table:table-cell>
          <table:table-cell office:value-type="float" office:value="-2.976" calcext:value-type="float">
            <text:p>-2.976</text:p>
          </table:table-cell>
          <table:table-cell office:value-type="float" office:value="-1.289" calcext:value-type="float">
            <text:p>-1.289</text:p>
          </table:table-cell>
          <table:table-cell office:value-type="float" office:value="0.032" calcext:value-type="float">
            <text:p>0.032</text:p>
          </table:table-cell>
          <table:table-cell office:value-type="float" office:value="83333.333" calcext:value-type="float">
            <text:p>83333.333</text:p>
          </table:table-cell>
          <table:table-cell office:value-type="float" office:value="112749" calcext:value-type="float">
            <text:p>112749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976" calcext:value-type="float">
            <text:p>2976</text:p>
          </table:table-cell>
          <table:table-cell office:value-type="float" office:value="2289" calcext:value-type="float">
            <text:p>2289</text:p>
          </table:table-cell>
          <table:table-cell office:value-type="float" office:value="-0.945" calcext:value-type="float">
            <text:p>-0.9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99" calcext:value-type="float">
            <text:p>0.099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33333" calcext:value-type="float">
            <text:p>133333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710" calcext:value-type="float">
            <text:p>2710</text:p>
          </table:table-cell>
          <table:table-cell office:value-type="float" office:value="2084" calcext:value-type="float">
            <text:p>2084</text:p>
          </table:table-cell>
          <table:table-cell office:value-type="float" office:value="-2.414" calcext:value-type="float">
            <text:p>-2.414</text:p>
          </table:table-cell>
          <table:table-cell office:value-type="float" office:value="-0.857" calcext:value-type="float">
            <text:p>-0.857</text:p>
          </table:table-cell>
          <table:table-cell office:value-type="float" office:value="0.086" calcext:value-type="float">
            <text:p>0.086</text:p>
          </table:table-cell>
          <table:table-cell office:value-type="float" office:value="86956.522" calcext:value-type="float">
            <text:p>86956.522</text:p>
          </table:table-cell>
          <table:table-cell office:value-type="float" office:value="117391" calcext:value-type="float">
            <text:p>117391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977" calcext:value-type="float">
            <text:p>4977</text:p>
          </table:table-cell>
          <table:table-cell office:value-type="float" office:value="3828" calcext:value-type="float">
            <text:p>3828</text:p>
          </table:table-cell>
          <table:table-cell office:value-type="float" office:value="-1.715" calcext:value-type="float">
            <text:p>-1.715</text:p>
          </table:table-cell>
          <table:table-cell office:value-type="float" office:value="-0.32" calcext:value-type="float">
            <text:p>-0.32</text:p>
          </table:table-cell>
          <table:table-cell office:value-type="float" office:value="0.164" calcext:value-type="float">
            <text:p>0.164</text:p>
          </table:table-cell>
          <table:table-cell office:value-type="float" office:value="95238.095" calcext:value-type="float">
            <text:p>95238.095</text:p>
          </table:table-cell>
          <table:table-cell office:value-type="float" office:value="135238" calcext:value-type="float">
            <text:p>135238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656:.F691])" office:value-type="float" office:value="0.117583333333333" calcext:value-type="float">
            <text:p>0.117583333333333</text:p>
          </table:table-cell>
          <table:table-cell table:formula="of:=AVERAGE([.G656:.G691])" office:value-type="float" office:value="89191.4260555556" calcext:value-type="float">
            <text:p>89191.4260555556</text:p>
          </table:table-cell>
          <table:table-cell table:formula="of:=AVERAGE([.H656:.H691])" office:value-type="float" office:value="110376.25" calcext:value-type="float">
            <text:p>110376.2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656:.F691])" office:value-type="float" office:value="0.001" calcext:value-type="float">
            <text:p>0.001</text:p>
          </table:table-cell>
          <table:table-cell table:formula="of:=MIN([.G656:.G691])" office:value-type="float" office:value="28169.014" calcext:value-type="float">
            <text:p>28169.014</text:p>
          </table:table-cell>
          <table:table-cell table:formula="of:=MIN([.H656:.H691])" office:value-type="float" office:value="44615" calcext:value-type="float">
            <text:p>4461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656:.F691])" office:value-type="float" office:value="0.407" calcext:value-type="float">
            <text:p>0.407</text:p>
          </table:table-cell>
          <table:table-cell table:formula="of:=MAX([.G656:.G691])" office:value-type="float" office:value="125000" calcext:value-type="float">
            <text:p>125000</text:p>
          </table:table-cell>
          <table:table-cell table:formula="of:=MAX([.H656:.H691])" office:value-type="float" office:value="135238" calcext:value-type="float">
            <text:p>13523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8352" calcext:value-type="float">
            <text:p>8352</text:p>
          </table:table-cell>
          <table:table-cell office:value-type="float" office:value="6424" calcext:value-type="float">
            <text:p>6424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307" calcext:value-type="float">
            <text:p>0.307</text:p>
          </table:table-cell>
          <table:table-cell office:value-type="float" office:value="14705.882" calcext:value-type="float">
            <text:p>14705.882</text:p>
          </table:table-cell>
          <table:table-cell office:value-type="float" office:value="45411" calcext:value-type="float">
            <text:p>45411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731" calcext:value-type="float">
            <text:p>2731</text:p>
          </table:table-cell>
          <table:table-cell office:value-type="float" office:value="2100" calcext:value-type="float">
            <text:p>2100</text:p>
          </table:table-cell>
          <table:table-cell office:value-type="float" office:value="-1.613" calcext:value-type="float">
            <text:p>-1.613</text:p>
          </table:table-cell>
          <table:table-cell office:value-type="float" office:value="-0.241" calcext:value-type="float">
            <text:p>-0.241</text:p>
          </table:table-cell>
          <table:table-cell office:value-type="float" office:value="0.087" calcext:value-type="float">
            <text:p>0.087</text:p>
          </table:table-cell>
          <table:table-cell office:value-type="float" office:value="26315.789" calcext:value-type="float">
            <text:p>26315.789</text:p>
          </table:table-cell>
          <table:table-cell office:value-type="float" office:value="37342" calcext:value-type="float">
            <text:p>37342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660" calcext:value-type="float">
            <text:p>3660</text:p>
          </table:table-cell>
          <table:table-cell office:value-type="float" office:value="2815" calcext:value-type="float">
            <text:p>2815</text:p>
          </table:table-cell>
          <table:table-cell office:value-type="float" office:value="-1.437" calcext:value-type="float">
            <text:p>-1.437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21739.13" calcext:value-type="float">
            <text:p>21739.13</text:p>
          </table:table-cell>
          <table:table-cell office:value-type="float" office:value="32913" calcext:value-type="float">
            <text:p>3291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890" calcext:value-type="float">
            <text:p>1890</text:p>
          </table:table-cell>
          <table:table-cell office:value-type="float" office:value="1453" calcext:value-type="float">
            <text:p>1453</text:p>
          </table:table-cell>
          <table:table-cell office:value-type="float" office:value="-1.329" calcext:value-type="float">
            <text:p>-1.329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6" calcext:value-type="float">
            <text:p>0.06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81853" calcext:value-type="float">
            <text:p>81853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926" calcext:value-type="float">
            <text:p>1926</text:p>
          </table:table-cell>
          <table:table-cell office:value-type="float" office:value="1481" calcext:value-type="float">
            <text:p>1481</text:p>
          </table:table-cell>
          <table:table-cell office:value-type="float" office:value="-1.379" calcext:value-type="float">
            <text:p>-1.37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61" calcext:value-type="float">
            <text:p>0.061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73666" calcext:value-type="float">
            <text:p>73666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132" calcext:value-type="float">
            <text:p>1132</text:p>
          </table:table-cell>
          <table:table-cell office:value-type="float" office:value="870" calcext:value-type="float">
            <text:p>870</text:p>
          </table:table-cell>
          <table:table-cell office:value-type="float" office:value="-0.557" calcext:value-type="float">
            <text:p>-0.5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6" calcext:value-type="float">
            <text:p>0.036</text:p>
          </table:table-cell>
          <table:table-cell office:value-type="float" office:value="32786.885" calcext:value-type="float">
            <text:p>32786.885</text:p>
          </table:table-cell>
          <table:table-cell office:value-type="float" office:value="46786" calcext:value-type="float">
            <text:p>46786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457" calcext:value-type="float">
            <text:p>4457</text:p>
          </table:table-cell>
          <table:table-cell office:value-type="float" office:value="3428" calcext:value-type="float">
            <text:p>3428</text:p>
          </table:table-cell>
          <table:table-cell office:value-type="float" office:value="-1.382" calcext:value-type="float">
            <text:p>-1.38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5" calcext:value-type="float">
            <text:p>0.15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68702" calcext:value-type="float">
            <text:p>68702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458" calcext:value-type="float">
            <text:p>2458</text:p>
          </table:table-cell>
          <table:table-cell office:value-type="float" office:value="1890" calcext:value-type="float">
            <text:p>1890</text:p>
          </table:table-cell>
          <table:table-cell office:value-type="float" office:value="-1.501" calcext:value-type="float">
            <text:p>-1.501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78" calcext:value-type="float">
            <text:p>0.078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65619" calcext:value-type="float">
            <text:p>65619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7163" calcext:value-type="float">
            <text:p>7163</text:p>
          </table:table-cell>
          <table:table-cell office:value-type="float" office:value="5510" calcext:value-type="float">
            <text:p>5510</text:p>
          </table:table-cell>
          <table:table-cell office:value-type="float" office:value="-1.061" calcext:value-type="float">
            <text:p>-1.0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7" calcext:value-type="float">
            <text:p>0.257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72363" calcext:value-type="float">
            <text:p>72363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228" calcext:value-type="float">
            <text:p>5228</text:p>
          </table:table-cell>
          <table:table-cell office:value-type="float" office:value="4021" calcext:value-type="float">
            <text:p>4021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1" calcext:value-type="float">
            <text:p>0.191</text:p>
          </table:table-cell>
          <table:table-cell office:value-type="float" office:value="66666.667" calcext:value-type="float">
            <text:p>66666.667</text:p>
          </table:table-cell>
          <table:table-cell office:value-type="float" office:value="70800" calcext:value-type="float">
            <text:p>70800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332" calcext:value-type="float">
            <text:p>6332</text:p>
          </table:table-cell>
          <table:table-cell office:value-type="float" office:value="4870" calcext:value-type="float">
            <text:p>4870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5" calcext:value-type="float">
            <text:p>0.225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1764" calcext:value-type="float">
            <text:p>61764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71" calcext:value-type="float">
            <text:p>6371</text:p>
          </table:table-cell>
          <table:table-cell office:value-type="float" office:value="4900" calcext:value-type="float">
            <text:p>4900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63939" calcext:value-type="float">
            <text:p>63939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5583" calcext:value-type="float">
            <text:p>5583</text:p>
          </table:table-cell>
          <table:table-cell office:value-type="float" office:value="4294" calcext:value-type="float">
            <text:p>4294</text:p>
          </table:table-cell>
          <table:table-cell office:value-type="float" office:value="-0.909" calcext:value-type="float">
            <text:p>-0.909</text:p>
          </table:table-cell>
          <table:table-cell office:value-type="float" office:value="0.3" calcext:value-type="float">
            <text:p>0.3</text:p>
          </table:table-cell>
          <table:table-cell office:value-type="float" office:value="0.202" calcext:value-type="float">
            <text:p>0.202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61588" calcext:value-type="float">
            <text:p>61588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962" calcext:value-type="float">
            <text:p>9962</text:p>
          </table:table-cell>
          <table:table-cell office:value-type="float" office:value="7663" calcext:value-type="float">
            <text:p>7663</text:p>
          </table:table-cell>
          <table:table-cell office:value-type="float" office:value="-1.327" calcext:value-type="float">
            <text:p>-1.327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378" calcext:value-type="float">
            <text:p>0.378</text:p>
          </table:table-cell>
          <table:table-cell office:value-type="float" office:value="68965.517" calcext:value-type="float">
            <text:p>68965.517</text:p>
          </table:table-cell>
          <table:table-cell office:value-type="float" office:value="69172" calcext:value-type="float">
            <text:p>69172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898" calcext:value-type="float">
            <text:p>6898</text:p>
          </table:table-cell>
          <table:table-cell office:value-type="float" office:value="5306" calcext:value-type="float">
            <text:p>5306</text:p>
          </table:table-cell>
          <table:table-cell office:value-type="float" office:value="-1.026" calcext:value-type="float">
            <text:p>-1.026</text:p>
          </table:table-cell>
          <table:table-cell office:value-type="float" office:value="0.21" calcext:value-type="float">
            <text:p>0.21</text:p>
          </table:table-cell>
          <table:table-cell office:value-type="float" office:value="0.247" calcext:value-type="float">
            <text:p>0.247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61657" calcext:value-type="float">
            <text:p>61657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967" calcext:value-type="float">
            <text:p>1967</text:p>
          </table:table-cell>
          <table:table-cell office:value-type="float" office:value="1513" calcext:value-type="float">
            <text:p>1513</text:p>
          </table:table-cell>
          <table:table-cell office:value-type="float" office:value="-1.28" calcext:value-type="float">
            <text:p>-1.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2" calcext:value-type="float">
            <text:p>0.062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7025" calcext:value-type="float">
            <text:p>67025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01" calcext:value-type="float">
            <text:p>1401</text:p>
          </table:table-cell>
          <table:table-cell office:value-type="float" office:value="1077" calcext:value-type="float">
            <text:p>1077</text:p>
          </table:table-cell>
          <table:table-cell office:value-type="float" office:value="-3.399" calcext:value-type="float">
            <text:p>-3.399</text:p>
          </table:table-cell>
          <table:table-cell office:value-type="float" office:value="-1.614" calcext:value-type="float">
            <text:p>-1.614</text:p>
          </table:table-cell>
          <table:table-cell office:value-type="float" office:value="0.043" calcext:value-type="float">
            <text:p>0.043</text:p>
          </table:table-cell>
          <table:table-cell office:value-type="float" office:value="44444.444" calcext:value-type="float">
            <text:p>44444.444</text:p>
          </table:table-cell>
          <table:table-cell office:value-type="float" office:value="68133" calcext:value-type="float">
            <text:p>68133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16" calcext:value-type="float">
            <text:p>1716</text:p>
          </table:table-cell>
          <table:table-cell office:value-type="float" office:value="1320" calcext:value-type="float">
            <text:p>1320</text:p>
          </table:table-cell>
          <table:table-cell office:value-type="float" office:value="-4.377" calcext:value-type="float">
            <text:p>-4.377</text:p>
          </table:table-cell>
          <table:table-cell office:value-type="float" office:value="-2.367" calcext:value-type="float">
            <text:p>-2.367</text:p>
          </table:table-cell>
          <table:table-cell office:value-type="float" office:value="0.053" calcext:value-type="float">
            <text:p>0.053</text:p>
          </table:table-cell>
          <table:table-cell office:value-type="float" office:value="43478.261" calcext:value-type="float">
            <text:p>43478.261</text:p>
          </table:table-cell>
          <table:table-cell office:value-type="float" office:value="61956" calcext:value-type="float">
            <text:p>61956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583" calcext:value-type="float">
            <text:p>1583</text:p>
          </table:table-cell>
          <table:table-cell office:value-type="float" office:value="1217" calcext:value-type="float">
            <text:p>1217</text:p>
          </table:table-cell>
          <table:table-cell office:value-type="float" office:value="-1.362" calcext:value-type="float">
            <text:p>-1.36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5" calcext:value-type="float">
            <text:p>0.05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8545" calcext:value-type="float">
            <text:p>68545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338" calcext:value-type="float">
            <text:p>4338</text:p>
          </table:table-cell>
          <table:table-cell office:value-type="float" office:value="3336" calcext:value-type="float">
            <text:p>3336</text:p>
          </table:table-cell>
          <table:table-cell office:value-type="float" office:value="-1.471" calcext:value-type="float">
            <text:p>-1.47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43" calcext:value-type="float">
            <text:p>0.143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9052" calcext:value-type="float">
            <text:p>69052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06" calcext:value-type="float">
            <text:p>2506</text:p>
          </table:table-cell>
          <table:table-cell office:value-type="float" office:value="1927" calcext:value-type="float">
            <text:p>1927</text:p>
          </table:table-cell>
          <table:table-cell office:value-type="float" office:value="-3.819" calcext:value-type="float">
            <text:p>-3.819</text:p>
          </table:table-cell>
          <table:table-cell office:value-type="float" office:value="-1.937" calcext:value-type="float">
            <text:p>-1.937</text:p>
          </table:table-cell>
          <table:table-cell office:value-type="float" office:value="0.078" calcext:value-type="float">
            <text:p>0.078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8772" calcext:value-type="float">
            <text:p>68772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50000" calcext:value-type="float">
            <text:p>50000</text:p>
          </table:table-cell>
          <table:table-cell office:value-type="float" office:value="66300" calcext:value-type="float">
            <text:p>66300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50000" calcext:value-type="float">
            <text:p>50000</text:p>
          </table:table-cell>
          <table:table-cell office:value-type="float" office:value="72650" calcext:value-type="float">
            <text:p>72650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55" calcext:value-type="float">
            <text:p>355</text:p>
          </table:table-cell>
          <table:table-cell office:value-type="float" office:value="273" calcext:value-type="float">
            <text:p>273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" calcext:value-type="float">
            <text:p>0.011</text:p>
          </table:table-cell>
          <table:table-cell office:value-type="float" office:value="50000" calcext:value-type="float">
            <text:p>50000</text:p>
          </table:table-cell>
          <table:table-cell office:value-type="float" office:value="64550" calcext:value-type="float">
            <text:p>64550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601" calcext:value-type="float">
            <text:p>5601</text:p>
          </table:table-cell>
          <table:table-cell office:value-type="float" office:value="4308" calcext:value-type="float">
            <text:p>4308</text:p>
          </table:table-cell>
          <table:table-cell office:value-type="float" office:value="-1.612" calcext:value-type="float">
            <text:p>-1.612</text:p>
          </table:table-cell>
          <table:table-cell office:value-type="float" office:value="-0.24" calcext:value-type="float">
            <text:p>-0.24</text:p>
          </table:table-cell>
          <table:table-cell office:value-type="float" office:value="0.188" calcext:value-type="float">
            <text:p>0.188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6388" calcext:value-type="float">
            <text:p>76388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695" calcext:value-type="float">
            <text:p>1695</text:p>
          </table:table-cell>
          <table:table-cell office:value-type="float" office:value="1303" calcext:value-type="float">
            <text:p>1303</text:p>
          </table:table-cell>
          <table:table-cell office:value-type="float" office:value="-1.14" calcext:value-type="float">
            <text:p>-1.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64341" calcext:value-type="float">
            <text:p>6434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8590" calcext:value-type="float">
            <text:p>68590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576" calcext:value-type="float">
            <text:p>576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3" calcext:value-type="float">
            <text:p>0.023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63333" calcext:value-type="float">
            <text:p>63333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481" calcext:value-type="float">
            <text:p>3481</text:p>
          </table:table-cell>
          <table:table-cell office:value-type="float" office:value="2677" calcext:value-type="float">
            <text:p>2677</text:p>
          </table:table-cell>
          <table:table-cell office:value-type="float" office:value="-1.295" calcext:value-type="float">
            <text:p>-1.2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4" calcext:value-type="float">
            <text:p>0.114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75052" calcext:value-type="float">
            <text:p>75052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92" calcext:value-type="float">
            <text:p>1092</text:p>
          </table:table-cell>
          <table:table-cell office:value-type="float" office:value="840" calcext:value-type="float">
            <text:p>840</text:p>
          </table:table-cell>
          <table:table-cell office:value-type="float" office:value="-2.942" calcext:value-type="float">
            <text:p>-2.942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034" calcext:value-type="float">
            <text:p>0.034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62681" calcext:value-type="float">
            <text:p>62681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8" calcext:value-type="float">
            <text:p>788</text:p>
          </table:table-cell>
          <table:table-cell office:value-type="float" office:value="606" calcext:value-type="float">
            <text:p>606</text:p>
          </table:table-cell>
          <table:table-cell office:value-type="float" office:value="-0.991" calcext:value-type="float">
            <text:p>-0.99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69209" calcext:value-type="float">
            <text:p>69209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517" calcext:value-type="float">
            <text:p>3517</text:p>
          </table:table-cell>
          <table:table-cell office:value-type="float" office:value="2705" calcext:value-type="float">
            <text:p>2705</text:p>
          </table:table-cell>
          <table:table-cell office:value-type="float" office:value="-1.315" calcext:value-type="float">
            <text:p>-1.3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115" calcext:value-type="float">
            <text:p>0.115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6615" calcext:value-type="float">
            <text:p>66615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84" calcext:value-type="float">
            <text:p>1684</text:p>
          </table:table-cell>
          <table:table-cell office:value-type="float" office:value="1295" calcext:value-type="float">
            <text:p>1295</text:p>
          </table:table-cell>
          <table:table-cell office:value-type="float" office:value="-4.866" calcext:value-type="float">
            <text:p>-4.866</text:p>
          </table:table-cell>
          <table:table-cell office:value-type="float" office:value="-2.743" calcext:value-type="float">
            <text:p>-2.743</text:p>
          </table:table-cell>
          <table:table-cell office:value-type="float" office:value="0.052" calcext:value-type="float">
            <text:p>0.052</text:p>
          </table:table-cell>
          <table:table-cell office:value-type="float" office:value="44444.444" calcext:value-type="float">
            <text:p>44444.444</text:p>
          </table:table-cell>
          <table:table-cell office:value-type="float" office:value="67822" calcext:value-type="float">
            <text:p>67822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718" calcext:value-type="float">
            <text:p>2718</text:p>
          </table:table-cell>
          <table:table-cell office:value-type="float" office:value="2090" calcext:value-type="float">
            <text:p>2090</text:p>
          </table:table-cell>
          <table:table-cell office:value-type="float" office:value="-0.863" calcext:value-type="float">
            <text:p>-0.86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9" calcext:value-type="float">
            <text:p>0.09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8631" calcext:value-type="float">
            <text:p>68631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318" calcext:value-type="float">
            <text:p>1318</text:p>
          </table:table-cell>
          <table:table-cell office:value-type="float" office:value="1013" calcext:value-type="float">
            <text:p>1013</text:p>
          </table:table-cell>
          <table:table-cell office:value-type="float" office:value="-1.174" calcext:value-type="float">
            <text:p>-1.1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1" calcext:value-type="float">
            <text:p>0.041</text:p>
          </table:table-cell>
          <table:table-cell office:value-type="float" office:value="45454.545" calcext:value-type="float">
            <text:p>45454.545</text:p>
          </table:table-cell>
          <table:table-cell office:value-type="float" office:value="70772" calcext:value-type="float">
            <text:p>70772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57" calcext:value-type="float">
            <text:p>4057</text:p>
          </table:table-cell>
          <table:table-cell office:value-type="float" office:value="3120" calcext:value-type="float">
            <text:p>3120</text:p>
          </table:table-cell>
          <table:table-cell office:value-type="float" office:value="-1.398" calcext:value-type="float">
            <text:p>-1.398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34" calcext:value-type="float">
            <text:p>0.134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5846" calcext:value-type="float">
            <text:p>65846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702:.F737])" office:value-type="float" office:value="0.111277777777778" calcext:value-type="float">
            <text:p>0.111277777777778</text:p>
          </table:table-cell>
          <table:table-cell table:formula="of:=AVERAGE([.G702:.G737])" office:value-type="float" office:value="48475.0563611111" calcext:value-type="float">
            <text:p>48475.0563611111</text:p>
          </table:table-cell>
          <table:table-cell table:formula="of:=AVERAGE([.H702:.H737])" office:value-type="float" office:value="64995.5" calcext:value-type="float">
            <text:p>64995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702:.F737])" office:value-type="float" office:value="0.001" calcext:value-type="float">
            <text:p>0.001</text:p>
          </table:table-cell>
          <table:table-cell table:formula="of:=MIN([.G702:.G737])" office:value-type="float" office:value="14705.882" calcext:value-type="float">
            <text:p>14705.882</text:p>
          </table:table-cell>
          <table:table-cell table:formula="of:=MIN([.H702:.H737])" office:value-type="float" office:value="32913" calcext:value-type="float">
            <text:p>32913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702:.F737])" office:value-type="float" office:value="0.378" calcext:value-type="float">
            <text:p>0.378</text:p>
          </table:table-cell>
          <table:table-cell table:formula="of:=MAX([.G702:.G737])" office:value-type="float" office:value="68965.517" calcext:value-type="float">
            <text:p>68965.517</text:p>
          </table:table-cell>
          <table:table-cell table:formula="of:=MAX([.H702:.H737])" office:value-type="float" office:value="81853" calcext:value-type="float">
            <text:p>8185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2572" calcext:value-type="float">
            <text:p>12572</text:p>
          </table:table-cell>
          <table:table-cell office:value-type="float" office:value="9670" calcext:value-type="float">
            <text:p>9670</text:p>
          </table:table-cell>
          <table:table-cell office:value-type="float" office:value="-1.616" calcext:value-type="float">
            <text:p>-1.616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462" calcext:value-type="float">
            <text:p>0.462</text:p>
          </table:table-cell>
          <table:table-cell office:value-type="float" office:value="21739.13" calcext:value-type="float">
            <text:p>21739.13</text:p>
          </table:table-cell>
          <table:table-cell office:value-type="float" office:value="65826" calcext:value-type="float">
            <text:p>65826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134" calcext:value-type="float">
            <text:p>5134</text:p>
          </table:table-cell>
          <table:table-cell office:value-type="float" office:value="3949" calcext:value-type="float">
            <text:p>3949</text:p>
          </table:table-cell>
          <table:table-cell office:value-type="float" office:value="-3.033" calcext:value-type="float">
            <text:p>-3.033</text:p>
          </table:table-cell>
          <table:table-cell office:value-type="float" office:value="-1.334" calcext:value-type="float">
            <text:p>-1.334</text:p>
          </table:table-cell>
          <table:table-cell office:value-type="float" office:value="0.165" calcext:value-type="float">
            <text:p>0.165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74702" calcext:value-type="float">
            <text:p>74702</text:p>
          </table:table-cell>
          <table:table-cell table:number-columns-repeated="101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947" calcext:value-type="float">
            <text:p>3947</text:p>
          </table:table-cell>
          <table:table-cell office:value-type="float" office:value="3036" calcext:value-type="float">
            <text:p>3036</text:p>
          </table:table-cell>
          <table:table-cell office:value-type="float" office:value="-1.55" calcext:value-type="float">
            <text:p>-1.55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29" calcext:value-type="float">
            <text:p>0.129</text:p>
          </table:table-cell>
          <table:table-cell office:value-type="float" office:value="34482.759" calcext:value-type="float">
            <text:p>34482.759</text:p>
          </table:table-cell>
          <table:table-cell office:value-type="float" office:value="44758" calcext:value-type="float">
            <text:p>44758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761" calcext:value-type="float">
            <text:p>2761</text:p>
          </table:table-cell>
          <table:table-cell office:value-type="float" office:value="2123" calcext:value-type="float">
            <text:p>2123</text:p>
          </table:table-cell>
          <table:table-cell office:value-type="float" office:value="-1.942" calcext:value-type="float">
            <text:p>-1.942</text:p>
          </table:table-cell>
          <table:table-cell office:value-type="float" office:value="-0.494" calcext:value-type="float">
            <text:p>-0.494</text:p>
          </table:table-cell>
          <table:table-cell office:value-type="float" office:value="0.088" calcext:value-type="float">
            <text:p>0.088</text:p>
          </table:table-cell>
          <table:table-cell office:value-type="float" office:value="34482.759" calcext:value-type="float">
            <text:p>34482.759</text:p>
          </table:table-cell>
          <table:table-cell office:value-type="float" office:value="46896" calcext:value-type="float">
            <text:p>46896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795" calcext:value-type="float">
            <text:p>2795</text:p>
          </table:table-cell>
          <table:table-cell office:value-type="float" office:value="2150" calcext:value-type="float">
            <text:p>2150</text:p>
          </table:table-cell>
          <table:table-cell office:value-type="float" office:value="-2.001" calcext:value-type="float">
            <text:p>-2.001</text:p>
          </table:table-cell>
          <table:table-cell office:value-type="float" office:value="-0.54" calcext:value-type="float">
            <text:p>-0.54</text:p>
          </table:table-cell>
          <table:table-cell office:value-type="float" office:value="0.089" calcext:value-type="float">
            <text:p>0.089</text:p>
          </table:table-cell>
          <table:table-cell office:value-type="float" office:value="16000" calcext:value-type="float">
            <text:p>16000</text:p>
          </table:table-cell>
          <table:table-cell office:value-type="float" office:value="20320" calcext:value-type="float">
            <text:p>20320</text:p>
          </table:table-cell>
          <table:table-cell table:number-columns-repeated="101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478" calcext:value-type="float">
            <text:p>3478</text:p>
          </table:table-cell>
          <table:table-cell office:value-type="float" office:value="2675" calcext:value-type="float">
            <text:p>2675</text:p>
          </table:table-cell>
          <table:table-cell office:value-type="float" office:value="-1.713" calcext:value-type="float">
            <text:p>-1.71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112" calcext:value-type="float">
            <text:p>0.112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67189" calcext:value-type="float">
            <text:p>67189</text:p>
          </table:table-cell>
          <table:table-cell table:number-columns-repeated="101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7365" calcext:value-type="float">
            <text:p>7365</text:p>
          </table:table-cell>
          <table:table-cell office:value-type="float" office:value="5665" calcext:value-type="float">
            <text:p>5665</text:p>
          </table:table-cell>
          <table:table-cell office:value-type="float" office:value="-2.285" calcext:value-type="float">
            <text:p>-2.285</text:p>
          </table:table-cell>
          <table:table-cell office:value-type="float" office:value="-0.758" calcext:value-type="float">
            <text:p>-0.758</text:p>
          </table:table-cell>
          <table:table-cell office:value-type="float" office:value="0.248" calcext:value-type="float">
            <text:p>0.248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58171" calcext:value-type="float">
            <text:p>58171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261" calcext:value-type="float">
            <text:p>7261</text:p>
          </table:table-cell>
          <table:table-cell office:value-type="float" office:value="5585" calcext:value-type="float">
            <text:p>5585</text:p>
          </table:table-cell>
          <table:table-cell office:value-type="float" office:value="-4.437" calcext:value-type="float">
            <text:p>-4.437</text:p>
          </table:table-cell>
          <table:table-cell office:value-type="float" office:value="-2.414" calcext:value-type="float">
            <text:p>-2.414</text:p>
          </table:table-cell>
          <table:table-cell office:value-type="float" office:value="0.233" calcext:value-type="float">
            <text:p>0.233</text:p>
          </table:table-cell>
          <table:table-cell office:value-type="float" office:value="57142.857" calcext:value-type="float">
            <text:p>57142.857</text:p>
          </table:table-cell>
          <table:table-cell office:value-type="float" office:value="69714" calcext:value-type="float">
            <text:p>69714</text:p>
          </table:table-cell>
          <table:table-cell table:number-columns-repeated="1016"/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9392" calcext:value-type="float">
            <text:p>9392</text:p>
          </table:table-cell>
          <table:table-cell office:value-type="float" office:value="7224" calcext:value-type="float">
            <text:p>7224</text:p>
          </table:table-cell>
          <table:table-cell office:value-type="float" office:value="-1.392" calcext:value-type="float">
            <text:p>-1.392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337" calcext:value-type="float">
            <text:p>0.337</text:p>
          </table:table-cell>
          <table:table-cell office:value-type="float" office:value="60606.061" calcext:value-type="float">
            <text:p>60606.061</text:p>
          </table:table-cell>
          <table:table-cell office:value-type="float" office:value="59939" calcext:value-type="float">
            <text:p>59939</text:p>
          </table:table-cell>
          <table:table-cell table:number-columns-repeated="1016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773" calcext:value-type="float">
            <text:p>5773</text:p>
          </table:table-cell>
          <table:table-cell office:value-type="float" office:value="4440" calcext:value-type="float">
            <text:p>4440</text:p>
          </table:table-cell>
          <table:table-cell office:value-type="float" office:value="-1.103" calcext:value-type="float">
            <text:p>-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1" calcext:value-type="float">
            <text:p>0.211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57000" calcext:value-type="float">
            <text:p>57000</text:p>
          </table:table-cell>
          <table:table-cell table:number-columns-repeated="1016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879" calcext:value-type="float">
            <text:p>6879</text:p>
          </table:table-cell>
          <table:table-cell office:value-type="float" office:value="5291" calcext:value-type="float">
            <text:p>5291</text:p>
          </table:table-cell>
          <table:table-cell office:value-type="float" office:value="-1.07" calcext:value-type="float">
            <text:p>-1.0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5" calcext:value-type="float">
            <text:p>0.245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57833" calcext:value-type="float">
            <text:p>57833</text:p>
          </table:table-cell>
          <table:table-cell table:number-columns-repeated="1016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643" calcext:value-type="float">
            <text:p>6643</text:p>
          </table:table-cell>
          <table:table-cell office:value-type="float" office:value="5110" calcext:value-type="float">
            <text:p>5110</text:p>
          </table:table-cell>
          <table:table-cell office:value-type="float" office:value="-1.037" calcext:value-type="float">
            <text:p>-1.03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6" calcext:value-type="float">
            <text:p>0.236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49351" calcext:value-type="float">
            <text:p>49351</text:p>
          </table:table-cell>
          <table:table-cell table:number-columns-repeated="1016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8070" calcext:value-type="float">
            <text:p>8070</text:p>
          </table:table-cell>
          <table:table-cell office:value-type="float" office:value="6207" calcext:value-type="float">
            <text:p>6207</text:p>
          </table:table-cell>
          <table:table-cell office:value-type="float" office:value="-1.315" calcext:value-type="float">
            <text:p>-1.3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93" calcext:value-type="float">
            <text:p>0.293</text:p>
          </table:table-cell>
          <table:table-cell office:value-type="float" office:value="58823.529" calcext:value-type="float">
            <text:p>58823.529</text:p>
          </table:table-cell>
          <table:table-cell office:value-type="float" office:value="48176" calcext:value-type="float">
            <text:p>48176</text:p>
          </table:table-cell>
          <table:table-cell table:number-columns-repeated="1016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9480" calcext:value-type="float">
            <text:p>9480</text:p>
          </table:table-cell>
          <table:table-cell office:value-type="float" office:value="7292" calcext:value-type="float">
            <text:p>7292</text:p>
          </table:table-cell>
          <table:table-cell office:value-type="float" office:value="-1.262" calcext:value-type="float">
            <text:p>-1.262</text:p>
          </table:table-cell>
          <table:table-cell office:value-type="float" office:value="0.028" calcext:value-type="float">
            <text:p>0.028</text:p>
          </table:table-cell>
          <table:table-cell office:value-type="float" office:value="0.36" calcext:value-type="float">
            <text:p>0.36</text:p>
          </table:table-cell>
          <table:table-cell office:value-type="float" office:value="62500" calcext:value-type="float">
            <text:p>62500</text:p>
          </table:table-cell>
          <table:table-cell office:value-type="float" office:value="48187" calcext:value-type="float">
            <text:p>48187</text:p>
          </table:table-cell>
          <table:table-cell table:number-columns-repeated="1016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11699" calcext:value-type="float">
            <text:p>11699</text:p>
          </table:table-cell>
          <table:table-cell office:value-type="float" office:value="8999" calcext:value-type="float">
            <text:p>8999</text:p>
          </table:table-cell>
          <table:table-cell office:value-type="float" office:value="-1.741" calcext:value-type="float">
            <text:p>-1.741</text:p>
          </table:table-cell>
          <table:table-cell office:value-type="float" office:value="-0.34" calcext:value-type="float">
            <text:p>-0.34</text:p>
          </table:table-cell>
          <table:table-cell office:value-type="float" office:value="0.419" calcext:value-type="float">
            <text:p>0.419</text:p>
          </table:table-cell>
          <table:table-cell office:value-type="float" office:value="62500" calcext:value-type="float">
            <text:p>62500</text:p>
          </table:table-cell>
          <table:table-cell office:value-type="float" office:value="51999" calcext:value-type="float">
            <text:p>51999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75" calcext:value-type="float">
            <text:p>3675</text:p>
          </table:table-cell>
          <table:table-cell office:value-type="float" office:value="2826" calcext:value-type="float">
            <text:p>2826</text:p>
          </table:table-cell>
          <table:table-cell office:value-type="float" office:value="-2.392" calcext:value-type="float">
            <text:p>-2.392</text:p>
          </table:table-cell>
          <table:table-cell office:value-type="float" office:value="-0.84" calcext:value-type="float">
            <text:p>-0.84</text:p>
          </table:table-cell>
          <table:table-cell office:value-type="float" office:value="0.117" calcext:value-type="float">
            <text:p>0.117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51658" calcext:value-type="float">
            <text:p>51658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6" calcext:value-type="float">
            <text:p>846</text:p>
          </table:table-cell>
          <table:table-cell office:value-type="float" office:value="650" calcext:value-type="float">
            <text:p>650</text:p>
          </table:table-cell>
          <table:table-cell office:value-type="float" office:value="-2.052" calcext:value-type="float">
            <text:p>-2.052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026" calcext:value-type="float">
            <text:p>0.026</text:p>
          </table:table-cell>
          <table:table-cell office:value-type="float" office:value="42553.191" calcext:value-type="float">
            <text:p>42553.191</text:p>
          </table:table-cell>
          <table:table-cell office:value-type="float" office:value="45574" calcext:value-type="float">
            <text:p>45574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83" calcext:value-type="float">
            <text:p>883</text:p>
          </table:table-cell>
          <table:table-cell office:value-type="float" office:value="679" calcext:value-type="float">
            <text:p>679</text:p>
          </table:table-cell>
          <table:table-cell office:value-type="float" office:value="-2.252" calcext:value-type="float">
            <text:p>-2.252</text:p>
          </table:table-cell>
          <table:table-cell office:value-type="float" office:value="-0.732" calcext:value-type="float">
            <text:p>-0.732</text:p>
          </table:table-cell>
          <table:table-cell office:value-type="float" office:value="0.027" calcext:value-type="float">
            <text:p>0.027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48744" calcext:value-type="float">
            <text:p>48744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43" calcext:value-type="float">
            <text:p>3643</text:p>
          </table:table-cell>
          <table:table-cell office:value-type="float" office:value="2802" calcext:value-type="float">
            <text:p>2802</text:p>
          </table:table-cell>
          <table:table-cell office:value-type="float" office:value="-3.137" calcext:value-type="float">
            <text:p>-3.137</text:p>
          </table:table-cell>
          <table:table-cell office:value-type="float" office:value="-1.413" calcext:value-type="float">
            <text:p>-1.413</text:p>
          </table:table-cell>
          <table:table-cell office:value-type="float" office:value="0.115" calcext:value-type="float">
            <text:p>0.115</text:p>
          </table:table-cell>
          <table:table-cell office:value-type="float" office:value="50000" calcext:value-type="float">
            <text:p>50000</text:p>
          </table:table-cell>
          <table:table-cell office:value-type="float" office:value="53300" calcext:value-type="float">
            <text:p>53300</text:p>
          </table:table-cell>
          <table:table-cell table:number-columns-repeated="101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356" calcext:value-type="float">
            <text:p>6356</text:p>
          </table:table-cell>
          <table:table-cell office:value-type="float" office:value="4889" calcext:value-type="float">
            <text:p>4889</text:p>
          </table:table-cell>
          <table:table-cell office:value-type="float" office:value="-2.156" calcext:value-type="float">
            <text:p>-2.156</text:p>
          </table:table-cell>
          <table:table-cell office:value-type="float" office:value="-0.659" calcext:value-type="float">
            <text:p>-0.659</text:p>
          </table:table-cell>
          <table:table-cell office:value-type="float" office:value="0.21" calcext:value-type="float">
            <text:p>0.21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55459" calcext:value-type="float">
            <text:p>55459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700" calcext:value-type="float">
            <text:p>4700</text:p>
          </table:table-cell>
          <table:table-cell office:value-type="float" office:value="3615" calcext:value-type="float">
            <text:p>3615</text:p>
          </table:table-cell>
          <table:table-cell office:value-type="float" office:value="-7.164" calcext:value-type="float">
            <text:p>-7.164</text:p>
          </table:table-cell>
          <table:table-cell office:value-type="float" office:value="-4.511" calcext:value-type="float">
            <text:p>-4.511</text:p>
          </table:table-cell>
          <table:table-cell office:value-type="float" office:value="0.147" calcext:value-type="float">
            <text:p>0.147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57368" calcext:value-type="float">
            <text:p>57368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04" calcext:value-type="float">
            <text:p>1104</text:p>
          </table:table-cell>
          <table:table-cell office:value-type="float" office:value="849" calcext:value-type="float">
            <text:p>849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5" calcext:value-type="float">
            <text:p>0.035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48523" calcext:value-type="float">
            <text:p>48523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43" calcext:value-type="float">
            <text:p>1143</text:p>
          </table:table-cell>
          <table:table-cell office:value-type="float" office:value="879" calcext:value-type="float">
            <text:p>879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6" calcext:value-type="float">
            <text:p>0.036</text:p>
          </table:table-cell>
          <table:table-cell office:value-type="float" office:value="47619.048" calcext:value-type="float">
            <text:p>47619.048</text:p>
          </table:table-cell>
          <table:table-cell office:value-type="float" office:value="48523" calcext:value-type="float">
            <text:p>48523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771" calcext:value-type="float">
            <text:p>1771</text:p>
          </table:table-cell>
          <table:table-cell office:value-type="float" office:value="1362" calcext:value-type="float">
            <text:p>1362</text:p>
          </table:table-cell>
          <table:table-cell office:value-type="float" office:value="-1.956" calcext:value-type="float">
            <text:p>-1.956</text:p>
          </table:table-cell>
          <table:table-cell office:value-type="float" office:value="-0.505" calcext:value-type="float">
            <text:p>-0.505</text:p>
          </table:table-cell>
          <table:table-cell office:value-type="float" office:value="0.057" calcext:value-type="float">
            <text:p>0.057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51538" calcext:value-type="float">
            <text:p>51538</text:p>
          </table:table-cell>
          <table:table-cell table:number-columns-repeated="101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5174" calcext:value-type="float">
            <text:p>5174</text:p>
          </table:table-cell>
          <table:table-cell office:value-type="float" office:value="3980" calcext:value-type="float">
            <text:p>3980</text:p>
          </table:table-cell>
          <table:table-cell office:value-type="float" office:value="-1.489" calcext:value-type="float">
            <text:p>-1.489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174" calcext:value-type="float">
            <text:p>0.174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52378" calcext:value-type="float">
            <text:p>52378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875" calcext:value-type="float">
            <text:p>4875</text:p>
          </table:table-cell>
          <table:table-cell office:value-type="float" office:value="3750" calcext:value-type="float">
            <text:p>3750</text:p>
          </table:table-cell>
          <table:table-cell office:value-type="float" office:value="-3.28" calcext:value-type="float">
            <text:p>-3.28</text:p>
          </table:table-cell>
          <table:table-cell office:value-type="float" office:value="-1.524" calcext:value-type="float">
            <text:p>-1.524</text:p>
          </table:table-cell>
          <table:table-cell office:value-type="float" office:value="0.155" calcext:value-type="float">
            <text:p>0.155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55368" calcext:value-type="float">
            <text:p>5536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0.999" calcext:value-type="float">
            <text:p>-0.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43478.261" calcext:value-type="float">
            <text:p>43478.261</text:p>
          </table:table-cell>
          <table:table-cell office:value-type="float" office:value="46913" calcext:value-type="float">
            <text:p>46913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33" calcext:value-type="float">
            <text:p>1033</text:p>
          </table:table-cell>
          <table:table-cell office:value-type="float" office:value="794" calcext:value-type="float">
            <text:p>794</text:p>
          </table:table-cell>
          <table:table-cell office:value-type="float" office:value="-1.346" calcext:value-type="float">
            <text:p>-1.346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50000" calcext:value-type="float">
            <text:p>50000</text:p>
          </table:table-cell>
          <table:table-cell office:value-type="float" office:value="50950" calcext:value-type="float">
            <text:p>50950</text:p>
          </table:table-cell>
          <table:table-cell table:number-columns-repeated="101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030" calcext:value-type="float">
            <text:p>4030</text:p>
          </table:table-cell>
          <table:table-cell office:value-type="float" office:value="3100" calcext:value-type="float">
            <text:p>3100</text:p>
          </table:table-cell>
          <table:table-cell office:value-type="float" office:value="-1.499" calcext:value-type="float">
            <text:p>-1.499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32" calcext:value-type="float">
            <text:p>0.132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60102" calcext:value-type="float">
            <text:p>60102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86" calcext:value-type="float">
            <text:p>1986</text:p>
          </table:table-cell>
          <table:table-cell office:value-type="float" office:value="1527" calcext:value-type="float">
            <text:p>1527</text:p>
          </table:table-cell>
          <table:table-cell office:value-type="float" office:value="-5.352" calcext:value-type="float">
            <text:p>-5.352</text:p>
          </table:table-cell>
          <table:table-cell office:value-type="float" office:value="-3.116" calcext:value-type="float">
            <text:p>-3.116</text:p>
          </table:table-cell>
          <table:table-cell office:value-type="float" office:value="0.062" calcext:value-type="float">
            <text:p>0.062</text:p>
          </table:table-cell>
          <table:table-cell office:value-type="float" office:value="48780.488" calcext:value-type="float">
            <text:p>48780.488</text:p>
          </table:table-cell>
          <table:table-cell office:value-type="float" office:value="62390" calcext:value-type="float">
            <text:p>62390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71" calcext:value-type="float">
            <text:p>1071</text:p>
          </table:table-cell>
          <table:table-cell office:value-type="float" office:value="823" calcext:value-type="float">
            <text:p>823</text:p>
          </table:table-cell>
          <table:table-cell office:value-type="float" office:value="-1.348" calcext:value-type="float">
            <text:p>-1.348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33" calcext:value-type="float">
            <text:p>0.033</text:p>
          </table:table-cell>
          <table:table-cell office:value-type="float" office:value="46511.628" calcext:value-type="float">
            <text:p>46511.628</text:p>
          </table:table-cell>
          <table:table-cell office:value-type="float" office:value="62186" calcext:value-type="float">
            <text:p>62186</text:p>
          </table:table-cell>
          <table:table-cell table:number-columns-repeated="101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063" calcext:value-type="float">
            <text:p>4063</text:p>
          </table:table-cell>
          <table:table-cell office:value-type="float" office:value="3125" calcext:value-type="float">
            <text:p>3125</text:p>
          </table:table-cell>
          <table:table-cell office:value-type="float" office:value="-1.52" calcext:value-type="float">
            <text:p>-1.52</text:p>
          </table:table-cell>
          <table:table-cell office:value-type="float" office:value="-0.17" calcext:value-type="float">
            <text:p>-0.17</text:p>
          </table:table-cell>
          <table:table-cell office:value-type="float" office:value="0.133" calcext:value-type="float">
            <text:p>0.133</text:p>
          </table:table-cell>
          <table:table-cell office:value-type="float" office:value="51282.051" calcext:value-type="float">
            <text:p>51282.051</text:p>
          </table:table-cell>
          <table:table-cell office:value-type="float" office:value="58307" calcext:value-type="float">
            <text:p>58307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float" office:value="1552" calcext:value-type="float">
            <text:p>1552</text:p>
          </table:table-cell>
          <table:table-cell office:value-type="float" office:value="-5.831" calcext:value-type="float">
            <text:p>-5.831</text:p>
          </table:table-cell>
          <table:table-cell office:value-type="float" office:value="-3.486" calcext:value-type="float">
            <text:p>-3.486</text:p>
          </table:table-cell>
          <table:table-cell office:value-type="float" office:value="0.063" calcext:value-type="float">
            <text:p>0.063</text:p>
          </table:table-cell>
          <table:table-cell office:value-type="float" office:value="50000" calcext:value-type="float">
            <text:p>50000</text:p>
          </table:table-cell>
          <table:table-cell office:value-type="float" office:value="60500" calcext:value-type="float">
            <text:p>60500</text:p>
          </table:table-cell>
          <table:table-cell table:number-columns-repeated="101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5862" calcext:value-type="float">
            <text:p>5862</text:p>
          </table:table-cell>
          <table:table-cell office:value-type="float" office:value="4509" calcext:value-type="float">
            <text:p>4509</text:p>
          </table:table-cell>
          <table:table-cell office:value-type="float" office:value="-1.863" calcext:value-type="float">
            <text:p>-1.863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195" calcext:value-type="float">
            <text:p>0.195</text:p>
          </table:table-cell>
          <table:table-cell office:value-type="float" office:value="54054.054" calcext:value-type="float">
            <text:p>54054.054</text:p>
          </table:table-cell>
          <table:table-cell office:value-type="float" office:value="70594" calcext:value-type="float">
            <text:p>70594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443" calcext:value-type="float">
            <text:p>5443</text:p>
          </table:table-cell>
          <table:table-cell office:value-type="float" office:value="4186" calcext:value-type="float">
            <text:p>4186</text:p>
          </table:table-cell>
          <table:table-cell office:value-type="float" office:value="-4.85" calcext:value-type="float">
            <text:p>-4.85</text:p>
          </table:table-cell>
          <table:table-cell office:value-type="float" office:value="-2.731" calcext:value-type="float">
            <text:p>-2.731</text:p>
          </table:table-cell>
          <table:table-cell office:value-type="float" office:value="0.172" calcext:value-type="float">
            <text:p>0.172</text:p>
          </table:table-cell>
          <table:table-cell office:value-type="float" office:value="52631.579" calcext:value-type="float">
            <text:p>52631.579</text:p>
          </table:table-cell>
          <table:table-cell office:value-type="float" office:value="64000" calcext:value-type="float">
            <text:p>64000</text:p>
          </table:table-cell>
          <table:table-cell table:number-columns-repeated="101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159" calcext:value-type="float">
            <text:p>8159</text:p>
          </table:table-cell>
          <table:table-cell office:value-type="float" office:value="6276" calcext:value-type="float">
            <text:p>6276</text:p>
          </table:table-cell>
          <table:table-cell office:value-type="float" office:value="-2.812" calcext:value-type="float">
            <text:p>-2.812</text:p>
          </table:table-cell>
          <table:table-cell office:value-type="float" office:value="-1.164" calcext:value-type="float">
            <text:p>-1.164</text:p>
          </table:table-cell>
          <table:table-cell office:value-type="float" office:value="0.269" calcext:value-type="float">
            <text:p>0.269</text:p>
          </table:table-cell>
          <table:table-cell office:value-type="float" office:value="55555.556" calcext:value-type="float">
            <text:p>55555.556</text:p>
          </table:table-cell>
          <table:table-cell office:value-type="float" office:value="76277" calcext:value-type="float">
            <text:p>76277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ean Error</text:p>
          </table:table-cell>
          <table:table-cell table:style-name="ce1" office:value-type="string" calcext:value-type="string">
            <text:p>Mean Estimate/sec</text:p>
          </table:table-cell>
          <table:table-cell table:style-name="ce1" office:value-type="string" calcext:value-type="string">
            <text:p>Mea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AVERAGE([.F747:.F782])" office:value-type="float" office:value="0.161611111111111" calcext:value-type="float">
            <text:p>0.161611111111111</text:p>
          </table:table-cell>
          <table:table-cell table:formula="of:=AVERAGE([.G747:.G782])" office:value-type="float" office:value="49813.1551944444" calcext:value-type="float">
            <text:p>49813.1551944444</text:p>
          </table:table-cell>
          <table:table-cell table:formula="of:=AVERAGE([.H747:.H782])" office:value-type="float" office:value="55575.3611111111" calcext:value-type="float">
            <text:p>55575.3611111111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in Error</text:p>
          </table:table-cell>
          <table:table-cell table:style-name="ce1" office:value-type="string" calcext:value-type="string">
            <text:p>Min Estimate/sec</text:p>
          </table:table-cell>
          <table:table-cell table:style-name="ce1" office:value-type="string" calcext:value-type="string">
            <text:p>Min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IN([.F747:.F782])" office:value-type="float" office:value="0.001" calcext:value-type="float">
            <text:p>0.001</text:p>
          </table:table-cell>
          <table:table-cell table:formula="of:=MIN([.G747:.G782])" office:value-type="float" office:value="16000" calcext:value-type="float">
            <text:p>16000</text:p>
          </table:table-cell>
          <table:table-cell table:formula="of:=MIN([.H747:.H782])" office:value-type="float" office:value="20320" calcext:value-type="float">
            <text:p>20320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ax Error</text:p>
          </table:table-cell>
          <table:table-cell table:style-name="ce1" office:value-type="string" calcext:value-type="string">
            <text:p>Max Estimate/sec</text:p>
          </table:table-cell>
          <table:table-cell table:style-name="ce1" office:value-type="string" calcext:value-type="string">
            <text:p>Max Speedup</text:p>
          </table:table-cell>
          <table:table-cell table:style-name="ce1" table:number-columns-repeated="1016"/>
        </table:table-row>
        <table:table-row table:style-name="ro1">
          <table:table-cell table:number-columns-repeated="5"/>
          <table:table-cell table:formula="of:=MAX([.F747:.F782])" office:value-type="float" office:value="0.462" calcext:value-type="float">
            <text:p>0.462</text:p>
          </table:table-cell>
          <table:table-cell table:formula="of:=MAX([.G747:.G782])" office:value-type="float" office:value="62500" calcext:value-type="float">
            <text:p>62500</text:p>
          </table:table-cell>
          <table:table-cell table:formula="of:=MAX([.H747:.H782])" office:value-type="float" office:value="76277" calcext:value-type="float">
            <text:p>76277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3" table:number-rows-spanned="1">
            <text:p><text:span text:style-name="T1">Ten Consecutive Values of C show Significant Variation In Performance And Accuracy.  Best Results in </text:span><text:span text:style-name="T2">Red</text:span><text:span text:style-name="T1">.  The best performance and the most accurate had mediocre accuracy and speed respecitvely.</text:span>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in <text:s/></text:p>
          </table:table-cell>
          <table:table-cell office:value-type="string" calcext:value-type="string">
            <text:p>Max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 Error</text:p>
          </table:table-cell>
          <table:table-cell table:style-name="ce3" table:formula="of:=[.F376]" office:value-type="float" office:value="0.115388888888889" calcext:value-type="float">
            <text:p>0.1154 </text:p>
          </table:table-cell>
          <table:table-cell table:style-name="ce3" table:formula="of:=[.F421]" office:value-type="float" office:value="0.132611111111111" calcext:value-type="float">
            <text:p>0.1326 </text:p>
          </table:table-cell>
          <table:table-cell table:style-name="ce3" table:formula="of:=[.F467]" office:value-type="float" office:value="0.117472222222222" calcext:value-type="float">
            <text:p>0.1175 </text:p>
          </table:table-cell>
          <table:table-cell table:style-name="ce3" table:formula="of:=[.F513]" office:value-type="float" office:value="0.131194444444445" calcext:value-type="float">
            <text:p>0.1312 </text:p>
          </table:table-cell>
          <table:table-cell table:style-name="ce9" table:formula="of:=[.F558]" office:value-type="float" office:value="0.108583333333333" calcext:value-type="float">
            <text:p>0.1086 </text:p>
          </table:table-cell>
          <table:table-cell table:style-name="ce3" table:formula="of:=[.F603]" office:value-type="float" office:value="0.130722222222222" calcext:value-type="float">
            <text:p>0.1307 </text:p>
          </table:table-cell>
          <table:table-cell table:style-name="ce3" table:formula="of:=[.F648]" office:value-type="float" office:value="0.136277777777778" calcext:value-type="float">
            <text:p>0.1363 </text:p>
          </table:table-cell>
          <table:table-cell table:style-name="ce3" table:formula="of:=[.F693]" office:value-type="float" office:value="0.117583333333333" calcext:value-type="float">
            <text:p>0.1176 </text:p>
          </table:table-cell>
          <table:table-cell table:style-name="ce3" table:formula="of:=[.F739]" office:value-type="float" office:value="0.111277777777778" calcext:value-type="float">
            <text:p>0.1113 </text:p>
          </table:table-cell>
          <table:table-cell table:style-name="ce3" table:formula="of:=[.F784]" office:value-type="float" office:value="0.161611111111111" calcext:value-type="float">
            <text:p>0.1616 </text:p>
          </table:table-cell>
          <table:table-cell table:style-name="ce3" table:formula="of:=MIN([.B797:.K797])" office:value-type="float" office:value="0.108583333333333" calcext:value-type="float">
            <text:p>0.1086 </text:p>
          </table:table-cell>
          <table:table-cell table:style-name="ce3" table:formula="of:=MAX([.B797:.K797])" office:value-type="float" office:value="0.161611111111111" calcext:value-type="float">
            <text:p>0.1616 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 Estimate/Sec</text:p>
          </table:table-cell>
          <table:table-cell table:style-name="ce6" table:formula="of:=[.G376]" office:value-type="float" office:value="64903.1076666667" calcext:value-type="float">
            <text:p>64,903.11</text:p>
          </table:table-cell>
          <table:table-cell table:style-name="ce6" table:formula="of:=[.G421]" office:value-type="float" office:value="71101.9471666667" calcext:value-type="float">
            <text:p>71,101.95</text:p>
          </table:table-cell>
          <table:table-cell table:style-name="ce6" table:formula="of:=[.G467]" office:value-type="float" office:value="56204.2224166667" calcext:value-type="float">
            <text:p>56,204.22</text:p>
          </table:table-cell>
          <table:table-cell table:style-name="ce6" table:formula="of:=[.G513]" office:value-type="float" office:value="69092.9439166666" calcext:value-type="float">
            <text:p>69,092.94</text:p>
          </table:table-cell>
          <table:table-cell table:style-name="ce6" table:formula="of:=[.G558]" office:value-type="float" office:value="67547.6302222222" calcext:value-type="float">
            <text:p>67,547.63</text:p>
          </table:table-cell>
          <table:table-cell table:style-name="ce6" table:formula="of:=[.G603]" office:value-type="float" office:value="82119.3361944445" calcext:value-type="float">
            <text:p>82,119.34</text:p>
          </table:table-cell>
          <table:table-cell table:style-name="ce6" table:formula="of:=[.G648]" office:value-type="float" office:value="80802.3337777778" calcext:value-type="float">
            <text:p>80,802.33</text:p>
          </table:table-cell>
          <table:table-cell table:style-name="ce10" table:formula="of:=[.G693]" office:value-type="float" office:value="89191.4260555556" calcext:value-type="float">
            <text:p>89,191.43</text:p>
          </table:table-cell>
          <table:table-cell table:style-name="ce6" table:formula="of:=[.G739]" office:value-type="float" office:value="48475.0563611111" calcext:value-type="float">
            <text:p>48,475.06</text:p>
          </table:table-cell>
          <table:table-cell table:style-name="ce6" table:formula="of:=[.G784]" office:value-type="float" office:value="49813.1551944444" calcext:value-type="float">
            <text:p>49,813.16</text:p>
          </table:table-cell>
          <table:table-cell table:style-name="ce6" table:formula="of:=MIN([.B798:.K798])" office:value-type="float" office:value="48475.0563611111" calcext:value-type="float">
            <text:p>48,475.06</text:p>
          </table:table-cell>
          <table:table-cell table:style-name="ce6" table:formula="of:=MAX([.B798:.K798])" office:value-type="float" office:value="89191.4260555556" calcext:value-type="float">
            <text:p>89,191.4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an Speedup</text:p>
          </table:table-cell>
          <table:table-cell table:style-name="ce6" table:formula="of:=[.H376]" office:value-type="float" office:value="75079.7777777778" calcext:value-type="float">
            <text:p>75,079.78</text:p>
          </table:table-cell>
          <table:table-cell table:style-name="ce6" table:formula="of:=[.H421]" office:value-type="float" office:value="80582.6944444444" calcext:value-type="float">
            <text:p>80,582.69</text:p>
          </table:table-cell>
          <table:table-cell table:style-name="ce6" table:formula="of:=[.H467]" office:value-type="float" office:value="73560.3055555556" calcext:value-type="float">
            <text:p>73,560.31</text:p>
          </table:table-cell>
          <table:table-cell table:style-name="ce6" table:formula="of:=[.H513]" office:value-type="float" office:value="85810.5555555556" calcext:value-type="float">
            <text:p>85,810.56</text:p>
          </table:table-cell>
          <table:table-cell table:style-name="ce6" table:formula="of:=[.H558]" office:value-type="float" office:value="85727.75" calcext:value-type="float">
            <text:p>85,727.75</text:p>
          </table:table-cell>
          <table:table-cell table:style-name="ce6" table:formula="of:=[.H603]" office:value-type="float" office:value="104241.388888889" calcext:value-type="float">
            <text:p>104,241.39</text:p>
          </table:table-cell>
          <table:table-cell table:style-name="ce6" table:formula="of:=[.H648]" office:value-type="float" office:value="104682.75" calcext:value-type="float">
            <text:p>104,682.75</text:p>
          </table:table-cell>
          <table:table-cell table:style-name="ce10" table:formula="of:=[.H693]" office:value-type="float" office:value="110376.25" calcext:value-type="float">
            <text:p>110,376.25</text:p>
          </table:table-cell>
          <table:table-cell table:style-name="ce6" table:formula="of:=[.H739]" office:value-type="float" office:value="64995.5" calcext:value-type="float">
            <text:p>64,995.50</text:p>
          </table:table-cell>
          <table:table-cell table:style-name="ce6" table:formula="of:=[.H784]" office:value-type="float" office:value="55575.3611111111" calcext:value-type="float">
            <text:p>55,575.36</text:p>
          </table:table-cell>
          <table:table-cell table:style-name="ce6" table:formula="of:=MIN([.B799:.K799])" office:value-type="float" office:value="55575.3611111111" calcext:value-type="float">
            <text:p>55,575.36</text:p>
          </table:table-cell>
          <table:table-cell table:style-name="ce6" table:formula="of:=MAX([.B799:.K799])" office:value-type="float" office:value="110376.25" calcext:value-type="float">
            <text:p>110,376.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 </text:p>
          </table:table-cell>
          <table:table-cell table:formula="of:=[.A338]" office:value-type="float" office:value="250" calcext:value-type="float">
            <text:p>250</text:p>
          </table:table-cell>
          <table:table-cell table:formula="of:=[.A383]" office:value-type="float" office:value="251" calcext:value-type="float">
            <text:p>251</text:p>
          </table:table-cell>
          <table:table-cell table:formula="of:=[.A429]" office:value-type="float" office:value="252" calcext:value-type="float">
            <text:p>252</text:p>
          </table:table-cell>
          <table:table-cell table:formula="of:=[.A475]" office:value-type="float" office:value="253" calcext:value-type="float">
            <text:p>253</text:p>
          </table:table-cell>
          <table:table-cell table:formula="of:=[.A520]" office:value-type="float" office:value="254" calcext:value-type="float">
            <text:p>254</text:p>
          </table:table-cell>
          <table:table-cell table:formula="of:=[.A565]" office:value-type="float" office:value="255" calcext:value-type="float">
            <text:p>255</text:p>
          </table:table-cell>
          <table:table-cell table:formula="of:=[.A610]" office:value-type="float" office:value="256" calcext:value-type="float">
            <text:p>256</text:p>
          </table:table-cell>
          <table:table-cell table:formula="of:=[.A655]" office:value-type="float" office:value="257" calcext:value-type="float">
            <text:p>257</text:p>
          </table:table-cell>
          <table:table-cell table:formula="of:=[.A701]" office:value-type="float" office:value="258" calcext:value-type="float">
            <text:p>258</text:p>
          </table:table-cell>
          <table:table-cell table:formula="of:=[.A746]" office:value-type="float" office:value="259" calcext:value-type="float">
            <text:p>259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4" number:min-decimal-places="4" number:min-integer-digits="1" number:grouping="true"/>
      <number:text> </number:text>
    </number:number-style>
    <number:number-style style:name="N12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8" number:min-decimal-places="8" number:min-integer-digits="1" number:grouping="true"/>
      <number:text> </number:text>
    </number:number-style>
    <number:number-style style:name="N122">
      <number:text>(</number:text>
      <number:number number:decimal-places="8" number:min-decimal-places="8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36:23.577680532</meta:creation-date>
    <dc:date>2021-09-12T18:06:13.019290569</dc:date>
    <meta:editing-duration>PT42M6S</meta:editing-duration>
    <meta:editing-cycles>7</meta:editing-cycles>
    <meta:generator>LibreOffice/7.1.4.2$Linux_X86_64 LibreOffice_project/10$Build-2</meta:generator>
    <meta:document-statistic meta:table-count="1" meta:cell-count="663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ddddd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4cm" svg:height="7.626cm" xlink:href=".." xlink:type="simple" chart:class="chart:bar" chart:style-name="ch1">
        <chart:title svg:x="1.287cm" svg:y="-0.066cm" chart:style-name="ch2">
          <text:p>Compression Rate Has Little Effect on Processing Time</text:p>
        </chart:title>
        <chart:legend chart:legend-position="end" svg:x="10.721cm" svg:y="3.514cm" style:legend-expansion="high" chart:style-name="ch3"/>
        <chart:plot-area chart:style-name="ch4" table:cell-range-address="Sheet1.C10:Sheet1.D26" chart:data-source-has-labels="column" svg:x="1.27cm" svg:y="1.722cm" svg:width="9.192cm" svg:height="4.771cm">
          <chart:coordinate-region svg:x="2.077cm" svg:y="1.722cm" svg:width="8.385cm" svg:height="3.518cm"/>
          <chart:axis chart:dimension="x" chart:name="primary-x" chart:style-name="ch5" chartooo:axis-type="auto">
            <chartooo:date-scale/>
            <chart:title svg:x="4.301cm" svg:y="6.645cm" chart:style-name="ch6">
              <text:p>Compression Rate C</text:p>
            </chart:title>
            <chart:categories table:cell-range-address="Sheet1.C10:Sheet1.C26"/>
          </chart:axis>
          <chart:axis chart:dimension="y" chart:name="primary-y" chart:style-name="ch7">
            <chart:title svg:x="0.451cm" svg:y="4.799cm" chart:style-name="ch8">
              <text:p>Seconds</text:p>
            </chart:title>
            <chart:grid chart:style-name="ch9" chart:class="major"/>
          </chart:axis>
          <chart:series chart:style-name="ch10" chart:values-cell-range-address="Sheet1.D10:Sheet1.D26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0:Sheet1.C26</svg:desc>
                </draw:g>
              </table:table-cell>
              <table:table-cell office:value-type="float" office:value="0">
                <text:p>0</text:p>
                <draw:g>
                  <svg:desc>Sheet1.D10:Sheet1.D2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87">
                <text:p>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P0" style:volatile="true">
      <number:number number:decimal-places="4" number:min-decimal-places="4" number:min-integer-digits="1" number:grouping="true"/>
      <number:text> </number:text>
    </number:number-style>
    <number:number-style style:name="N12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21P0"/>
    </number:number-style>
    <style:style style:name="ch1" style:family="chart">
      <style:graphic-properties draw:stroke="solid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43cm" svg:height="7.098cm" xlink:href=".." xlink:type="simple" chart:class="chart:bar" chart:style-name="ch1">
        <chart:legend chart:legend-position="end" svg:x="10.195cm" svg:y="3.25cm" style:legend-expansion="high" chart:style-name="ch2"/>
        <chart:plot-area chart:style-name="ch3" table:cell-range-address="Sheet1.A797:Sheet1.M797" chart:data-source-has-labels="column" svg:x="0.252cm" svg:y="0.141cm" svg:width="9.691cm" svg:height="6.816cm">
          <chart:coordinate-region svg:x="1.641cm" svg:y="0.34cm" svg:width="8.302cm" svg:height="5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97:Sheet1.M797" chart:label-cell-address="Sheet1.A797:Sheet1.A797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Mean Error</text:p>
                <draw:g>
                  <svg:desc>Sheet1.A797:Sheet1.A797</svg:desc>
                </draw:g>
              </table:table-cell>
              <table:table-cell office:value-type="float" office:value="0.115388888888889">
                <text:p>0.115388888888889</text:p>
                <draw:g>
                  <svg:desc>Sheet1.B797:Sheet1.M797</svg:desc>
                </draw:g>
              </table:table-cell>
              <table:table-cell office:value-type="float" office:value="0.132611111111111">
                <text:p>0.132611111111111</text:p>
              </table:table-cell>
              <table:table-cell office:value-type="float" office:value="0.117472222222222">
                <text:p>0.117472222222222</text:p>
              </table:table-cell>
              <table:table-cell office:value-type="float" office:value="0.131194444444445">
                <text:p>0.131194444444445</text:p>
              </table:table-cell>
              <table:table-cell office:value-type="float" office:value="0.108583333333333">
                <text:p>0.108583333333333</text:p>
              </table:table-cell>
              <table:table-cell office:value-type="float" office:value="0.130722222222222">
                <text:p>0.130722222222222</text:p>
              </table:table-cell>
              <table:table-cell office:value-type="float" office:value="0.136277777777778">
                <text:p>0.136277777777778</text:p>
              </table:table-cell>
              <table:table-cell office:value-type="float" office:value="0.117583333333333">
                <text:p>0.117583333333333</text:p>
              </table:table-cell>
              <table:table-cell office:value-type="float" office:value="0.111277777777778">
                <text:p>0.111277777777778</text:p>
              </table:table-cell>
              <table:table-cell office:value-type="float" office:value="0.161611111111111">
                <text:p>0.161611111111111</text:p>
              </table:table-cell>
              <table:table-cell office:value-type="float" office:value="0.108583333333333">
                <text:p>0.108583333333333</text:p>
              </table:table-cell>
              <table:table-cell office:value-type="float" office:value="0.161611111111111">
                <text:p>0.161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9cm" svg:height="7.149cm" xlink:href=".." xlink:type="simple" chart:class="chart:bar" chart:style-name="ch1">
        <chart:legend chart:legend-position="end" svg:x="10.631cm" svg:y="3.275cm" style:legend-expansion="high" chart:style-name="ch2"/>
        <chart:plot-area chart:style-name="ch3" table:cell-range-address="Sheet1.B798:Sheet1.K798" svg:x="0.254cm" svg:y="0.142cm" svg:width="10.123cm" svg:height="6.865cm">
          <chart:coordinate-region svg:x="2.198cm" svg:y="0.341cm" svg:width="8.179cm" svg:height="6.0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98:Sheet1.K79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98</text:p>
                <draw:g>
                  <svg:desc/>
                </draw:g>
              </table:table-cell>
              <table:table-cell office:value-type="float" office:value="64903.1076666667">
                <text:p>64903.1076666667</text:p>
                <draw:g>
                  <svg:desc>Sheet1.B798:Sheet1.K798</svg:desc>
                </draw:g>
              </table:table-cell>
              <table:table-cell office:value-type="float" office:value="71101.9471666667">
                <text:p>71101.9471666667</text:p>
              </table:table-cell>
              <table:table-cell office:value-type="float" office:value="56204.2224166667">
                <text:p>56204.2224166667</text:p>
              </table:table-cell>
              <table:table-cell office:value-type="float" office:value="69092.9439166666">
                <text:p>69092.9439166666</text:p>
              </table:table-cell>
              <table:table-cell office:value-type="float" office:value="67547.6302222222">
                <text:p>67547.6302222222</text:p>
              </table:table-cell>
              <table:table-cell office:value-type="float" office:value="82119.3361944445">
                <text:p>82119.3361944445</text:p>
              </table:table-cell>
              <table:table-cell office:value-type="float" office:value="80802.3337777778">
                <text:p>80802.3337777778</text:p>
              </table:table-cell>
              <table:table-cell office:value-type="float" office:value="89191.4260555556">
                <text:p>89191.4260555556</text:p>
              </table:table-cell>
              <table:table-cell office:value-type="float" office:value="48475.0563611111">
                <text:p>48475.0563611111</text:p>
              </table:table-cell>
              <table:table-cell office:value-type="float" office:value="49813.1551944444">
                <text:p>49813.15519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22cm" svg:height="6.961cm" xlink:href=".." xlink:type="simple" chart:class="chart:bar" chart:style-name="ch1">
        <chart:legend chart:legend-position="end" svg:x="11.344cm" svg:y="3.181cm" style:legend-expansion="high" chart:style-name="ch2"/>
        <chart:plot-area chart:style-name="ch3" table:cell-range-address="Sheet1.B799:Sheet1.K799" svg:x="0cm" svg:y="0.011cm" svg:width="11.454cm" svg:height="6.874cm">
          <chart:coordinate-region svg:x="1.944cm" svg:y="0.21cm" svg:width="9.51cm" svg:height="6.0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99:Sheet1.K79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99</text:p>
                <draw:g>
                  <svg:desc/>
                </draw:g>
              </table:table-cell>
              <table:table-cell office:value-type="float" office:value="75079.7777777778">
                <text:p>75079.7777777778</text:p>
                <draw:g>
                  <svg:desc>Sheet1.B799:Sheet1.K799</svg:desc>
                </draw:g>
              </table:table-cell>
              <table:table-cell office:value-type="float" office:value="80582.6944444444">
                <text:p>80582.6944444444</text:p>
              </table:table-cell>
              <table:table-cell office:value-type="float" office:value="73560.3055555556">
                <text:p>73560.3055555556</text:p>
              </table:table-cell>
              <table:table-cell office:value-type="float" office:value="85810.5555555556">
                <text:p>85810.5555555556</text:p>
              </table:table-cell>
              <table:table-cell office:value-type="float" office:value="85727.75">
                <text:p>85727.75</text:p>
              </table:table-cell>
              <table:table-cell office:value-type="float" office:value="104241.388888889">
                <text:p>104241.388888889</text:p>
              </table:table-cell>
              <table:table-cell office:value-type="float" office:value="104682.75">
                <text:p>104682.75</text:p>
              </table:table-cell>
              <table:table-cell office:value-type="float" office:value="110376.25">
                <text:p>110376.25</text:p>
              </table:table-cell>
              <table:table-cell office:value-type="float" office:value="64995.5">
                <text:p>64995.5</text:p>
              </table:table-cell>
              <table:table-cell office:value-type="float" office:value="55575.3611111111">
                <text:p>55575.3611111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